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580000001F5DE9F6E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AAAAA+TimesNewRomanPSMT" svg:font-family="BAAAAA+TimesNewRomanPSMT"/>
    <style:font-face style:name="Tahoma2" svg:font-family="Tahoma"/>
    <style:font-face style:name="DejaVu Serif" svg:font-family="'DejaVu Serif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2pt" style:font-size-asian="12pt" style:font-name-complex="Arial" style:font-size-complex="12pt"/>
    </style:style>
    <style:style style:name="P2" style:family="paragraph" style:parent-style-name="Standard">
      <style:text-properties style:font-name="DejaVu Serif" fo:font-size="12pt" style:font-size-asian="12pt" style:font-name-complex="Arial" style:font-size-complex="12pt"/>
    </style:style>
    <style:style style:name="P3" style:family="paragraph" style:parent-style-name="Standard">
      <style:paragraph-properties style:text-autospace="none"/>
      <style:text-properties style:font-name="DejaVu Serif" fo:font-size="12pt" style:font-size-asian="12pt" style:font-name-complex="Arial" style:font-size-complex="12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DejaVu Serif" fo:font-size="12pt" style:font-size-asian="12pt" style:font-name-complex="Arial" style:font-size-complex="12pt"/>
    </style:style>
    <style:style style:name="P5" style:family="paragraph" style:parent-style-name="Standard">
      <style:paragraph-properties style:text-autospace="none"/>
      <style:text-properties style:font-name="DejaVu Serif" fo:font-size="12pt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DejaVu Serif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style:text-autospace="none"/>
      <style:text-properties style:font-name="DejaVu Serif" fo:font-size="12pt" fo:language="en" fo:country="US" style:font-size-asian="12pt" style:font-name-complex="Arial" style:font-size-complex="12pt"/>
    </style:style>
    <style:style style:name="P8" style:family="paragraph" style:parent-style-name="Standard">
      <style:paragraph-properties style:text-autospace="none"/>
      <style:text-properties style:font-name="DejaVu Serif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DejaVu Serif" fo:font-size="16pt" fo:font-weight="normal" style:font-size-asian="16pt" style:font-weight-asian="normal" style:font-name-complex="Arial" style:font-size-complex="16pt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DejaVu Serif" fo:font-size="16pt" fo:language="en" fo:country="US" fo:font-weight="normal" style:font-size-asian="16pt" style:font-weight-asian="normal" style:font-name-complex="Arial" style:font-size-complex="16pt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DejaVu Serif" fo:font-size="18pt" fo:font-weight="normal" style:font-size-asian="18pt" style:font-weight-asian="normal" style:font-name-complex="Arial" style:font-size-complex="18pt" style:font-weight-complex="normal"/>
    </style:style>
    <style:style style:name="P12" style:family="paragraph" style:parent-style-name="Standard">
      <style:paragraph-properties style:text-autospace="none"/>
      <style:text-properties style:font-name="DejaVu Serif" fo:font-size="12pt" fo:language="en" fo:country="US" style:font-size-asian="12pt" style:font-name-complex="Arial" style:font-size-complex="12pt"/>
    </style:style>
    <style:style style:name="T1" style:family="text">
      <style:text-properties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style:font-name-asian="BAAAAA+TimesNewRomanPSMT" style:font-name-complex="BAAAAA+TimesNewRomanPSMT"/>
    </style:style>
    <style:style style:name="T5" style:family="text">
      <style:text-properties style:font-name="DejaVu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индарино-русский словарь.</text:p>
      <text:p text:style-name="P3"/>
      <text:p text:style-name="P4">Третья редакция.</text:p>
      <text:p text:style-name="P6"/>
      <text:p text:style-name="P9">A</text:p>
      <text:p text:style-name="P3">A(ar) - союз - И</text:p>
      <text:p text:style-name="P3">A - междометие - О</text:p>
      <text:p text:style-name="P3">Abonnen, мн.ч. eboennin - сущ. и прил. - 1. прил. - рожденный позже, пришедший следом. 2. сущ. - человек, один из пришедших в мир после эльфов, человеческое существо (эльфийское название людей)</text:p>
      <text:p text:style-name="P3">Ab- - приставка - после, следом</text:p>
      <text:p text:style-name="P3">Acharn - сущ. - месть, мщение, возмездие</text:p>
      <text:p text:style-name="P3">Achas - сущ. - страх, боязнь, опасение</text:p>
      <text:p text:style-name="P3">Adab, мн.ч. Edaib (edeb) - сущ. - строение, здание</text:p>
      <text:p text:style-name="P3">Adanadar, мн.ч. Edenedair - сущ. - один из “отцов людей”</text:p>
      <text:p text:style-name="P3">Adanath - сущ. - коллективное мн.ч. от adan - люди</text:p>
      <text:p text:style-name="P3">Adaneth - сущ. ж.р. - (смертная) женщина</text:p>
      <text:p text:style-name="P3">Adan, мн.ч. Edain - сущ. - человек, один из Второго Народа (эльфийское название людей)</text:p>
      <text:p text:style-name="P5"><text:span text:style-name="T3">Adar, </text:span><text:span text:style-name="T1">мн</text:span><text:span text:style-name="T3">.</text:span><text:span text:style-name="T1">ч</text:span><text:span text:style-name="T3"> Edair (eder, edeir) - </text:span><text:span text:style-name="T1">сущ</text:span><text:span text:style-name="T3">. - </text:span><text:span text:style-name="T1">отец</text:span></text:p>
      <text:p text:style-name="P3">Ada - сущ. - отец, папа</text:p>
      <text:p text:style-name="P3">Adel - пред. - позади, за, после, сзади</text:p>
      <text:p text:style-name="P3">Aderthad - гер. от adertha - встречаться, собираться</text:p>
      <text:p text:style-name="P3">Adertha – гл. – воссоединяться, собираться вместе, встречать</text:p>
      <text:p text:style-name="P3">Adlanna- – гл. – опускаться, подниматься (о местности), иметь уклон</text:p>
      <text:p text:style-name="P3">Adlanno – инф. – от adlanna</text:p>
      <text:p text:style-name="P3">Adlann – прил. – опущенный</text:p>
      <text:p text:style-name="P3">Adlant – прил. – наклонный, косой, окольный, непрямой</text:p>
      <text:p text:style-name="P3">Aduial - сущ. – вечер, время появления звезд</text:p>
      <text:p text:style-name="P3">Ad – нар. – назад, снова, повторение действия</text:p>
      <text:p text:style-name="P3">Aearon – сущ. – великое море, океан</text:p>
      <text:p text:style-name="P3">Aear – сущ. – море</text:p>
      <text:p text:style-name="P3">Aegas (oegas), мн.ч. aegais (oeges) – сущ. – горный пик</text:p>
      <text:p text:style-name="P3">Aeglir (oeglir) – сущ. – протяжённость горного хребта</text:p>
      <text:p text:style-name="P3">Aeglos – сущ. – 1.снежная колючка (растение)</text:p>
      <text:p text:style-name="P3">Aeglos – сущ. – 2.сосулька</text:p>
      <text:p text:style-name="P3">Aelin – сущ. – мн.ч. от ael</text:p>
      <text:p text:style-name="P3">Ael, мн.ч. aelin – сущ. – озеро, омут, пруд</text:p>
      <text:p text:style-name="P3">Aen – неиз. – значение неизвестно (см. примечание 1)</text:p>
      <text:p text:style-name="P3">Aerlinn – сущ. – значение неизвестно (см. примечание 2)</text:p>
      <text:p text:style-name="P3">Aer – сущ. – море</text:p>
      <text:p text:style-name="P3">Aes – сущ – приготовленная пища, мясо</text:p>
      <text:p text:style-name="P3">Aewen – прил. – птичий</text:p>
      <text:p text:style-name="P3">Aew – сущ. – (маленькая) птица</text:p>
      <text:p text:style-name="P3">Agarwaen – прил. – запятнанный кровью <text:s text:c="8"/></text:p>
      <text:p text:style-name="P3">Agar – сущ. – кровь</text:p>
      <text:p text:style-name="P3">Aglareb – прил. – славный, знаменитый, блистательный</text:p>
      <text:p text:style-name="P3">Aglar – сущ. – великолепие, сияние, блеск</text:p>
      <text:p text:style-name="P3">Aglon → aglonn</text:p>
      <text:p text:style-name="P3">Aglond → aglonn</text:p>
      <text:p text:style-name="P3">Aglonn – сущ. – теснина, проход между высоких стен</text:p>
      <text:p text:style-name="P3"><text:soft-page-break/>Agor I – прил. – узкий, тесный</text:p>
      <text:p text:style-name="P3">Agor II – пр.вр. от car-</text:p>
      <text:p text:style-name="P3">Agr → agor I</text:p>
      <text:p text:style-name="P3">Ah – пред. – c. Также может использоваться в качестве союза ”и”</text:p>
      <text:p text:style-name="P3">Aith – сущ. – копьеносец</text:p>
      <text:p text:style-name="P3">Ai – межд. – Ах!</text:p>
      <text:p text:style-name="P3">Alae – межд. – смотри! зри!</text:p>
      <text:p text:style-name="P3">Alagos – сущ. – ураган или порыв ветра</text:p>
      <text:p text:style-name="P3">Alag – прил. – стремительный, порывистый</text:p>
      <text:p text:style-name="P3">Alfirin – сущ. и прил. -- 1. бессмертный</text:p>
      <text:p text:style-name="P3">Alfirin – сущ. и прил. -- 2. как сущ. название цветка</text:p>
      <text:p text:style-name="P3">Alph → alph</text:p>
      <text:p text:style-name="P3">Alph, мн.ч eilph – сущ. – лебедь</text:p>
      <text:p text:style-name="P3">Al- – преф. – приставка отрицания</text:p>
      <text:p text:style-name="P3">Amar (ambar) – сущ. – земля</text:p>
      <text:p text:style-name="P5"><text:span text:style-name="T3">Amarth (ammarth) – </text:span><text:span text:style-name="T1">сущ</text:span><text:span text:style-name="T3">. – </text:span><text:span text:style-name="T1">рок</text:span><text:span text:style-name="T3">, </text:span><text:span text:style-name="T1">судьба</text:span></text:p>
      <text:p text:style-name="P7">Ambar → amar</text:p>
      <text:p text:style-name="P7">Amben → ambenn</text:p>
      <text:p text:style-name="P7">Ambend → ambenn</text:p>
      <text:p text:style-name="P5"><text:span text:style-name="T3">Ambenn – </text:span><text:span text:style-name="T1">нар</text:span><text:span text:style-name="T3">. – </text:span><text:span text:style-name="T1">в</text:span><text:span text:style-name="T3"> </text:span><text:span text:style-name="T1">гору</text:span><text:span text:style-name="T3">, </text:span><text:span text:style-name="T1">вверх</text:span></text:p>
      <text:p text:style-name="P3">Amdir – сущ. – надежда, имеющая основания</text:p>
      <text:p text:style-name="P3">Ammen – мест. – нас, для нас</text:p>
      <text:p text:style-name="P3">Amloth – сущ. – "распускающийся цветок", используется по отношению к цветку или украшению, используемому в качестве навершия шлема</text:p>
      <text:p text:style-name="P5"><text:span text:style-name="T3">Amlug – </text:span><text:span text:style-name="T1">сущ</text:span><text:span text:style-name="T3">. – </text:span><text:span text:style-name="T1">дракон</text:span></text:p>
      <text:p text:style-name="P7">Ammarth → amarth</text:p>
      <text:p text:style-name="P3">Amon, мн.ч emyn – сущ. – холм, отвесная стена горы</text:p>
      <text:p text:style-name="P5"><text:span text:style-name="T1">Amr</text:span><text:span text:style-name="T3">u</text:span><text:span text:style-name="T1">n – сущ. – восток, страны Востока</text:span></text:p>
      <text:p text:style-name="P3">Am – пред. – 1. указывает направление вверх. 2. на</text:p>
      <text:p text:style-name="P3">Anann – нар. – долго, на долгое время</text:p>
      <text:p text:style-name="P3">Anc – сущ. – челюсть, ряд зубов</text:p>
      <text:p text:style-name="P3">Andabon → annabon</text:p>
      <text:p text:style-name="P3">Andaith – сущ. – длинный знак (см. примечание 4)</text:p>
      <text:p text:style-name="P3">And (ann) – прил. – длинный, долгий, имеющий длину</text:p>
      <text:p text:style-name="P3">Andeith . andaith</text:p>
      <text:p text:style-name="P3">Andrann (anrand) – сущ. – цикл, эпоха (100 лет Валар)</text:p>
      <text:p text:style-name="P3">Anfang мн.ч. enfeng – сущ. – один из “Длиннобородых” (племя гномов)</text:p>
      <text:p text:style-name="P3">Angerthas – сущ. – длинные рунные строки (расширенный вариант Кирта)</text:p>
      <text:p text:style-name="P5"><text:span text:style-name="T3">Anglenn</text:span><text:span text:style-name="T3">atha – </text:span><text:span text:style-name="T1">гл</text:span><text:span text:style-name="T3">. – 3</text:span><text:span text:style-name="T1">е</text:span><text:span text:style-name="T3"> </text:span><text:span text:style-name="T1">лицо</text:span><text:span text:style-name="T3"> </text:span><text:span text:style-name="T1">от</text:span><text:span text:style-name="T3"> anglenna. </text:span><text:span text:style-name="T1">(он) приближается</text:span></text:p>
      <text:p text:style-name="P3">Anglenna – гл. – приближаться, подходить → anglennatha</text:p>
      <text:p text:style-name="P3">Angol I – сущ. – вонь, зловоние</text:p>
      <text:p text:style-name="P3">Angol II – сущ. – глубокая мудрость, магия</text:p>
      <text:p text:style-name="P3">Angren мн.ч. Engrin – прил. – железный</text:p>
      <text:p text:style-name="P3">Angwedh – сущ. – цепь</text:p>
      <text:p text:style-name="P3">Ang – сущ. – железо</text:p>
      <text:p text:style-name="P3">Anim – мест. – мне, для меня</text:p>
      <text:p text:style-name="P3">Aníra- – гл. – желать</text:p>
      <text:p text:style-name="P5"><text:span text:style-name="T3">Annabon (andabon) – </text:span><text:span text:style-name="T1">сущ</text:span><text:span text:style-name="T3">. – </text:span><text:span text:style-name="T1">слон</text:span></text:p>
      <text:p text:style-name="P7">Ann → and</text:p>
      <text:p text:style-name="P3">Anna- – гл. – давать, даровать</text:p>
      <text:p text:style-name="P3">Annon мн.ч. ennyn – сущ. – большая дверь, врата</text:p>
      <text:p text:style-name="P3">Anno – инфинитив от anna</text:p>
      <text:p text:style-name="P3"><text:soft-page-break/>Ann-thennath – ед. сущ. – стиль стихосложения</text:p>
      <text:p text:style-name="P3">Annui – прил. – западный</text:p>
      <text:p text:style-name="P5"><text:span text:style-name="T1">Ann</text:span><text:span text:style-name="T3">u</text:span><text:span text:style-name="T1">naid – сущ. – “вестрон”, Общий язык</text:span></text:p>
      <text:p text:style-name="P5"><text:span text:style-name="T1">Ann</text:span><text:span text:style-name="T3">u</text:span><text:span text:style-name="T1">n – сущ. – запад, закат</text:span></text:p>
      <text:p text:style-name="P3">Anor – сущ. – солнце</text:p>
      <text:p text:style-name="P7">Anrand . andrann</text:p>
      <text:p text:style-name="P5"><text:span text:style-name="T3">Ant – </text:span><text:span text:style-name="T1">сущ</text:span><text:span text:style-name="T3">. – </text:span><text:span text:style-name="T1">подарок</text:span><text:span text:style-name="T3">, </text:span><text:span text:style-name="T1">дар</text:span></text:p>
      <text:p text:style-name="P3">Anu – прил. – мужской</text:p>
      <text:p text:style-name="P3">Anw → anu</text:p>
      <text:p text:style-name="P3">Anwar – сущ. – благоговейный страх</text:p>
      <text:p text:style-name="P3">An – пред. – указывает направление имеет значения “на, к, для”</text:p>
      <text:p text:style-name="P3">An- – прист. – c</text:p>
      <text:p text:style-name="P3">Aphadon – сущ. – 1. последователь</text:p>
      <text:p text:style-name="P3">Aphadon – сущ. – 2. один из людей (см. примечание 5)</text:p>
      <text:p text:style-name="P3">Aphadrim – кол.мн.ч. сущ aphadon – последыши, люди</text:p>
      <text:p text:style-name="P3">Aphad- – гл. – следовать, этимология “идти за, по следам, пути”</text:p>
      <text:p text:style-name="P3">Arad – сущ. – дневное время, день</text:p>
      <text:p text:style-name="P3">Ar → a I</text:p>
      <text:p text:style-name="P3">Aran мн.ч. erain – сущ. – король</text:p>
      <text:p text:style-name="P3">Aras – сущ. – олень, лань</text:p>
      <text:p text:style-name="P3">Ara- – преф. – высокий, благородный, королевский, царственный (см. примечание 6)</text:p>
      <text:p text:style-name="P3">Ardhon – сущ. – 1.большой регион, провинция</text:p>
      <text:p text:style-name="P3">Ardhon – сущ. – 2. расшир. “мир”</text:p>
      <text:p text:style-name="P3">Ardh – сущ. – королевство, царство</text:p>
      <text:p text:style-name="P5"><text:span text:style-name="T3">Ar- I – </text:span><text:span text:style-name="T1">преф</text:span><text:span text:style-name="T3">. – </text:span><text:span text:style-name="T1">без</text:span></text:p>
      <text:p text:style-name="P7">Ar- II . ara-</text:p>
      <text:p text:style-name="P3">Arnediad – прил. – бессчетный, неисчислимый</text:p>
      <text:p text:style-name="P3">Arnen мн.ч ernin – сущ. – значение неизвестно, возможно «королевская вода»</text:p>
      <text:p text:style-name="P3">Arnoediad . arnediad</text:p>
      <text:p text:style-name="P3">Arn – прил. – королевский</text:p>
      <text:p text:style-name="P3">Arod – прил. – благородный, величественный</text:p>
      <text:p text:style-name="P3">Aronoded – прил. – бессчетный, неисчислимый</text:p>
      <text:p text:style-name="P3">Arphen мн.ч. erphin – сущ. – дворянин</text:p>
      <text:p text:style-name="P3">Arth – прил. – благородный, величественный</text:p>
      <text:p text:style-name="P3">Arwen – сущ. ж.р. – благородная женщина</text:p>
      <text:p text:style-name="P3">Âr – сущ. – король, используется по отношению к повелителю или королю конкретных земель</text:p>
      <text:p text:style-name="P3">Ascar → asgar</text:p>
      <text:p text:style-name="P3">Asgar – прил. – стремительный, неистовый, яростный</text:p>
      <text:p text:style-name="P3">Asogant – пр.вр. от soga-</text:p>
      <text:p text:style-name="P3">Ast – сущ. – пыль</text:p>
      <text:p text:style-name="P3">Athan – пред. – по ту сторону, за, вне</text:p>
      <text:p text:style-name="P3">Athelas – сущ. – “королевская травка” (см. примечание 7)</text:p>
      <text:p text:style-name="P3">Athrabeth – сущ. – дискуссия, дебаты</text:p>
      <text:p text:style-name="P3">Athrada- – гл. – пересекать, переходить (улицу), переправляться (через)</text:p>
      <text:p text:style-name="P3">Athrado – инфинитив к athrada</text:p>
      <text:p text:style-name="P3">Athrad мн.ч. ethraid – сущ. – (рек)перекресток, брод</text:p>
      <text:p text:style-name="P3">Athra- – преф. – по ту сторону, перекрестный</text:p>
      <text:p text:style-name="P3">Ath- – преф. – на обеих сторонах</text:p>
      <text:p text:style-name="P3">Atland → adlann</text:p>
      <text:p text:style-name="P7">Atlanno → adlanno</text:p>
      <text:p text:style-name="P7">Atlant → adlant</text:p>
      <text:p text:style-name="P5"><text:soft-page-break/><text:span text:style-name="T3">Aur – </text:span><text:span text:style-name="T1">сущ</text:span><text:span text:style-name="T3">. – </text:span><text:span text:style-name="T1">день</text:span><text:span text:style-name="T3">, </text:span><text:span text:style-name="T1">солнечный</text:span><text:span text:style-name="T3"> </text:span><text:span text:style-name="T1">свет</text:span><text:span text:style-name="T3">, </text:span><text:span text:style-name="T1">утро</text:span></text:p>
      <text:p text:style-name="P3">Ava- – не будет</text:p>
      <text:p text:style-name="P3">Avad – герундий от Ava-</text:p>
      <text:p text:style-name="P3">Avam – 1ое лицо мн.ч. от Ava-</text:p>
      <text:p text:style-name="P3">Avon – 1ое лицо от Ava-</text:p>
      <text:p text:style-name="P3">Avorn – прил. – крепкий, стойкий, выносливый</text:p>
      <text:p text:style-name="P3">Avo – повелит. накл. от Ava- – не делай! (см. примечание 8)</text:p>
      <text:p text:style-name="P3">Awartha- – гл. – оставлять, покидать</text:p>
      <text:p text:style-name="P3">Awarth – сущ. – отказ</text:p>
      <text:p text:style-name="P6"/>
      <text:p text:style-name="P9">B</text:p>
      <text:p text:style-name="P3">Bachor – сущ. – разносчик, коробейник</text:p>
      <text:p text:style-name="P3">Bach – сущ. – предмет, товар</text:p>
      <text:p text:style-name="P3">Badhor – сущ. – судья</text:p>
      <text:p text:style-name="P3">Badhron – сущ. – судья</text:p>
      <text:p text:style-name="P3">Bвd – сущ. – тропинка, нахоженный путь</text:p>
      <text:p text:style-name="P3">Bain – прил. – прекрасный, красивый</text:p>
      <text:p text:style-name="P3">Bair – мн. ч. от bar</text:p>
      <text:p text:style-name="P3">Balan мн.ч. belain – сущ. – Вала, божество</text:p>
      <text:p text:style-name="P3">Balch – прил. – жестокий</text:p>
      <text:p text:style-name="P3">Band – сущ. – тюрьма, заключение</text:p>
      <text:p text:style-name="P3">Banga- – гл. – торговать</text:p>
      <text:p text:style-name="P3">Bann → band</text:p>
      <text:p text:style-name="P3">Baradh – прил. – крутой</text:p>
      <text:p text:style-name="P3">Barad I – прил. – обреченный</text:p>
      <text:p text:style-name="P3">Barad II мн.ч beraid – сущ. – крепость, башня</text:p>
      <text:p text:style-name="P3">Baran – прил. – коричневый, желто-коричневый, темно-коричневый</text:p>
      <text:p text:style-name="P3">Bara – прил. – 1.огненный, жгучий 2. нетерпеливый, пылкий</text:p>
      <text:p text:style-name="P3">Bartha- – гл. – осуждать, обрекать (OS mbartha-)</text:p>
      <text:p text:style-name="P3">Bartho – инф. к bartha-</text:p>
      <text:p text:style-name="P3">Bar мн.ч bair – 1.дом, жилище 2. населенная земля</text:p>
      <text:p text:style-name="P3">Basgorn – сущ. – каравай, буханка хлеба</text:p>
      <text:p text:style-name="P3">Bassoneth – сущ. ж.р. – дающая хлеб</text:p>
      <text:p text:style-name="P3">Bass – сущ. – хлеб</text:p>
      <text:p text:style-name="P3">Bast – сущ. – хлеб</text:p>
      <text:p text:style-name="P3">Batha- – гл. – растаптывать</text:p>
      <text:p text:style-name="P3">Batho – инфинитив к batha-</text:p>
      <text:p text:style-name="P3">Baudh – сущ. – приговор, наказание, решение</text:p>
      <text:p text:style-name="P3">Baugla – гл. – угнетать, утеснять.</text:p>
      <text:p text:style-name="P3">Bauglir – сущ. – тиран, деспот (одно из имен Моргота)</text:p>
      <text:p text:style-name="P3">Bauglo – инфинитив от baugla-</text:p>
      <text:p text:style-name="P3">Baug – прил. – тиранический, жестокий</text:p>
      <text:p text:style-name="P3">Baul – сущ. – мучение, мука</text:p>
      <text:p text:style-name="P3">Baur – сущ. – потребность</text:p>
      <text:p text:style-name="P3">Baw – межд. – нет, не делай!</text:p>
      <text:p text:style-name="P7">Bein → bain</text:p>
      <text:p text:style-name="P5"><text:span text:style-name="T3">Belain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balan</text:span></text:p>
      <text:p text:style-name="P3">Beleg – прил. – великий, могущественный</text:p>
      <text:p text:style-name="P3">Belein → belain</text:p>
      <text:p text:style-name="P3">Belen → belain</text:p>
      <text:p text:style-name="P3">Bellas – сущ. – физическая сила</text:p>
      <text:p text:style-name="P3">Bell – прил. – крепкий телом</text:p>
      <text:p text:style-name="P3"><text:soft-page-break/>Belt → bell</text:p>
      <text:p text:style-name="P3">Bennas – сущ. – угол</text:p>
      <text:p text:style-name="P3">Benn – сущ. м.р. – мужчина, муж</text:p>
      <text:p text:style-name="P3">Ben – пред. – согласно, в</text:p>
      <text:p text:style-name="P3">Beor → bэr I</text:p>
      <text:p text:style-name="P5"><text:span text:style-name="T3">Beraid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barad II</text:span></text:p>
      <text:p text:style-name="P5"><text:span text:style-name="T3">Berein → b</text:span><text:span text:style-name="T1">э</text:span><text:span text:style-name="T3">r II </text:span><text:span text:style-name="T1">мн</text:span><text:span text:style-name="T3">.</text:span><text:span text:style-name="T1">ч</text:span><text:span text:style-name="T3"> </text:span><text:span text:style-name="T1">от</text:span><text:span text:style-name="T3"> b</text:span><text:span text:style-name="T1">ф</text:span><text:span text:style-name="T3">r</text:span></text:p>
      <text:p text:style-name="P5"><text:span text:style-name="T3">Beren II → b</text:span><text:span text:style-name="T1">э</text:span><text:span text:style-name="T3">r II </text:span><text:span text:style-name="T1">мн</text:span><text:span text:style-name="T3">.</text:span><text:span text:style-name="T1">ч</text:span><text:span text:style-name="T3"> </text:span><text:span text:style-name="T1">от</text:span><text:span text:style-name="T3"> b</text:span><text:span text:style-name="T1">ф</text:span><text:span text:style-name="T3">r</text:span></text:p>
      <text:p text:style-name="P3">Beren I – прил. – смелый</text:p>
      <text:p text:style-name="P3">Bereth – сущ. – королева, супруга</text:p>
      <text:p text:style-name="P3">Beria- – гл. – защищать</text:p>
      <text:p text:style-name="P3">Berio – инфинитив от beria-</text:p>
      <text:p text:style-name="P3">Bertha- – гл. – отваживаться, рисковать</text:p>
      <text:p text:style-name="P3">Bertho- – инфинитив от bertha-</text:p>
      <text:p text:style-name="P7">Besain → bessain</text:p>
      <text:p text:style-name="P7">Besoneth → bassoneth</text:p>
      <text:p text:style-name="P5"><text:span text:style-name="T3">Bessain – </text:span><text:span text:style-name="T1">сущ</text:span><text:span text:style-name="T3">.</text:span><text:span text:style-name="T1">ж</text:span><text:span text:style-name="T3">.</text:span><text:span text:style-name="T1">р</text:span><text:span text:style-name="T3"> – </text:span><text:span text:style-name="T1">хлебодавательница</text:span></text:p>
      <text:p text:style-name="P3">Bess – сущ.ж.р. – 1. Девушка 2. жена</text:p>
      <text:p text:style-name="P3">Bior → býr I</text:p>
      <text:p text:style-name="P3">Blab – гл. – бить, колотить, стучать, размахивать (крыльями)</text:p>
      <text:p text:style-name="P3">Blвb – третье лицо от blab</text:p>
      <text:p text:style-name="P3">Blebi – инфинитив от blab</text:p>
      <text:p text:style-name="P3">Boda- – гл. – запрещать</text:p>
      <text:p text:style-name="P3">Boe – безличный гл. – нуждаться</text:p>
      <text:p text:style-name="P3">Born – прил. – горячий, красный</text:p>
      <text:p text:style-name="P3">Bôr мн.ч. býr II(berein, beren II) – испытанный, верный человек; преданный вассал, верный подданый</text:p>
      <text:p text:style-name="P3">Both – сущ. – лужа, маленький пруд</text:p>
      <text:p text:style-name="P3">Bragol – прил. – внезапный, неожиданный</text:p>
      <text:p text:style-name="P5"><text:span text:style-name="T3">Brand (brann) – </text:span><text:span text:style-name="T1">прил</text:span><text:span text:style-name="T3">. – 1. </text:span><text:span text:style-name="T1">Высокий, благородный, прекрасный 2. Высокий (о размере)</text:span></text:p>
      <text:p text:style-name="P3">Brannon – сущ.м.р. – лорд, повелитель</text:p>
      <text:p text:style-name="P3">Brassen – прил. – раскаленный добела</text:p>
      <text:p text:style-name="P3">Brass – сущ – белое каление</text:p>
      <text:p text:style-name="P3">Breged – сущ. – сила, неистовство</text:p>
      <text:p text:style-name="P3">Bregolas – сущ. – жестокость</text:p>
      <text:p text:style-name="P3">Bregol – прил. – внезапный, неожиданный</text:p>
      <text:p text:style-name="P3">Brêg – прил. – дикий, жестокий</text:p>
      <text:p text:style-name="P3">Breitha- – гл. – внезапно нападать(ломать)</text:p>
      <text:p text:style-name="P3">Brennil – сущ.ж.р. – владычица, повелительница</text:p>
      <text:p text:style-name="P7">Brethel . brethil I</text:p>
      <text:p text:style-name="P5"><text:span text:style-name="T3">Brethil I – </text:span><text:span text:style-name="T1">сущ</text:span><text:span text:style-name="T3">. – </text:span><text:span text:style-name="T1">бук</text:span><text:span text:style-name="T3">, </text:span><text:span text:style-name="T1">буковая</text:span><text:span text:style-name="T3"> </text:span><text:span text:style-name="T1">древесина</text:span></text:p>
      <text:p text:style-name="P5"><text:span text:style-name="T3">Brethil II – </text:span><text:span text:style-name="T1">мн</text:span><text:span text:style-name="T3">. </text:span><text:span text:style-name="T1">ч</text:span><text:span text:style-name="T3">. </text:span><text:span text:style-name="T1">от</text:span><text:span text:style-name="T3"> Brethil I</text:span></text:p>
      <text:p text:style-name="P3">Bretho – инфинитив от breitha-</text:p>
      <text:p text:style-name="P3">Brith – сущ. – золотой песок (из Илкорина)</text:p>
      <text:p text:style-name="P3">Breg – сущ. – хлеб</text:p>
      <text:p text:style-name="P3">Bronadui – прил. – живучий, выносливый</text:p>
      <text:p text:style-name="P3">Bronad – герундий от brona- . bronadui</text:p>
      <text:p text:style-name="P3">Brona – гл. – выживать, переживать</text:p>
      <text:p text:style-name="P3">Bronia- – гл. – выносить, терпеть</text:p>
      <text:p text:style-name="P3">Bronio – инфинитив от bronia</text:p>
      <text:p text:style-name="P3">Brono – инфинитив от brona-</text:p>
      <text:p text:style-name="P3">Bronwe – сущ. – долговечность, надежность</text:p>
      <text:p text:style-name="P3"><text:soft-page-break/>Brui – прил. – громкий, шумный, звучный</text:p>
      <text:p text:style-name="P3">Brыn – прил. – старый, много вынесший</text:p>
      <text:p text:style-name="P3">Buia – гл. – служить, быть преданным</text:p>
      <text:p text:style-name="P3">Bui → boe</text:p>
      <text:p text:style-name="P3">Buio – инфинитив к buia-</text:p>
      <text:p text:style-name="P3">Bund – сущ. – 1.нос 2. Мыс(о земле)</text:p>
      <text:p text:style-name="P3">Bunn → bund</text:p>
      <text:p text:style-name="P3">Býr I – сущ. – вассал</text:p>
      <text:p text:style-name="P3">Býr II – мн.ч от bôr</text:p>
      <text:p text:style-name="P6"/>
      <text:p text:style-name="P9">C</text:p>
      <text:p text:style-name="P3">Cabed – герундий к cab-</text:p>
      <text:p text:style-name="P3">Cabor – сущ. – лягушка</text:p>
      <text:p text:style-name="P3">Cabr → cabor</text:p>
      <text:p text:style-name="P3">Cab- – гл. – прыгать</text:p>
      <text:p text:style-name="P3">Cadu – прил. – имеющий форму, сформированный</text:p>
      <text:p text:style-name="P3">Cadwar . cadwor</text:p>
      <text:p text:style-name="P3">Cadw . cadu</text:p>
      <text:p text:style-name="P3">Cadwor – прил. – стройный, красивый</text:p>
      <text:p text:style-name="P3">Caeleb – прил. – прикованный к постели, больной</text:p>
      <text:p text:style-name="P3">Cael – сущ. – болезнь</text:p>
      <text:p text:style-name="P3">Caer – десятый</text:p>
      <text:p text:style-name="P3">Caew – сущ. – нора, место отдыха</text:p>
      <text:p text:style-name="P3">Cae – сущ. – земля</text:p>
      <text:p text:style-name="P3">Cail – сущ. – ограда, изгородь, частокол</text:p>
      <text:p text:style-name="P3">Caint – мн.ч. от cant</text:p>
      <text:p text:style-name="P3">Cair – сущ. – корабль</text:p>
      <text:p text:style-name="P3">Cai – сущ. – ограда</text:p>
      <text:p text:style-name="P3">Calad – гер. – свет</text:p>
      <text:p text:style-name="P3">Calardan – сущ. – ламподелатель</text:p>
      <text:p text:style-name="P3">Calar – сущ. – лампа, светило</text:p>
      <text:p text:style-name="P3">Calben мн.ч. celbin – сущ. – эльф Света(любой не Авар)</text:p>
      <text:p text:style-name="P3">Calen мн.ч celin – прил. – зеленый</text:p>
      <text:p text:style-name="P3">Calf → calph</text:p>
      <text:p text:style-name="P3">Callon – сущ. – герой</text:p>
      <text:p text:style-name="P3">Calph – сущ. – сосуд</text:p>
      <text:p text:style-name="P7">Camb → Cam</text:p>
      <text:p text:style-name="P7">Camland → camlann</text:p>
      <text:p text:style-name="P5"><text:span text:style-name="T3">Camlann – </text:span><text:span text:style-name="T1">сущ</text:span><text:span text:style-name="T3">. – </text:span><text:span text:style-name="T1">ладонь</text:span></text:p>
      <text:p text:style-name="P3">Camm → cam</text:p>
      <text:p text:style-name="P3">Cam – сущ. – рука</text:p>
      <text:p text:style-name="P3">Canad – четыре, четвертый</text:p>
      <text:p text:style-name="P3">Canath – сущ. – “четвертушка”, монета в Гондоре</text:p>
      <text:p text:style-name="P3">Cand – прил. – смелый</text:p>
      <text:p text:style-name="P3">Cannas – сущ. – формирование</text:p>
      <text:p text:style-name="P3">Cann → cand</text:p>
      <text:p text:style-name="P3">Cant – сущ. – очертание</text:p>
      <text:p text:style-name="P3">Can- – гл. – выкрикивать, кричать, звать</text:p>
      <text:p text:style-name="P3">Carab – сущ. – шляпа, шапка</text:p>
      <text:p text:style-name="P3">Carach – сущ. – челюсть, пасть</text:p>
      <text:p text:style-name="P3">Caraes – сущ. – зубчатая преграда</text:p>
      <text:p text:style-name="P3">Carag – сущ. – каменный зуб, острие</text:p>
      <text:p text:style-name="P3"><text:soft-page-break/>Caran – прил. – красный</text:p>
      <text:p text:style-name="P3">Caras – сущ. – город (построенный на земле)</text:p>
      <text:p text:style-name="P5"><text:span text:style-name="T3">Carch – </text:span><text:span text:style-name="T1">сущ</text:span><text:span text:style-name="T3">. – </text:span><text:span text:style-name="T1">зуб</text:span><text:span text:style-name="T3">, </text:span><text:span text:style-name="T1">клык</text:span></text:p>
      <text:p text:style-name="P7">Cardh I → car</text:p>
      <text:p text:style-name="P3">Cardh II – сущ. – поступок, подвиг</text:p>
      <text:p text:style-name="P3">Cared – герундий от car-</text:p>
      <text:p text:style-name="P5"><text:span text:style-name="T3">Car- – </text:span><text:span text:style-name="T1">пр</text:span><text:span text:style-name="T3">.</text:span><text:span text:style-name="T1">вр</text:span><text:span text:style-name="T3">. </text:span><text:span text:style-name="T1">от</text:span><text:span text:style-name="T3"> agor II</text:span></text:p>
      <text:p text:style-name="P3">Car – сущ. – дом, строение</text:p>
      <text:p text:style-name="P3">Caul – сущ. – великая ноша, печаль</text:p>
      <text:p text:style-name="P3">Caun I – сущ. – крик, выкрик</text:p>
      <text:p text:style-name="P3">Caun II – сущ. – доблесть, героизм</text:p>
      <text:p text:style-name="P3">Caun III → cafn</text:p>
      <text:p text:style-name="P3">Caun IV – сущ. – принц, правитель, Государь</text:p>
      <text:p text:style-name="P3">Caw – сущ. – вершина</text:p>
      <text:p text:style-name="P3">Ceber мн.ч cebir – сущ. – острие, гребень горы</text:p>
      <text:p text:style-name="P3">Cebir – мн.ч. от ceber</text:p>
      <text:p text:style-name="P3">Cefn – прил.— земляной</text:p>
      <text:p text:style-name="P3">Cef – сущ. – земля, почва</text:p>
      <text:p text:style-name="P3">Ceif – мн.ч. от cef</text:p>
      <text:p text:style-name="P3">Ceir → cair</text:p>
      <text:p text:style-name="P3">Ceirdan → cнrdan</text:p>
      <text:p text:style-name="P3">Celair – прил. – блестящий, сверкающий</text:p>
      <text:p text:style-name="P3">Celbin – мн.ч. от calben</text:p>
      <text:p text:style-name="P3">Celebren – прил. – подобный серебру</text:p>
      <text:p text:style-name="P5"><text:span text:style-name="T3">Celebr</text:span><text:span text:style-name="T3">in I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celebren</text:span></text:p>
      <text:p text:style-name="P3">Celebrin II – имя собственное</text:p>
      <text:p text:style-name="P3">Celeb – сущ. – серебро</text:p>
      <text:p text:style-name="P3">Celefn → celevon</text:p>
      <text:p text:style-name="P3">Celeg – прил. – быстрый, проворный</text:p>
      <text:p text:style-name="P7">Celeir → celair</text:p>
      <text:p text:style-name="P5"><text:span text:style-name="T3">Celerdai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calardan</text:span></text:p>
      <text:p text:style-name="P5"><text:span text:style-name="T3">Celevon – </text:span><text:span text:style-name="T1">прил</text:span><text:span text:style-name="T3">. – </text:span><text:span text:style-name="T1">серебряный</text:span></text:p>
      <text:p text:style-name="P5"><text:span text:style-name="T3">Celin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calen</text:span></text:p>
      <text:p text:style-name="P3">Cell – прил. – 1. Бегущий 2. Текущая (о воде)</text:p>
      <text:p text:style-name="P3">Celon – сущ. – река</text:p>
      <text:p text:style-name="P3">Celu – сущ. – источник, начало</text:p>
      <text:p text:style-name="P3">Celw → celu</text:p>
      <text:p text:style-name="P3">Cenedril – сущ. – зеркало</text:p>
      <text:p text:style-name="P3">Cened – герундий к cen-</text:p>
      <text:p text:style-name="P3">Cennan – сущ. – гончар</text:p>
      <text:p text:style-name="P3">Cen- – гл. – видеть</text:p>
      <text:p text:style-name="P3">Cerch – сущ. – серп</text:p>
      <text:p text:style-name="P3">Ceredir – сущ. – исполнитель, работник, создатель</text:p>
      <text:p text:style-name="P3">Cerin – сущ. – 1.круговое движение 2. Подьем пов.воды</text:p>
      <text:p text:style-name="P3">Certhas – сущ. – рунический алфавит</text:p>
      <text:p text:style-name="P3">Certh – сущ. – руна</text:p>
      <text:p text:style-name="P3">Cerveth – сущ. – июль(месяц)</text:p>
      <text:p text:style-name="P3">Cevn → cefn</text:p>
      <text:p text:style-name="P7">Chwand → hwand</text:p>
      <text:p text:style-name="P7">Chwest → hwest</text:p>
      <text:p text:style-name="P7">Chwind → hwind</text:p>
      <text:p text:style-name="P5"><text:span text:style-name="T3">Chw</text:span><text:span text:style-name="T1">о</text:span><text:span text:style-name="T3">n → hw</text:span><text:span text:style-name="T1">о</text:span><text:span text:style-name="T3">n</text:span></text:p>
      <text:p text:style-name="P7"><text:soft-page-break/>Chwinio → hwinio</text:p>
      <text:p text:style-name="P7">Chwiniol → hwiniol</text:p>
      <text:p text:style-name="P3">Chwinn → hwind</text:p>
      <text:p text:style-name="P3">Cîl – сущ. – ущелье, теснина, проход в горах</text:p>
      <text:p text:style-name="P3">Cirban → círbann</text:p>
      <text:p text:style-name="P3">Círbann – сущ. – гавань</text:p>
      <text:p text:style-name="P3">Cirdan → círdan</text:p>
      <text:p text:style-name="P3">Círdan – сущ. – кораблестроитель</text:p>
      <text:p text:style-name="P3">Cirion – сущ. – моряк</text:p>
      <text:p text:style-name="P3">Cirith – сущ. – ущелье, высокогорный проход</text:p>
      <text:p text:style-name="P3">Cirth – мн. ч. certh</text:p>
      <text:p text:style-name="P3">Claur – сущ. – блеск, слава</text:p>
      <text:p text:style-name="P3">Coe → cae</text:p>
      <text:p text:style-name="P3">Cofn – прил. – пустой,</text:p>
      <text:p text:style-name="P3">Coll I – прил. – (золотой) красный</text:p>
      <text:p text:style-name="P3">Coll II – прил. – полый, пустой</text:p>
      <text:p text:style-name="P3">Coll III – сущ. – мантия, плащ</text:p>
      <text:p text:style-name="P3">Côl – сущ. – золото(как металл)</text:p>
      <text:p text:style-name="P3">Conath – кол.мн.ч от caun I, “многоголосый”(плач)</text:p>
      <text:p text:style-name="P3">Condir – сущ.м.р. – мэр, лорд, правитель</text:p>
      <text:p text:style-name="P5"><text:span text:style-name="T3">Conin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caun IV</text:span></text:p>
      <text:p text:style-name="P3">Conui – прил. – командующий, правящий</text:p>
      <text:p text:style-name="P3">Corch – сущ. – ворона</text:p>
      <text:p text:style-name="P3">Cordof – сущ. – pippin(сорт мелких красных яблок)</text:p>
      <text:p text:style-name="P3">Corn – прил. – круглый</text:p>
      <text:p text:style-name="P3">Coron – сущ. – шар</text:p>
      <text:p text:style-name="P3">Coru – прил. – хитрый, коварный</text:p>
      <text:p text:style-name="P3">Corw → coru</text:p>
      <text:p text:style-name="P3">Cost – сущ. – ссора</text:p>
      <text:p text:style-name="P3">Coth – сущ. – 1.важдебность, вражда 2. враг</text:p>
      <text:p text:style-name="P3">Craban – сущ. – вид крупных ворОн, вОрон.</text:p>
      <text:p text:style-name="P3">Cramb → cram</text:p>
      <text:p text:style-name="P3">Cram – сущ. – пирог из сжатой муки(?), содержит мёд</text:p>
      <text:p text:style-name="P3">Crann – прил. – румяный(о лице)</text:p>
      <text:p text:style-name="P3">Crebain – мн.ч. от craban</text:p>
      <text:p text:style-name="P3">Criss – сущ. – порез, разрез, рана</text:p>
      <text:p text:style-name="P3">Crist – сущ. – рубило, меч</text:p>
      <text:p text:style-name="P3">Critha- – гл.—собирать урожай, пожинать плоды</text:p>
      <text:p text:style-name="P3">Critho – инфинитив от critha-</text:p>
      <text:p text:style-name="P3">Crom – сущ. – лево, левая сторона</text:p>
      <text:p text:style-name="P3">Crumui – сущ. – левша</text:p>
      <text:p text:style-name="P3">Crum – сущ. – левая рука</text:p>
      <text:p text:style-name="P3">Cugu – сущ. – голубь</text:p>
      <text:p text:style-name="P3">Cuia- – гл. – жить</text:p>
      <text:p text:style-name="P3">Cuil – сущ. – жизнь</text:p>
      <text:p text:style-name="P3">Cuinar – 3 лицо мн.ч. от cuina- они живут</text:p>
      <text:p text:style-name="P3">Cuina- – гл. – быть живым</text:p>
      <text:p text:style-name="P3">Cuino – инфинитив от cuina-</text:p>
      <text:p text:style-name="P3">Cuin – прил. – живой</text:p>
      <text:p text:style-name="P3">Cuio – повелит.нак. от cuia- живи!</text:p>
      <text:p text:style-name="P3">Cumb → cum</text:p>
      <text:p text:style-name="P3">Cum – сущ. – холм, курган</text:p>
      <text:p text:style-name="P3"><text:soft-page-break/>Cund – сущ. – принц</text:p>
      <text:p text:style-name="P3">Cunn → cund</text:p>
      <text:p text:style-name="P3">Cûn – прил. – согнутый, изогнутый</text:p>
      <text:p text:style-name="P3">Cúran → cúron</text:p>
      <text:p text:style-name="P3">Cúron – сущ. – полумесяц, лунный серп</text:p>
      <text:p text:style-name="P3">Curunir → curunír</text:p>
      <text:p text:style-name="P3">Curunнr – сущ.м.р. – маг, волшебник</text:p>
      <text:p text:style-name="P3">Curu – сущ. – умение</text:p>
      <text:p text:style-name="P3">Curw → curu</text:p>
      <text:p text:style-name="P3">Cû – сущ. – 1. Серп, дуга 2. В контексте “лук”</text:p>
      <text:p text:style-name="P3">Cyll – сущ. – носильщик</text:p>
      <text:p text:style-name="P6"/>
      <text:p text:style-name="P9">D</text:p>
      <text:p text:style-name="P3">Dadben . dadbenn</text:p>
      <text:p text:style-name="P3">Dadbenn – нар. – покатый, наклонный</text:p>
      <text:p text:style-name="P3">Dad – нар. – вниз, внизу</text:p>
      <text:p text:style-name="P3">Daedelu – сущ. – полог, покров</text:p>
      <text:p text:style-name="P3">Daen – сущ. – труп</text:p>
      <text:p text:style-name="P3">Daer I – прил. – великий</text:p>
      <text:p text:style-name="P3">Daer II – сущ. – жених</text:p>
      <text:p text:style-name="P3">Dae – сущ. – тень</text:p>
      <text:p text:style-name="P3">Dâf – сущ. – разрешение</text:p>
      <text:p text:style-name="P3">Dagnir – сущ. – убийца (книжн.)</text:p>
      <text:p text:style-name="P3">Dagorath – сущ. – кол.мн.ч от dagor</text:p>
      <text:p text:style-name="P3">Dagor – сущ. – битва</text:p>
      <text:p text:style-name="P3">Dagra- – гл. – сражаться</text:p>
      <text:p text:style-name="P3">Dagr . dagor</text:p>
      <text:p text:style-name="P3">Dagro – инфинитив к dagra-</text:p>
      <text:p text:style-name="P5"><text:span text:style-name="T3">Dag- – </text:span><text:span text:style-name="T1">гл</text:span><text:span text:style-name="T3">. – </text:span><text:span text:style-name="T1">убивать</text:span></text:p>
      <text:p text:style-name="P7">Dalath → talath</text:p>
      <text:p text:style-name="P7">Dalf → talf I</text:p>
      <text:p text:style-name="P3">Dalw → talu</text:p>
      <text:p text:style-name="P3">Dambeth – сущ. – ответ</text:p>
      <text:p text:style-name="P3">Damma- – гл. – бить молотком, стучать, заколачивать</text:p>
      <text:p text:style-name="P5"><text:span text:style-name="T3">Dammint – </text:span><text:span text:style-name="T1">пр</text:span><text:span text:style-name="T3">.</text:span><text:span text:style-name="T1">вр</text:span><text:span text:style-name="T3">. </text:span><text:span text:style-name="T1">к</text:span><text:span text:style-name="T3"> damma-</text:span></text:p>
      <text:p text:style-name="P3">Dam – сущ. – молот</text:p>
      <text:p text:style-name="P3">Dangen – причастие пр.вр. от dag- – убитый</text:p>
      <text:p text:style-name="P3">Dangweth – сущ. – ответ, сообщение новой информации</text:p>
      <text:p text:style-name="P3">Danna- – гл. – падать</text:p>
      <text:p text:style-name="P3">Dannen – прич.пр.вр. от danna- – павший, упавший</text:p>
      <text:p text:style-name="P3">Dant I – сущ. – падение, упадок</text:p>
      <text:p text:style-name="P3">Dant II – пр.вр. от danna-</text:p>
      <text:p text:style-name="P3">Danwaith – сущ. – Нандор(народ Quendi)</text:p>
      <text:p text:style-name="P3">Danwedh – сущ. – выкуп</text:p>
      <text:p text:style-name="P3">Dan – пред. – 1.против 2. Этимологически `назад`</text:p>
      <text:p text:style-name="P3">Daro – повелит. нак. от dar- – стой! Замри!</text:p>
      <text:p text:style-name="P3">Dartha- – гл. – оставаться, пребывать</text:p>
      <text:p text:style-name="P3">Dar- – гл. – остановиться, стоять</text:p>
      <text:p text:style-name="P3">Dath – сущ. – нора, яма</text:p>
      <text:p text:style-name="P3">Daug – сущ. – воин, солдат</text:p>
      <text:p text:style-name="P5"><text:span text:style-name="T3">Daul – </text:span><text:span text:style-name="T1">пр</text:span><text:span text:style-name="T3">.</text:span><text:span text:style-name="T1">вр</text:span><text:span text:style-name="T3">. </text:span><text:span text:style-name="T1">от</text:span><text:span text:style-name="T3"> doltha-</text:span></text:p>
      <text:p text:style-name="P3">Daur – сущ. – 1. Остановка 2. В контексте лига(3 мили)</text:p>
      <text:p text:style-name="P3"><text:soft-page-break/>Daw – сущ. – ночь, ночное время, мрак, темнота</text:p>
      <text:p text:style-name="P3">Degi – инфинитив к dag-</text:p>
      <text:p text:style-name="P3">Deleb – прил. – страшный, противный, отвратительный</text:p>
      <text:p text:style-name="P3">Delia- – гл. – скрывать, прятать, маскировать</text:p>
      <text:p text:style-name="P3">Delio – инфинитив к delia-</text:p>
      <text:p text:style-name="P3">Delos – сущ. – ужас, отвращение, ненависть</text:p>
      <text:p text:style-name="P3">Deloth → delos</text:p>
      <text:p text:style-name="P3">Delu – прил. – беспощадный, жестокий, страшный</text:p>
      <text:p text:style-name="P3">Delw → delu</text:p>
      <text:p text:style-name="P3">Del – сущ. – отвращение, страх, ужас</text:p>
      <text:p text:style-name="P3">Dem – прил. – печальный, унылый, мрачный</text:p>
      <text:p text:style-name="P3">Denwaith – сущ. – Нандор (народ Дэнвэ)</text:p>
      <text:p text:style-name="P3">Deren – мн.ч. от Doron</text:p>
      <text:p text:style-name="P3">Deri – инфинитив от dar-</text:p>
      <text:p text:style-name="P3">Dess – сущ.ж.р. – девушка</text:p>
      <text:p text:style-name="P3">Dilia- – гл. – заделывать</text:p>
      <text:p text:style-name="P3">Dilio – инфинитив к dilia-</text:p>
      <text:p text:style-name="P3">Dоl – сущ. – стоянка</text:p>
      <text:p text:style-name="P3">Dínen – прил. – тихий</text:p>
      <text:p text:style-name="P3">Dineth – сущ. – невеста</text:p>
      <text:p text:style-name="P3">Dîn I – сущ. – тишина</text:p>
      <text:p text:style-name="P3">Dîn II – сущ. – расщелина, проход в горах</text:p>
      <text:p text:style-name="P3">Dírnaith – сущ. – военное подразделение(неукрепленное)</text:p>
      <text:p text:style-name="P3">Dоr – сущ.м.р. – взрослый мужчина (любой расы)</text:p>
      <text:p text:style-name="P3">Dоs – сущ.ж.р. – невеста</text:p>
      <text:p text:style-name="P3">Di- – приставка – под</text:p>
      <text:p text:style-name="P3">Dо – сущ.ж.р. – женщина</text:p>
      <text:p text:style-name="P3">Doer → daer II</text:p>
      <text:p text:style-name="P3">Dofn – прил. – мрачный</text:p>
      <text:p text:style-name="P3">Dol → dôl</text:p>
      <text:p text:style-name="P3">Dolen – прич.пр.вр. от doltha- – спрятанный, скрытый</text:p>
      <text:p text:style-name="P3">Doll – прил. – темный, мрачный</text:p>
      <text:p text:style-name="P3">Doltha- – гл. – скрывать</text:p>
      <text:p text:style-name="P7">Dolt I → doll</text:p>
      <text:p text:style-name="P5"><text:span text:style-name="T3">Dolt II – </text:span><text:span text:style-name="T1">сущ</text:span><text:span text:style-name="T3">. – </text:span><text:span text:style-name="T1">выпуклость</text:span><text:span text:style-name="T3">, </text:span><text:span text:style-name="T1">шишка</text:span></text:p>
      <text:p text:style-name="P3">Dôl – сущ. – 1.голова 2. Гора или холм</text:p>
      <text:p text:style-name="P3">Donn – прил. – смуглый, темнолицый</text:p>
      <text:p text:style-name="P3">Dor → dôr</text:p>
      <text:p text:style-name="P3">Dornhoth – сущ. – гномы</text:p>
      <text:p text:style-name="P3">Dorn – прил. – жесткий</text:p>
      <text:p text:style-name="P3">Doron – сущ. – дуб</text:p>
      <text:p text:style-name="P3">Dortha- – гл. – жить, пребывать, находиться</text:p>
      <text:p text:style-name="P3">Dortho – инфинитив к dortha-</text:p>
      <text:p text:style-name="P3">Dôr – сущ. – земля, регион где живет народ</text:p>
      <text:p text:style-name="P3">Drafn – нар. – высеченный</text:p>
      <text:p text:style-name="P3">Dramb . dram</text:p>
      <text:p text:style-name="P3">Drambor – сущ. – сжатый кулак</text:p>
      <text:p text:style-name="P7">Dramm → dram</text:p>
      <text:p text:style-name="P5"><text:span text:style-name="T3">Drammen – </text:span><text:span text:style-name="T1">пр</text:span><text:span text:style-name="T3">.</text:span><text:span text:style-name="T1">вр</text:span><text:span text:style-name="T3">. </text:span><text:span text:style-name="T1">от</text:span><text:span text:style-name="T3"> drava-</text:span></text:p>
      <text:p text:style-name="P3">Dram – сущ. – тяжелый удар (пр.топором)</text:p>
      <text:p text:style-name="P3">Draug – сущ. – волк</text:p>
      <text:p text:style-name="P3">Drava- – гл. – рубить</text:p>
      <text:p text:style-name="P3"><text:soft-page-break/>Dravo – инфинитив от drava-</text:p>
      <text:p text:style-name="P3">Drega- – гл. – убегать</text:p>
      <text:p text:style-name="P3">Drego – пов.нак. от drega- – беги!, прочь!</text:p>
      <text:p text:style-name="P3">Dringa- – гл. – бить, колотить.</text:p>
      <text:p text:style-name="P3">Dringo – инфинитив от dringa-</text:p>
      <text:p text:style-name="P3">Dring – сущ. – молот</text:p>
      <text:p text:style-name="P3">Drúadan – сущ. – дикий человек, дикарь</text:p>
      <text:p text:style-name="P3">Drúath – кол.мн.ч. от Drúadan – народ Drú</text:p>
      <text:p text:style-name="P3">Drúedain – мн.ч. от Drúadan</text:p>
      <text:p text:style-name="P3">Drúin – мн.ч. от Drы</text:p>
      <text:p text:style-name="P3">Drunуs – сущ. – семья народа Drú</text:p>
      <text:p text:style-name="P3">Drúwaith – сущ. – лес народа Drú</text:p>
      <text:p text:style-name="P3">Drû – сущ. – дикий человек, человек из pûkel(Друэдайн)</text:p>
      <text:p text:style-name="P3">Dúath – кол.мн.ч. от Dû – 1. Темнота, тень</text:p>
      <text:p text:style-name="P3">Dúath – кол.мн.ч. от Dû – 2.Ночная тень</text:p>
      <text:p text:style-name="P3">Duin – сущ. – (долгая или длинная) река</text:p>
      <text:p text:style-name="P3">Duir – мн.ч от dúr</text:p>
      <text:p text:style-name="P3">Dúlind . dúlind</text:p>
      <text:p text:style-name="P3">Dúlin . dúlinn</text:p>
      <text:p text:style-name="P3">Dúlinn – сущ. – соловей (поэтич.) (см. примечание 9)</text:p>
      <text:p text:style-name="P3">Dúnadan – сущ. – человек Запада, нумэнорец</text:p>
      <text:p text:style-name="P3">Dúnedain – мн.ч. от Dúnadan</text:p>
      <text:p text:style-name="P3">Dúnedhel – сущ.– quendo из Бэлэрианда(нолдо или синда)</text:p>
      <text:p text:style-name="P3">Dúnedhil – мн.ч. от Dúnedhel</text:p>
      <text:p text:style-name="P3">Dûn – сущ. – запад</text:p>
      <text:p text:style-name="P3">Dûr – прил. – мрачный, темный</text:p>
      <text:p text:style-name="P3">Dúven – прил. – южный(?)</text:p>
      <text:p text:style-name="P3">Dúwath . dъath</text:p>
      <text:p text:style-name="P3">Dû – сущ. – сумерки, поздний вечер</text:p>
      <text:p text:style-name="P3">Dylt – мн.ч. от dolt II</text:p>
      <text:p text:style-name="P6"/>
      <text:p text:style-name="P9"/>
      <text:p text:style-name="P9"/>
      <text:p text:style-name="P9">E</text:p>
      <text:p text:style-name="P3">E – мест. – он</text:p>
      <text:p text:style-name="P3">Eb<text:span text:style-name="T4">œ</text:span>nnin – мн.ч. от abonnen</text:p>
      <text:p text:style-name="P3">Echad- – гл. – выделывать, делать</text:p>
      <text:p text:style-name="P3">Echad – сущ. – лагерь</text:p>
      <text:p text:style-name="P5"><text:span text:style-name="T3">Echant – </text:span><text:span text:style-name="T1">пр</text:span><text:span text:style-name="T3">.</text:span><text:span text:style-name="T1">вр</text:span><text:span text:style-name="T3"> </text:span><text:span text:style-name="T1">от</text:span><text:span text:style-name="T3"> echad-</text:span></text:p>
      <text:p text:style-name="P3">Echedi – инфинитив от echad-</text:p>
      <text:p text:style-name="P3">Echil – сущ. – 1.последователь 2. Последыш (человек)</text:p>
      <text:p text:style-name="P3">Echor – сущ. – внешний круг, окружение</text:p>
      <text:p text:style-name="P3">Echuir – сущ. – начало весны</text:p>
      <text:p text:style-name="P3">Echuiw → echui</text:p>
      <text:p text:style-name="P3">Echui – сущ. – пробуждение</text:p>
      <text:p text:style-name="P3">Ech – сущ. – копье</text:p>
      <text:p text:style-name="P3">Ecthel – сущ. – острие(копья)</text:p>
      <text:p text:style-name="P3">Edaib – мн. ч. от adab</text:p>
      <text:p text:style-name="P3">Edain – мн.ч от adan</text:p>
      <text:p text:style-name="P3">Edair – мн.ч. от adar</text:p>
      <text:p text:style-name="P7">Edeb → edaib</text:p>
      <text:p text:style-name="P7"><text:soft-page-break/>Edeir → edair</text:p>
      <text:p text:style-name="P7">Edeir → edair</text:p>
      <text:p text:style-name="P5"><text:span text:style-name="T3">Edenedair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adanadar</text:span></text:p>
      <text:p text:style-name="P5"><text:span text:style-name="T3">Eden – </text:span><text:span text:style-name="T1">прил</text:span><text:span text:style-name="T3">. – </text:span><text:span text:style-name="T1">новый</text:span><text:span text:style-name="T3">, </text:span><text:span text:style-name="T1">начатый</text:span><text:span text:style-name="T3"> </text:span><text:span text:style-name="T1">снова</text:span></text:p>
      <text:p text:style-name="P5"><text:span text:style-name="T3">Edhelen – </text:span><text:span text:style-name="T1">прил</text:span><text:span text:style-name="T3">. – </text:span><text:span text:style-name="T1">эльдарское</text:span><text:span text:style-name="T3">, </text:span><text:span text:style-name="T1">эльфийское</text:span></text:p>
      <text:p text:style-name="P5"><text:span text:style-name="T3">Edhelharn – </text:span><text:span text:style-name="T1">сущ</text:span><text:span text:style-name="T3">. – </text:span><text:span text:style-name="T1">эльфийский</text:span><text:span text:style-name="T3"> </text:span><text:span text:style-name="T1">камень</text:span></text:p>
      <text:p text:style-name="P5"><text:span text:style-name="T3">Edhel – </text:span><text:span text:style-name="T1">сущ</text:span><text:span text:style-name="T3">. – Elda, </text:span><text:span text:style-name="T1">эльф</text:span></text:p>
      <text:p text:style-name="P5"><text:span text:style-name="T3">Edhil – </text:span><text:span text:style-name="T1">мн</text:span><text:span text:style-name="T3">. </text:span><text:span text:style-name="T1">ч</text:span><text:span text:style-name="T3">. </text:span><text:span text:style-name="T1">от</text:span><text:span text:style-name="T3"> edhel</text:span></text:p>
      <text:p text:style-name="P7">Edinar → edinor</text:p>
      <text:p text:style-name="P5"><text:span text:style-name="T3">Edinor – </text:span><text:span text:style-name="T1">сущ</text:span><text:span text:style-name="T3">. – </text:span><text:span text:style-name="T1">годовщина</text:span></text:p>
      <text:p text:style-name="P5"><text:span text:style-name="T3">Edledhron – </text:span><text:span text:style-name="T1">сущ</text:span><text:span text:style-name="T3">. – </text:span><text:span text:style-name="T1">изгнанник</text:span></text:p>
      <text:p text:style-name="P3">Edlenn – прил. – изгнанный</text:p>
      <text:p text:style-name="P3">Edlidhia- – гл. – уйти в изгнание</text:p>
      <text:p text:style-name="P3">Edlidhio – инфинитив к Edlidhia-</text:p>
      <text:p text:style-name="P3">Edlothiad – герундий к edlothia-</text:p>
      <text:p text:style-name="P3">Edlothia- – гл. – цвести</text:p>
      <text:p text:style-name="P3">Edonna- – гл. – порождать, рождать</text:p>
      <text:p text:style-name="P3">Edrain – сущ. – граница</text:p>
      <text:p text:style-name="P3">Edraith – сущ. – спасение</text:p>
      <text:p text:style-name="P3">Edra- – гл. – открывать</text:p>
      <text:p text:style-name="P3">Edregol – нар. – в особенности</text:p>
      <text:p text:style-name="P3">Edrein → edrain</text:p>
      <text:p text:style-name="P3">Edro – пов.нак. к edra- – откройся! Открой</text:p>
      <text:p text:style-name="P3">Edwen – второй</text:p>
      <text:p text:style-name="P3">Ed- – приставка – выражает выдвижение вперед; вне</text:p>
      <text:p text:style-name="P3">Egladhrim – сущ. – “забытый народ”</text:p>
      <text:p text:style-name="P3">Eglain – мн.ч. от eglan</text:p>
      <text:p text:style-name="P3">Eglath – кол.мн.ч от egol – “забытые”</text:p>
      <text:p text:style-name="P7">Egledhi → edledhio</text:p>
      <text:p text:style-name="P7">Egledhio → edledhio</text:p>
      <text:p text:style-name="P7">Egledhron → edledhron</text:p>
      <text:p text:style-name="P3">Eglenn → edlenn</text:p>
      <text:p text:style-name="P3">Egleria- – гл. – славить, прославлять</text:p>
      <text:p text:style-name="P3">Eglerio – пов.нак. к egleria- – славьте!</text:p>
      <text:p text:style-name="P3">Egol – сущ. – “забытый”, эльф из Фалатрим</text:p>
      <text:p text:style-name="P3">Egor – союз – или</text:p>
      <text:p text:style-name="P3">Ego – межд. – изыди!</text:p>
      <text:p text:style-name="P7">Egthel . ecthel</text:p>
      <text:p text:style-name="P5"><text:span text:style-name="T3">Êg – </text:span><text:span text:style-name="T1">сущ</text:span><text:span text:style-name="T3">. – </text:span><text:span text:style-name="T1">шип</text:span></text:p>
      <text:p text:style-name="P7">Eilian → eiliant</text:p>
      <text:p text:style-name="P3">Eiliant – сущ. – радуга, “небесный мост”</text:p>
      <text:p text:style-name="P7">Eilianw → eiliant</text:p>
      <text:p text:style-name="P5"><text:span text:style-name="T3">Eilph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alph</text:span></text:p>
      <text:p text:style-name="P5"><text:span text:style-name="T3">Einior – </text:span><text:span text:style-name="T1">прил</text:span><text:span text:style-name="T3">. – </text:span><text:span text:style-name="T1">старший</text:span></text:p>
      <text:p text:style-name="P5"><text:span text:style-name="T3">Eirch → yrch </text:span><text:span text:style-name="T1">мн</text:span><text:span text:style-name="T3">.</text:span><text:span text:style-name="T1">ч</text:span><text:span text:style-name="T3">. </text:span><text:span text:style-name="T1">от</text:span><text:span text:style-name="T3"> orch</text:span></text:p>
      <text:p text:style-name="P5"><text:span text:style-name="T3">Eirien – </text:span><text:span text:style-name="T1">сущ</text:span><text:span text:style-name="T3">. – </text:span><text:span text:style-name="T1">маргаритка</text:span><text:span text:style-name="T3"> (</text:span><text:span text:style-name="T1">цветок</text:span><text:span text:style-name="T3">)</text:span></text:p>
      <text:p text:style-name="P5"><text:span text:style-name="T3">Eithad – </text:span><text:span text:style-name="T1">герундий</text:span><text:span text:style-name="T3"> </text:span><text:span text:style-name="T1">от</text:span><text:span text:style-name="T3"> eitha- – </text:span><text:span text:style-name="T1">оскорбление</text:span></text:p>
      <text:p text:style-name="P3">Eitha- – гл. – 1.уколоть острием 2. Оскорбить</text:p>
      <text:p text:style-name="P3">Eithel – сущ. – родник, источник</text:p>
      <text:p text:style-name="P3">Eithil – мн.ч. от eithel</text:p>
      <text:p text:style-name="P3">Elanor – сущ. – цветок, с сереб или золот. соцветиями</text:p>
      <text:p text:style-name="P3">Elenath – кол.мн.ч. от Êl – все звезды что есть на небе</text:p>
      <text:p text:style-name="P3"><text:soft-page-break/>Elleth – сущ.ж.р. - эльфийская дева</text:p>
      <text:p text:style-name="P3">Elin – мн.ч. от Êl</text:p>
      <text:p text:style-name="P3">Ellon – сущ.м.р. – эльф</text:p>
      <text:p text:style-name="P3">Elo – межд. – означает удивление, восхищение</text:p>
      <text:p text:style-name="P3">Elu – сущ. – голубой цвет</text:p>
      <text:p text:style-name="P3">Elvellon – сущ. – друг эльфов</text:p>
      <text:p text:style-name="P3">Elvellyn – мн.ч. от elvellon</text:p>
      <text:p text:style-name="P3">Elw → elu</text:p>
      <text:p text:style-name="P3">Êl мн.ч. elin – сущ. – звезда</text:p>
      <text:p text:style-name="P7">Emelin . emlin</text:p>
      <text:p text:style-name="P5"><text:span text:style-name="T3">Emlin – </text:span><text:span text:style-name="T1">сущ</text:span><text:span text:style-name="T3">. – </text:span><text:span text:style-name="T1">желтая</text:span><text:span text:style-name="T3"> </text:span><text:span text:style-name="T1">птица</text:span></text:p>
      <text:p text:style-name="P7">Emmelin . emlin</text:p>
      <text:p text:style-name="P5"><text:span text:style-name="T3">Emuin → emyn </text:span><text:span text:style-name="T1">мн</text:span><text:span text:style-name="T3">.</text:span><text:span text:style-name="T1">ч</text:span><text:span text:style-name="T3">. </text:span><text:span text:style-name="T1">от</text:span><text:span text:style-name="T3"> amon</text:span></text:p>
      <text:p text:style-name="P3">Emyn – мн.ч. от amon</text:p>
      <text:p text:style-name="P3">Enedh – сущ. – середина, центр</text:p>
      <text:p text:style-name="P3">Eneg – шесть</text:p>
      <text:p text:style-name="P3">Enfeng – мн.ч. от anfang</text:p>
      <text:p text:style-name="P3">Engrin – мн.ч. от angren</text:p>
      <text:p text:style-name="P3">Ennas – нар. – здесь, тут</text:p>
      <text:p text:style-name="P3">Ennin I – сущ. – год Валар</text:p>
      <text:p text:style-name="P3">Ennin II – мн.ч. от onnen</text:p>
      <text:p text:style-name="P3">Enni – мест. – ко мне</text:p>
      <text:p text:style-name="P3">Ennorath – кол.мн.ч. от ennor – Среднеземье</text:p>
      <text:p text:style-name="P3">Ennor – сущ. – центральные земли, среднеземье</text:p>
      <text:p text:style-name="P3">Ennyn – мн.ч. от annon</text:p>
      <text:p text:style-name="P3">Enyd – мн.ч. от onod</text:p>
      <text:p text:style-name="P3">En – генитивный артикль, артикль род.падежа</text:p>
      <text:p text:style-name="P3">Ephedyn – мн.ч. от aphadon</text:p>
      <text:p text:style-name="P3">Ephel – сущ. – ограждение, ограда</text:p>
      <text:p text:style-name="P3">Erain – мн.ч. от aran</text:p>
      <text:p text:style-name="P3">Erchamion – прил. – однорукий (имя собственное, т.е. субстантивированное прилагательное (т.к. это прозвище Берена))</text:p>
      <text:p text:style-name="P3">Erchamiu – прил. – однорукий</text:p>
      <text:p text:style-name="P3">Ercha- – гл. – колоть</text:p>
      <text:p text:style-name="P3">Erch I – сущ. – шип, колючка</text:p>
      <text:p text:style-name="P3">Erch → yrch мн.ч. от orch</text:p>
      <text:p text:style-name="P3">Ercho – инфинитив от ercha-</text:p>
      <text:p text:style-name="P3">Ereb – прил. – изолированный, одинокий</text:p>
      <text:p text:style-name="P3">Eredh – сущ. – семя, зародыш</text:p>
      <text:p text:style-name="P3">Ered – мн.ч. от orod</text:p>
      <text:p text:style-name="P3">Eregdos – сущ. – падуб</text:p>
      <text:p text:style-name="P3">Ereg – сущ. – падуб</text:p>
      <text:p text:style-name="P5"><text:span text:style-name="T3">Ereid → ered </text:span><text:span text:style-name="T1">мн</text:span><text:span text:style-name="T3">.</text:span><text:span text:style-name="T1">ч</text:span><text:span text:style-name="T3">. </text:span><text:span text:style-name="T1">от</text:span><text:span text:style-name="T3"> orod</text:span></text:p>
      <text:p text:style-name="P3">Eria- – гл. – вставать, подниматься</text:p>
      <text:p text:style-name="P3">Erib – мн.ч. от ereb</text:p>
      <text:p text:style-name="P3">Erig – мн.ч. от ereg</text:p>
      <text:p text:style-name="P3">Erin – предлог – на</text:p>
      <text:p text:style-name="P3">Erio – инфинитив от eria-</text:p>
      <text:p text:style-name="P3">Ernil I мн.ч. Ernil II – сущ. – принц</text:p>
      <text:p text:style-name="P5"><text:span text:style-name="T3">Ernil II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Ernil</text:span></text:p>
      <text:p text:style-name="P5"><text:span text:style-name="T3">Ernin – </text:span><text:span text:style-name="T1">мн</text:span><text:span text:style-name="T3">. </text:span><text:span text:style-name="T1">ч</text:span><text:span text:style-name="T3">. </text:span><text:span text:style-name="T1">от</text:span><text:span text:style-name="T3"> arnen</text:span></text:p>
      <text:p text:style-name="P5"><text:span text:style-name="T3">Erphin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arphen</text:span></text:p>
      <text:p text:style-name="P3"><text:soft-page-break/>Erthad – герундий к ertha- – союз, объединение</text:p>
      <text:p text:style-name="P3">Ertha- – гл. – объединять</text:p>
      <text:p text:style-name="P3">Ertho – инфинитив от ertha-</text:p>
      <text:p text:style-name="P3">Erui – первый</text:p>
      <text:p text:style-name="P3">Eru – сущ. – пустыня</text:p>
      <text:p text:style-name="P3">Eryd → ered мн.ч. от orod</text:p>
      <text:p text:style-name="P5"><text:span text:style-name="T3">Eryd → ered </text:span><text:span text:style-name="T1">мн</text:span><text:span text:style-name="T3">.</text:span><text:span text:style-name="T1">ч</text:span><text:span text:style-name="T3">. </text:span><text:span text:style-name="T1">от</text:span><text:span text:style-name="T3"> orod</text:span></text:p>
      <text:p text:style-name="P3">Eryn – сущ. – лес</text:p>
      <text:p text:style-name="P3">Er- – приставка – один, одинокий</text:p>
      <text:p text:style-name="P3">Esgal – сущ.— завеса, полог</text:p>
      <text:p text:style-name="P3">Esgeri – инфинитив от osgar- – ампутировать</text:p>
      <text:p text:style-name="P3">Espalass – сущ. – вспенивание, падение(?)</text:p>
      <text:p text:style-name="P3">Estathar – 3е лицо мн.ч. от esta- – (они) называют</text:p>
      <text:p text:style-name="P3">Esta- – гл. – называть, давать имя</text:p>
      <text:p text:style-name="P3">Estel – сущ. – надежда на Единого</text:p>
      <text:p text:style-name="P3">Estent – прил. – (очень) короткий</text:p>
      <text:p text:style-name="P3">Estolad – сущ. – лагерь, стоянка</text:p>
      <text:p text:style-name="P3">Ethir I – сущ. – речной рукав, эстуарий</text:p>
      <text:p text:style-name="P3">Ethir II – сущ. – шпион, наблюдатель</text:p>
      <text:p text:style-name="P3">Ethraid – мн.ч. от athrad</text:p>
      <text:p text:style-name="P3">Ethuil – сущ. – часть весны, сезон в весне</text:p>
      <text:p text:style-name="P3">Evair – сущ. мн.ч. – Авари</text:p>
      <text:p text:style-name="P6"/>
      <text:p text:style-name="P9">F</text:p>
      <text:p text:style-name="P3">Faeg – прил. – плохой, жалкий</text:p>
      <text:p text:style-name="P3">Fael II – сущ. – сверкающее великолепии (о солнце)</text:p>
      <text:p text:style-name="P3">Fael I – прил. – справедливый, праведный</text:p>
      <text:p text:style-name="P3">Faen – прил. – лучистый, сияющий, белый</text:p>
      <text:p text:style-name="P3">Fair II – сущ. – правая сторона, правая рука</text:p>
      <text:p text:style-name="P3">Fair I мн.ч. fоr – сущ. – смертный</text:p>
      <text:p text:style-name="P3">Falas – сущ. – 1. Побережье, береговая линия</text:p>
      <text:p text:style-name="P3">Falas – сущ. – 2. Как имя собс. Зап. Побер. Бэлэрианда</text:p>
      <text:p text:style-name="P3">Falathren – прил. – береговой</text:p>
      <text:p text:style-name="P3">Falathren – сущ. – “береговая речь”(Вэстрон)</text:p>
      <text:p text:style-name="P3">Falathrim – кол.мн.ч. – народ живущий на Falas</text:p>
      <text:p text:style-name="P3">Falch – сущ. – глубокое ущелье</text:p>
      <text:p text:style-name="P3">Falf – сущ. – пена</text:p>
      <text:p text:style-name="P3">Faltha- – гл. – пениться</text:p>
      <text:p text:style-name="P3">Faltho – инфинитив от faltha-</text:p>
      <text:p text:style-name="P3">Fang – сущ. – борода</text:p>
      <text:p text:style-name="P3">Fanui – прил. – облачный, туманный, мутный</text:p>
      <text:p text:style-name="P3">Fân – сущ. – 1.вуаль 2. Затемнение</text:p>
      <text:p text:style-name="P3">Faradrim кол.мн.ч. от feredir – сущ. – охотники</text:p>
      <text:p text:style-name="P3">Farad – гер. к fara- – охота</text:p>
      <text:p text:style-name="P3">Faras – сущ. – охота</text:p>
      <text:p text:style-name="P3">Fara- – гл. – охотиться</text:p>
      <text:p text:style-name="P3">Farn – нар. – достаточно, довольно</text:p>
      <text:p text:style-name="P3">Faron – сущ.м.р – охотник</text:p>
      <text:p text:style-name="P3">Faroth – сущ. – охотник(?), группа охотников(?)</text:p>
      <text:p text:style-name="P3">Faro – инфинитив от fara-</text:p>
      <text:p text:style-name="P3">Far – прил. – достаточный</text:p>
      <text:p text:style-name="P3">Fast – сущ. – взъерошенные волосы</text:p>
      <text:p text:style-name="P3"><text:soft-page-break/>Faug – сущ. – измученный жаждой</text:p>
      <text:p text:style-name="P3">Faun – сущ. – туча, облако</text:p>
      <text:p text:style-name="P3">Fein → fain</text:p>
      <text:p text:style-name="P7">Feir I → fair I</text:p>
      <text:p text:style-name="P7">Feir II → fair II</text:p>
      <text:p text:style-name="P5"><text:span text:style-name="T3">Felais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falas</text:span></text:p>
      <text:p text:style-name="P5"><text:span text:style-name="T3">Fela </text:span><text:span text:style-name="T1">мн</text:span><text:span text:style-name="T3">.</text:span><text:span text:style-name="T1">ч</text:span><text:span text:style-name="T3">. fili – </text:span><text:span text:style-name="T1">сущ</text:span><text:span text:style-name="T3">. – </text:span><text:span text:style-name="T1">впадина</text:span><text:span text:style-name="T3">, </text:span><text:span text:style-name="T1">пещера</text:span></text:p>
      <text:p text:style-name="P5"><text:span text:style-name="T3">Feles → felais </text:span><text:span text:style-name="T1">мн</text:span><text:span text:style-name="T3">.</text:span><text:span text:style-name="T1">ч</text:span><text:span text:style-name="T3">. </text:span><text:span text:style-name="T1">от</text:span><text:span text:style-name="T3"> falas</text:span></text:p>
      <text:p text:style-name="P3">Fend → fen</text:p>
      <text:p text:style-name="P3">Fennas – сущ. – врата, ворота</text:p>
      <text:p text:style-name="P3">Fenn → fen</text:p>
      <text:p text:style-name="P3">Fen – сущ. – дверь</text:p>
      <text:p text:style-name="P3">Feredir – сущ. – охотник</text:p>
      <text:p text:style-name="P3">Ferin мн.ч. от fêr</text:p>
      <text:p text:style-name="P3">Fern – прил. и сущ. – 1.мертвый (о смертном)</text:p>
      <text:p text:style-name="P3">Fern – прил. и сущ. – 2.покойник</text:p>
      <text:p text:style-name="P3">Fêr мн.ч. ferin – сущ. – буковое дерево, бук</text:p>
      <text:p text:style-name="P3">Fileg мн.ч. filig I – сущ. – маленькая птичка</text:p>
      <text:p text:style-name="P5"><text:span text:style-name="T3">Filig I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fileg</text:span></text:p>
      <text:p text:style-name="P5"><text:span text:style-name="T3">Filig II </text:span><text:span text:style-name="T1">мн</text:span><text:span text:style-name="T3">.</text:span><text:span text:style-name="T1">ч</text:span><text:span text:style-name="T3">. </text:span><text:span text:style-name="T1">от</text:span><text:span text:style-name="T3"> filigod</text:span></text:p>
      <text:p text:style-name="P5"><text:span text:style-name="T3">Filigod – </text:span><text:span text:style-name="T1">сущ</text:span><text:span text:style-name="T3">. – </text:span><text:span text:style-name="T1">маленькая</text:span><text:span text:style-name="T3"> </text:span><text:span text:style-name="T1">птичка</text:span></text:p>
      <text:p text:style-name="P5"><text:span text:style-name="T3">Fili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fela</text:span></text:p>
      <text:p text:style-name="P3">Fim – прил. – тонкий, стройный, изящный</text:p>
      <text:p text:style-name="P3">Findel → finnel</text:p>
      <text:p text:style-name="P3">Find → Fоn</text:p>
      <text:p text:style-name="P3">Finnel – сущ. – (заплетенные) волосы</text:p>
      <text:p text:style-name="P3">Finn- → Fоn</text:p>
      <text:p text:style-name="P3">Fоn – сущ. – локон</text:p>
      <text:p text:style-name="P3">Fireb – прил. – смертный</text:p>
      <text:p text:style-name="P3">Firen – сущ. – человек</text:p>
      <text:p text:style-name="P3">Firiath – кол. мн. ч. от fair I – смертные, люди</text:p>
      <text:p text:style-name="P3">Firib – мн.ч от fнreb</text:p>
      <text:p text:style-name="P3">Firiel – сущ.ж.р. – смертная дева</text:p>
      <text:p text:style-name="P3">Firieth – сущ.ж.р. – смертная женщина</text:p>
      <text:p text:style-name="P3">Firion – сущ.м.р. – смертный</text:p>
      <text:p text:style-name="P3">Firith – сущ. – сезон увядания</text:p>
      <text:p text:style-name="P3">Firn – мн.ч. от fern</text:p>
      <text:p text:style-name="P3">Fоr – мн.ч. от fair</text:p>
      <text:p text:style-name="P3">Flвd – сущ. – кожа</text:p>
      <text:p text:style-name="P3">Flaew . lhaew</text:p>
      <text:p text:style-name="P3">Fliw . lhоw</text:p>
      <text:p text:style-name="P7">Floss . lhoss</text:p>
      <text:p text:style-name="P7">Foeg . faeg</text:p>
      <text:p text:style-name="P7">Foen . faen</text:p>
      <text:p text:style-name="P3">Forgam – прил. – праворукий</text:p>
      <text:p text:style-name="P3">Forn – сущ. – север, правая сторона</text:p>
      <text:p text:style-name="P3">Forodren – прил. – северный</text:p>
      <text:p text:style-name="P3">Forodrim – кол. мн.ч. – люди Севера</text:p>
      <text:p text:style-name="P3">Forodwaith – сущ. мн.ч. – 1. Северяне 2. Земли севера</text:p>
      <text:p text:style-name="P3">Forodweith . forodwaith</text:p>
      <text:p text:style-name="P3">Forod – сущ. – север</text:p>
      <text:p text:style-name="P3">Forven – сущ. – север</text:p>
      <text:p text:style-name="P3"><text:soft-page-break/>Fuia- – гл. – чувствовать отвращение, ненавидеть</text:p>
      <text:p text:style-name="P3">Fuin – сущ. – ночь, мрак, темнота</text:p>
      <text:p text:style-name="P3">Fuio – инфинитив от fuia-</text:p>
      <text:p text:style-name="P6"/>
      <text:p text:style-name="P9">G</text:p>
      <text:p text:style-name="P3">Gador – сущ. – темница, тюрьма</text:p>
      <text:p text:style-name="P3">Gadr → gador</text:p>
      <text:p text:style-name="P3">Gad- – гл. – ловить</text:p>
      <text:p text:style-name="P3">Gaearon – сущ. – великое море, океан</text:p>
      <text:p text:style-name="P3">Gaear – сущ. – море</text:p>
      <text:p text:style-name="P3">Gael – прил. – бледный, тусклый, мерцающий</text:p>
      <text:p text:style-name="P3">Gaer I – прил. – страшный</text:p>
      <text:p text:style-name="P3">Gaer II – прил. – красный, медный(цвет)</text:p>
      <text:p text:style-name="P5"><text:span text:style-name="T3">Gaer III – </text:span><text:span text:style-name="T1">сущ</text:span><text:span text:style-name="T3">. – </text:span><text:span text:style-name="T1">море</text:span></text:p>
      <text:p text:style-name="P7">Gaeron → gaearon</text:p>
      <text:p text:style-name="P3">Gaeruil – сущ. – морская водоросль</text:p>
      <text:p text:style-name="P3">Gae – сущ. – страх, боязнь</text:p>
      <text:p text:style-name="P3">Gail I – сущ. – яркий свет</text:p>
      <text:p text:style-name="P3">Gail II → geil мн.ч от gоl</text:p>
      <text:p text:style-name="P3">Galadhremmen – прил. – оплетенный деревьями</text:p>
      <text:p text:style-name="P3">Galadhremmin – мн.ч. от galadhremmen</text:p>
      <text:p text:style-name="P3">Galadhrim – сущ. – quendi Lothlôrien</text:p>
      <text:p text:style-name="P3">Galadh – сущ. – дерево</text:p>
      <text:p text:style-name="P3">Galad – сущ. – сияние, великолепие, блеск (от воды, звезд, металла)</text:p>
      <text:p text:style-name="P3">Galas – сущ. – растение</text:p>
      <text:p text:style-name="P3">Gala- – гл. – расти</text:p>
      <text:p text:style-name="P3">Galenas – сущ. – трубочное зелье (возможно табак)</text:p>
      <text:p text:style-name="P3">Galo – инфинитив от gala-</text:p>
      <text:p text:style-name="P3">Galu – сущ. – блаженство, счастье (знач. точно не извст)</text:p>
      <text:p text:style-name="P3">Galvorn – сущ. – черный металл созданный Eôl`ом</text:p>
      <text:p text:style-name="P3">Galw → galu</text:p>
      <text:p text:style-name="P3">Gal- – прист. – свет</text:p>
      <text:p text:style-name="P3">Gamp – сущ. – коготь, крюк</text:p>
      <text:p text:style-name="P3">Gandel → gannel</text:p>
      <text:p text:style-name="P3">Gannada- – гл. – играть на арфе</text:p>
      <text:p text:style-name="P3">Gannado – инфинитив от gannada-</text:p>
      <text:p text:style-name="P3">Ganna- – гл. – играть на арфе</text:p>
      <text:p text:style-name="P3">Gannel – сущ. – арфа</text:p>
      <text:p text:style-name="P3">Ganno – инфинитив от ganna-</text:p>
      <text:p text:style-name="P3">Garaf – сущ. – волк</text:p>
      <text:p text:style-name="P3">Gardh – сущ. – 1. Ограниченная территория</text:p>
      <text:p text:style-name="P3">Gardh – сущ. – 2. Мир</text:p>
      <text:p text:style-name="P3">Garn – сущ. – собственность</text:p>
      <text:p text:style-name="P3">Garo – инфинитив от gar-</text:p>
      <text:p text:style-name="P3">Garth – сущ. – форт, крепость</text:p>
      <text:p text:style-name="P3">Gar- – гл. – иметь, владеть</text:p>
      <text:p text:style-name="P3">Gasdil – затычка (см. примечание 10)</text:p>
      <text:p text:style-name="P3">Gas – сущ. – дыра, отверстие, брешь</text:p>
      <text:p text:style-name="P3">Gathrond – сущ. – пещера</text:p>
      <text:p text:style-name="P3">Gath – сущ. – пещера</text:p>
      <text:p text:style-name="P3">Gaud – сущ. – устройство, приспособление</text:p>
      <text:p text:style-name="P3">Gaul – сущ. – волчий вой</text:p>
      <text:p text:style-name="P3"><text:soft-page-break/>Gaurhoth – сущ. – кл.мн.ч от gaur группа вервульфов</text:p>
      <text:p text:style-name="P3">Gaurwaith – сущ. – люди-волки</text:p>
      <text:p text:style-name="P3">Gaur – сущ. – вервульф</text:p>
      <text:p text:style-name="P3">Gawad – герундий от gawa- – вой</text:p>
      <text:p text:style-name="P3">Gawa- – гл. – выть, завывать</text:p>
      <text:p text:style-name="P3">Gaw- . gawa-</text:p>
      <text:p text:style-name="P3">Gaw – сущ. – пустота</text:p>
      <text:p text:style-name="P3">Gedi – инфинитив от gad-</text:p>
      <text:p text:style-name="P3">Geil – мн.ч. от gоl</text:p>
      <text:p text:style-name="P3">Gellam – сущ. – ликование</text:p>
      <text:p text:style-name="P3">Gellui – прил. – торжествующий, победоносный</text:p>
      <text:p text:style-name="P3">Gell – сущ. – радость, триумф, торжество</text:p>
      <text:p text:style-name="P5"><text:span text:style-name="T3">Gelydh – </text:span><text:span text:style-name="T1">мн</text:span><text:span text:style-name="T3">. </text:span><text:span text:style-name="T1">ч</text:span><text:span text:style-name="T3">. </text:span><text:span text:style-name="T1">от</text:span><text:span text:style-name="T3"> golod</text:span></text:p>
      <text:p text:style-name="P7">Gemb → gem</text:p>
      <text:p text:style-name="P3">Gem – прил. – больной, болезненный</text:p>
      <text:p text:style-name="P3">Genediad – гер. от genedia- – счет</text:p>
      <text:p text:style-name="P3">Genedia- – гл. – считать, подсчитывать</text:p>
      <text:p text:style-name="P3">Gerin – 1ое лицо от gar- – я имею, я владею</text:p>
      <text:p text:style-name="P3">Gern – прил. – изношенный, старый (только о вещах)</text:p>
      <text:p text:style-name="P3">Gildin – сущ. – серебрянная искра</text:p>
      <text:p text:style-name="P3">Gilgalad – сущ. – звездный свет</text:p>
      <text:p text:style-name="P3">Gil → gоl</text:p>
      <text:p text:style-name="P3">Giliath – кол. мн.ч. от gîl – все звезды что есть</text:p>
      <text:p text:style-name="P3">Gîl – сущ. – звезда, яркая искра</text:p>
      <text:p text:style-name="P3">Girithron – сущ. – декабрь(месяц)</text:p>
      <text:p text:style-name="P3">Girith – сущ. – дрожь, ужас</text:p>
      <text:p text:style-name="P3">Giri – гл. – содрогаться, дрожать</text:p>
      <text:p text:style-name="P3">Gladha- – гл – смеяться</text:p>
      <text:p text:style-name="P3">Glad – сущ. – лес</text:p>
      <text:p text:style-name="P3">Glaer – сущ. – длинный стих</text:p>
      <text:p text:style-name="P3">Glaew – сущ. поэт – целительный бальзам</text:p>
      <text:p text:style-name="P3">Glamb → glam</text:p>
      <text:p text:style-name="P3">Glambr → glamor</text:p>
      <text:p text:style-name="P3">Glamhoth – клас.мн.ч. – толпа орков</text:p>
      <text:p text:style-name="P3">Glamm → glam</text:p>
      <text:p text:style-name="P3">Glamog – сущ. – орк, лит. “один из шумящих”</text:p>
      <text:p text:style-name="P3">Glamor – сущ. – эхо</text:p>
      <text:p text:style-name="P3">Glamren – прил. – эховый</text:p>
      <text:p text:style-name="P3">Glam – сущ. – 1. Варварская речь</text:p>
      <text:p text:style-name="P3">Glam – сущ. – 2. Шум ассоц. с орками</text:p>
      <text:p text:style-name="P3">Glвn – прил. – белый</text:p>
      <text:p text:style-name="P3">Glan – сущ. – граница</text:p>
      <text:p text:style-name="P3">Glas → glass</text:p>
      <text:p text:style-name="P3">Glass – сущ. – радость, удовольствие</text:p>
      <text:p text:style-name="P3">Glaur – сущ. – золотой свет (от Laurelin)</text:p>
      <text:p text:style-name="P3">Glavra- – гл. – лепетать, бормотать, болтать</text:p>
      <text:p text:style-name="P3">Glavrol – сущ. – болтун</text:p>
      <text:p text:style-name="P3">Glavro – инфинитив от glavra-</text:p>
      <text:p text:style-name="P3">Glawar – сущ. – солнечный свет, сияние Laurelin`а</text:p>
      <text:p text:style-name="P3">Glaw – сущ. – сияние, блеск, великолепие</text:p>
      <text:p text:style-name="P3">Gling – сущ. – висун (см.примечание 12)</text:p>
      <text:p text:style-name="P3">Glinna- – гл. – посмотреть на</text:p>
      <text:p text:style-name="P3"><text:soft-page-break/>Glinnel – сущ. – эльф, один из Тэлэри</text:p>
      <text:p text:style-name="P5"><text:span text:style-name="T3">Gl</text:span><text:span text:style-name="T1">о</text:span><text:span text:style-name="T3">nn → gl</text:span><text:span text:style-name="T1">о</text:span><text:span text:style-name="T3">n</text:span></text:p>
      <text:p text:style-name="P5"><text:span text:style-name="T3">Glinnil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glinnel</text:span></text:p>
      <text:p text:style-name="P3">Glintha- → glinna-</text:p>
      <text:p text:style-name="P3">Glоn – сущ. – яркий свет, свет глаз</text:p>
      <text:p text:style-name="P3">Gliri – гл. – петь, исполнять песнь, поэму</text:p>
      <text:p text:style-name="P3">Glоr – сущ. – песнь, поэма</text:p>
      <text:p text:style-name="P3">Glithui – прил. – значение неизвестно</text:p>
      <text:p text:style-name="P3">Glо – сущ. – мёд, сладость</text:p>
      <text:p text:style-name="P3">Glor- . glaur</text:p>
      <text:p text:style-name="P3">Gloss – прил. – снежнобелый, ослепительно белый</text:p>
      <text:p text:style-name="P3">Glûdh – сущ. – мыло</text:p>
      <text:p text:style-name="P3">Gobel – сущ. – город</text:p>
      <text:p text:style-name="P3">Gobennas – сущ. – история</text:p>
      <text:p text:style-name="P3">Gobennathren – прил. – исторический</text:p>
      <text:p text:style-name="P3">Gуdhellim – кл.мн.ч. от Gуdhel</text:p>
      <text:p text:style-name="P3">Gуdhel – сущ. – “глубинный эльф”, “гном” (см. примечание 11)</text:p>
      <text:p text:style-name="P3">Gуdhil – мн.ч. от gуdhel</text:p>
      <text:p text:style-name="P3">Godrebh → godref</text:p>
      <text:p text:style-name="P3">Godref – нар. – вместе, сообща</text:p>
      <text:p text:style-name="P3">Gœlœidh → gelydh мн.ч от golodh</text:p>
      <text:p text:style-name="P3">Gœlydh → gelydh мн.ч. от golodh</text:p>
      <text:p text:style-name="P3">Goen – мн.ч. от gwaun</text:p>
      <text:p text:style-name="P3">Goeol – прил. – страшный, ужасный, ужасающий</text:p>
      <text:p text:style-name="P3">Gœrthaid – мн.ч. от gorthad</text:p>
      <text:p text:style-name="P3">Goe – сущ. – великий ужас</text:p>
      <text:p text:style-name="P3">Golf – сущ. – ветвь, ветка</text:p>
      <text:p text:style-name="P3">Gollor – сущ. – маг</text:p>
      <text:p text:style-name="P3">Goll – прил. – мудрый</text:p>
      <text:p text:style-name="P3">Golodhrim – кл.мн.ч. от golodh – народ нолдор</text:p>
      <text:p text:style-name="P3">Golodh мн.ч. gelydh(gœlydh, gœlœidh, geleidh) – нолдо</text:p>
      <text:p text:style-name="P3">Golwen – прил. – мудрый</text:p>
      <text:p text:style-name="P3">Gonathras – сущ. – затруднение</text:p>
      <text:p text:style-name="P3">Gonathra- – гл. – запутывать, затруднять</text:p>
      <text:p text:style-name="P3">Gondrafn – сущ. – высеченный камень</text:p>
      <text:p text:style-name="P3">Gondram – сущ. – высеченный камень</text:p>
      <text:p text:style-name="P3">Gond – сущ. – большой камень, скала</text:p>
      <text:p text:style-name="P3">Gonn → gond</text:p>
      <text:p text:style-name="P3">Gonod- – гл. – рассчитывать, подводить итог</text:p>
      <text:p text:style-name="P3">Gorf – сущ. – стимул, движущая сила</text:p>
      <text:p text:style-name="P3">Gorgor – сущ. – чрезвычайный ужас</text:p>
      <text:p text:style-name="P3">Gorn – прил. – стремительный, порывистый</text:p>
      <text:p text:style-name="P3">Gorog – сущ. – ужас</text:p>
      <text:p text:style-name="P3">Goroth – сущ. – ужас</text:p>
      <text:p text:style-name="P3">Gorthad мн.ч. gœrthaid – сущ. – курган</text:p>
      <text:p text:style-name="P3">Gortheb – прил. – ужасный, страшный</text:p>
      <text:p text:style-name="P3">Gosta- – гл. – чрезвычайно бояться</text:p>
      <text:p text:style-name="P3">Gost – сущ. – страх</text:p>
      <text:p text:style-name="P3">Govad- – гл. – встречаться</text:p>
      <text:p text:style-name="P3">Govannen – прич.пр.вр. от govad-</text:p>
      <text:p text:style-name="P3">Gowest – сущ. – договор, соглашение</text:p>
      <text:p text:style-name="P3">Go- – преф. – вместе</text:p>
      <text:p text:style-name="P3"><text:soft-page-break/>Graug → raug</text:p>
      <text:p text:style-name="P3">Groga- – гл. – чувствовать ужас</text:p>
      <text:p text:style-name="P3">Grond – сущ. – булава</text:p>
      <text:p text:style-name="P3">Groth – сущ. – 1.большой котлован, раскопки</text:p>
      <text:p text:style-name="P3">Groth – сущ. – 2.подземное жилье</text:p>
      <text:p text:style-name="P3">Gruin – прил. – румяный, красный</text:p>
      <text:p text:style-name="P3">Gruitha- – гл. – ужасать</text:p>
      <text:p text:style-name="P3">Guin . goen мн.ч. от gwaun</text:p>
      <text:p text:style-name="P3">Gûl – сущ. – 1.чары</text:p>
      <text:p text:style-name="P3">Gûl – сущ. – 2.злое знание, некромантство</text:p>
      <text:p text:style-name="P3">Guren – сущ. – моё сердце</text:p>
      <text:p text:style-name="P3">Gûr I – сущ. – сердце</text:p>
      <text:p text:style-name="P3">Gûr II – сущ. – смерть</text:p>
      <text:p text:style-name="P3">Gurth – сущ. – смерть</text:p>
      <text:p text:style-name="P3">Guruthos – сущ. – тень смерти, смертельный ужас</text:p>
      <text:p text:style-name="P3">Guruth – сущ. – смерть</text:p>
      <text:p text:style-name="P3">Gwachaedir – сущ. – palantîr</text:p>
      <text:p text:style-name="P3">Gwador – сущ. – названный брат</text:p>
      <text:p text:style-name="P3">Gwaedh – сущ. – клятва, сдерживающая сила</text:p>
      <text:p text:style-name="P3">Gwael – сущ. – чайка</text:p>
      <text:p text:style-name="P3">Gwaen – прил. – запятнанный</text:p>
      <text:p text:style-name="P3">Gwaeron – сущ. – март(месяц)</text:p>
      <text:p text:style-name="P3">Gwaew – сущ. – ветер</text:p>
      <text:p text:style-name="P3">Gwain мн.ч gwоn – прил. – новый</text:p>
      <text:p text:style-name="P3">Gwaith – сущ. – 1.народ 2. Регион</text:p>
      <text:p text:style-name="P3">Gwaloth – сущ. – букет</text:p>
      <text:p text:style-name="P3">Gwanath – сущ. – убийство</text:p>
      <text:p text:style-name="P3">Gwanna- – гл. – умирать</text:p>
      <text:p text:style-name="P3">Gwanno – инфинитив от gwanna-</text:p>
      <text:p text:style-name="P3">Gwann – сущ. – труп, покойник</text:p>
      <text:p text:style-name="P3">Gwanod – сущ. – число</text:p>
      <text:p text:style-name="P3">Gwanunig – сущ. – близнец</text:p>
      <text:p text:style-name="P3">Gwanun – сущ. – пара близнецов</text:p>
      <text:p text:style-name="P3">Gwanur – сущ. – 1. Пара близнецов</text:p>
      <text:p text:style-name="P3">Gwanur – сущ. – 2. Брат или родич</text:p>
      <text:p text:style-name="P3">Gwanu – сущ. – процесс смерти</text:p>
      <text:p text:style-name="P3">Gwanw → gwanu</text:p>
      <text:p text:style-name="P3">Gwarth – сущ. – изменник, предатель</text:p>
      <text:p text:style-name="P3">Gwass – сущ. – пятно</text:p>
      <text:p text:style-name="P3">Gwastar – сущ. – холмик, бугор</text:p>
      <text:p text:style-name="P3">Gwatha- – гл. – пачкать</text:p>
      <text:p text:style-name="P3">Gwathel – сущ.ж.р. – сестра</text:p>
      <text:p text:style-name="P3">Gwatho – инфинитив gwatha-</text:p>
      <text:p text:style-name="P3">Gwathren мн.ч. gwethrin – прил. – затенённый</text:p>
      <text:p text:style-name="P3">Gwathuirim – сущ. – народ Дунланда</text:p>
      <text:p text:style-name="P3">Gwathui – прил. – затенённый</text:p>
      <text:p text:style-name="P3">Gwath – сущ. – тень</text:p>
      <text:p text:style-name="P3">Gwaun мн.ч goen (guin) – сущ. – гусь</text:p>
      <text:p text:style-name="P3">Gwaur – сущ. – грязь, пятно</text:p>
      <text:p text:style-name="P3">Gwedeir – мн.ч. от gwador</text:p>
      <text:p text:style-name="P3">Gwedhant – пр.вр. от gwedhi</text:p>
      <text:p text:style-name="P3">Gwedhi- – гл. – вязать, связывать</text:p>
      <text:p text:style-name="P3"><text:soft-page-break/>Gwedh – сущ. – узы, оковы</text:p>
      <text:p text:style-name="P3">Gwelu – сущ. – воздух (как субстанция)</text:p>
      <text:p text:style-name="P3">Gwelwen – сущ. – воздух, низкие слои воздуха</text:p>
      <text:p text:style-name="P3">Gwelw → gwelu</text:p>
      <text:p text:style-name="P3">Gwend I → gwedhant пр.вр от gwedhi</text:p>
      <text:p text:style-name="P3">Gwend II – сущ. – дружба</text:p>
      <text:p text:style-name="P3">Gwend III – сущ.ж.р – девушка</text:p>
      <text:p text:style-name="P3">Gweneth – сущ. – девичество, непорочность</text:p>
      <text:p text:style-name="P3">Gwenn I → gwedhant пр.вр. от gwedhi</text:p>
      <text:p text:style-name="P3">Gwenn II → gwend III</text:p>
      <text:p text:style-name="P3">Gwenyn – сущ. мн.ч. – близнецы</text:p>
      <text:p text:style-name="P3">Gweria- – гл. – предавать, обманывать</text:p>
      <text:p text:style-name="P3">Gwerio – инфинитив от gweria-</text:p>
      <text:p text:style-name="P3">Gwesta- – гл. – клясться</text:p>
      <text:p text:style-name="P3">Gwesto – инфинитив от gwesta-</text:p>
      <text:p text:style-name="P3">Gwest – сущ. – клятва</text:p>
      <text:p text:style-name="P3">Gwethil – мн.ч. от gwathel</text:p>
      <text:p text:style-name="P3">Gwethrin – мн.ч. от gwathren</text:p>
      <text:p text:style-name="P3">Gweth – сущ. – мужество</text:p>
      <text:p text:style-name="P3">Gwilith – сущ. – воздушное пространство</text:p>
      <text:p text:style-name="P3">Gwilwileth – сущ. – бабочка</text:p>
      <text:p text:style-name="P3">Gwing – сущ. – 1. Брызги морской воды</text:p>
      <text:p text:style-name="P3">Gwing – сущ. – 2. Пена (морская)</text:p>
      <text:p text:style-name="P3">Gwоn – мн.ч. от gwain</text:p>
      <text:p text:style-name="P3">Gwirith – сущ. – апрель (месяц)</text:p>
      <text:p text:style-name="P3">Gwо – сущ. – сеть, паутина</text:p>
      <text:p text:style-name="P3">Gyrth – сущ. мн.ч. – мертвые</text:p>
      <text:p text:style-name="P6"/>
      <text:p text:style-name="P9">H</text:p>
      <text:p text:style-name="P3">Habad мн.ч. hebaid – сущ. – берег</text:p>
      <text:p text:style-name="P3">Habar – сущ. – шахта</text:p>
      <text:p text:style-name="P3">Hab- – гл. – одевать</text:p>
      <text:p text:style-name="P3">Hadhodrim – кл.мн.ч от hadhod – гномы, как раса</text:p>
      <text:p text:style-name="P3">Hadhod – сущ. – гном</text:p>
      <text:p text:style-name="P3">Hadlath – сущ. – канат, веревка</text:p>
      <text:p text:style-name="P3">Hador – сущ. – метатель (копий или дротов)</text:p>
      <text:p text:style-name="P3">Hadron – сущ.м.р. – метатель (копий или дротов)</text:p>
      <text:p text:style-name="P3">Had- пр.вр. hant – гл. – швырять</text:p>
      <text:p text:style-name="P3">Haered – сущ. – большое расстояние</text:p>
      <text:p text:style-name="P3">Haeron – прил. – далекий, удаленный</text:p>
      <text:p text:style-name="P3">Hæw – сущ. – традиция, обычай</text:p>
      <text:p text:style-name="P3">Hae – прил. – далекий, отдаленный</text:p>
      <text:p text:style-name="P7">Haglath . hadlath</text:p>
      <text:p text:style-name="P5"><text:span text:style-name="T3">Hain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ha</text:span></text:p>
      <text:p text:style-name="P3">Hair – сущ. и прил. – лево, левый (рука)</text:p>
      <text:p text:style-name="P3">Half – сущ. – морская ракушка</text:p>
      <text:p text:style-name="P3">Hall I – прил. – возвеличенный</text:p>
      <text:p text:style-name="P3">Hall II – прил – скрытый, спрятанный</text:p>
      <text:p text:style-name="P3">Haltha- – гл. – укрывать, защищать</text:p>
      <text:p text:style-name="P3">Hammad – гер. от hamma- – одежда</text:p>
      <text:p text:style-name="P3">Hamma- – гл. – одевать</text:p>
      <text:p text:style-name="P3">Hamp – сущ. – предмет одежды, одеяние</text:p>
      <text:p text:style-name="P3"><text:soft-page-break/>Hana → ha</text:p>
      <text:p text:style-name="P3">Hand – прил. – умный</text:p>
      <text:p text:style-name="P3">Hannas – сущ. – ум, разум</text:p>
      <text:p text:style-name="P7">Hann → hand</text:p>
      <text:p text:style-name="P5"><text:span text:style-name="T3">Hant – </text:span><text:span text:style-name="T1">пр</text:span><text:span text:style-name="T3">.</text:span><text:span text:style-name="T1">вр</text:span><text:span text:style-name="T3"> </text:span><text:span text:style-name="T1">от</text:span><text:span text:style-name="T3"> had-</text:span></text:p>
      <text:p text:style-name="P5"><text:span text:style-name="T3">Haradren – </text:span><text:span text:style-name="T1">прил</text:span><text:span text:style-name="T3">. – </text:span><text:span text:style-name="T1">южный</text:span></text:p>
      <text:p text:style-name="P5"><text:span text:style-name="T3">Haradrim – </text:span><text:span text:style-name="T1">кл</text:span><text:span text:style-name="T3">.</text:span><text:span text:style-name="T1">мн</text:span><text:span text:style-name="T3">.</text:span><text:span text:style-name="T1">ч</text:span><text:span text:style-name="T3">. – </text:span><text:span text:style-name="T1">южане</text:span><text:span text:style-name="T3">, </text:span><text:span text:style-name="T1">народ</text:span><text:span text:style-name="T3"> </text:span><text:span text:style-name="T1">юга</text:span></text:p>
      <text:p text:style-name="P5"><text:span text:style-name="T3">Harad – </text:span><text:span text:style-name="T1">сущ</text:span><text:span text:style-name="T3">. – </text:span><text:span text:style-name="T1">юг</text:span></text:p>
      <text:p text:style-name="P5"><text:span text:style-name="T3">Hargam – </text:span><text:span text:style-name="T1">сущ</text:span><text:span text:style-name="T3">. – </text:span><text:span text:style-name="T1">леворукий</text:span><text:span text:style-name="T3">, </text:span><text:span text:style-name="T1">левша</text:span></text:p>
      <text:p text:style-name="P3">Harna- – гл. – ранить</text:p>
      <text:p text:style-name="P3">Harn I – прил. – южный</text:p>
      <text:p text:style-name="P3">Harn II – прил. – раненный</text:p>
      <text:p text:style-name="P3">Harno – инфинитив от harna-</text:p>
      <text:p text:style-name="P3">Harthad – гер от hartha- – надежда</text:p>
      <text:p text:style-name="P3">Hartha- – гл. – надеяться</text:p>
      <text:p text:style-name="P3">Haru – сущ. – рана</text:p>
      <text:p text:style-name="P3">Harw → haru</text:p>
      <text:p text:style-name="P3">Hasta- – гл. – прорубаться(через что-то)</text:p>
      <text:p text:style-name="P3">Hasto – инфинитив от hasta-</text:p>
      <text:p text:style-name="P3">Hast – сущ. – удар топором</text:p>
      <text:p text:style-name="P3">Hathol – сущ. – 1. Лезвие топора, лезвие палаша</text:p>
      <text:p text:style-name="P3">Hathol – сущ. – 2. Топор</text:p>
      <text:p text:style-name="P3">Haudh – сущ. – курган, могильный холм</text:p>
      <text:p text:style-name="P3">Haust – сущ. – кровать</text:p>
      <text:p text:style-name="P3">Ha мн.ч hain – мест. – это</text:p>
      <text:p text:style-name="P3">Hebaid – мн.ч. от habad</text:p>
      <text:p text:style-name="P3">Hebeid → hebaid мн.ч. от habad</text:p>
      <text:p text:style-name="P3">Hebin – 1ое лицо от heb- – я держу, я храню</text:p>
      <text:p text:style-name="P3">Heb- – гл. – держать, не отдавать</text:p>
      <text:p text:style-name="P3">Hedi – инфинитив от had-</text:p>
      <text:p text:style-name="P5"><text:span text:style-name="T3">Hein → hain </text:span><text:span text:style-name="T1">мн</text:span><text:span text:style-name="T3">.</text:span><text:span text:style-name="T1">ч</text:span><text:span text:style-name="T3">. </text:span><text:span text:style-name="T1">от</text:span><text:span text:style-name="T3"> ha</text:span></text:p>
      <text:p text:style-name="P7">Heir → hair</text:p>
      <text:p text:style-name="P5"><text:span text:style-name="T3">Helch – </text:span><text:span text:style-name="T1">сущ</text:span><text:span text:style-name="T3">. – </text:span><text:span text:style-name="T1">жестокий</text:span><text:span text:style-name="T3"> </text:span><text:span text:style-name="T1">холод</text:span></text:p>
      <text:p text:style-name="P5"><text:span text:style-name="T3">Heledh – </text:span><text:span text:style-name="T1">сущ</text:span><text:span text:style-name="T3">. – </text:span><text:span text:style-name="T1">стекло</text:span></text:p>
      <text:p text:style-name="P7">Heledirn → heledir</text:p>
      <text:p text:style-name="P5"><text:span text:style-name="T3">Heledir – </text:span><text:span text:style-name="T1">сущ</text:span><text:span text:style-name="T3">. – </text:span><text:span text:style-name="T1">зимородок</text:span><text:span text:style-name="T3"> (</text:span><text:span text:style-name="T1">птиц</text:span><text:span text:style-name="T3"> </text:span><text:span text:style-name="T1">такой</text:span><text:span text:style-name="T3">)</text:span></text:p>
      <text:p text:style-name="P5"><text:span text:style-name="T3">Heleg – </text:span><text:span text:style-name="T1">сущ</text:span><text:span text:style-name="T3">. – </text:span><text:span text:style-name="T1">лёд</text:span></text:p>
      <text:p text:style-name="P5"><text:span text:style-name="T3">Heleth – </text:span><text:span text:style-name="T1">сущ</text:span><text:span text:style-name="T3">. – </text:span><text:span text:style-name="T1">мех</text:span><text:span text:style-name="T3">, </text:span><text:span text:style-name="T1">шуба</text:span></text:p>
      <text:p text:style-name="P3">Helf – сущ. – мех</text:p>
      <text:p text:style-name="P3">Hell – сущ. – обнаженный, нагой</text:p>
      <text:p text:style-name="P3">Heltha- – гл. – раздевать, обнажать</text:p>
      <text:p text:style-name="P3">Hend → hen II</text:p>
      <text:p text:style-name="P3">Heneb – прил. – имеющий отношение к глазам</text:p>
      <text:p text:style-name="P7">Hene → he</text:p>
      <text:p text:style-name="P5"><text:span text:style-name="T3">Henia- – </text:span><text:span text:style-name="T1">гл</text:span><text:span text:style-name="T3">. – </text:span><text:span text:style-name="T1">понимать</text:span></text:p>
      <text:p text:style-name="P7">Hen I → he</text:p>
      <text:p text:style-name="P5"><text:span text:style-name="T3">Hen II </text:span><text:span text:style-name="T1">мн</text:span><text:span text:style-name="T3">.</text:span><text:span text:style-name="T1">ч</text:span><text:span text:style-name="T3">. hin (hîn II) – </text:span><text:span text:style-name="T1">сущ</text:span><text:span text:style-name="T3">. – </text:span><text:span text:style-name="T1">глаз</text:span></text:p>
      <text:p text:style-name="P7">Hên I → hen II</text:p>
      <text:p text:style-name="P5"><text:span text:style-name="T3">Hên II </text:span><text:span text:style-name="T1">мн</text:span><text:span text:style-name="T3">.</text:span><text:span text:style-name="T1">ч</text:span><text:span text:style-name="T3">. hîn III – </text:span><text:span text:style-name="T1">сущ</text:span><text:span text:style-name="T3">. – </text:span><text:span text:style-name="T1">ребенок</text:span></text:p>
      <text:p text:style-name="P5"><text:span text:style-name="T3">Henio – </text:span><text:span text:style-name="T1">инфинитив</text:span><text:span text:style-name="T3"> </text:span><text:span text:style-name="T1">от</text:span><text:span text:style-name="T3"> henia-</text:span></text:p>
      <text:p text:style-name="P5"><text:span text:style-name="T3">Henneth – </text:span><text:span text:style-name="T1">сущ</text:span><text:span text:style-name="T3">. – </text:span><text:span text:style-name="T1">окно</text:span></text:p>
      <text:p text:style-name="P3">Henn → hen II</text:p>
      <text:p text:style-name="P3"><text:soft-page-break/>Herdir – сущ.м.р. – господин, повелитель</text:p>
      <text:p text:style-name="P3">Heria- – гл. – начинать внезапно и энергично</text:p>
      <text:p text:style-name="P3">Herio – инфинитив от heria-</text:p>
      <text:p text:style-name="P3">Herth – сущ. – домочадцы</text:p>
      <text:p text:style-name="P3">Herth – сущ. – отряд под ‘hîr’(повелитилем)</text:p>
      <text:p text:style-name="P7">Herven . hervenn</text:p>
      <text:p text:style-name="P5"><text:span text:style-name="T3">Hervenn – </text:span><text:span text:style-name="T1">сущ</text:span><text:span text:style-name="T3">.</text:span><text:span text:style-name="T1">м</text:span><text:span text:style-name="T3">.</text:span><text:span text:style-name="T1">р</text:span><text:span text:style-name="T3">. – </text:span><text:span text:style-name="T1">муж</text:span></text:p>
      <text:p text:style-name="P7">Herves → hervess</text:p>
      <text:p text:style-name="P5"><text:span text:style-name="T3">Hervess – </text:span><text:span text:style-name="T1">сущ</text:span><text:span text:style-name="T3">.</text:span><text:span text:style-name="T1">ж</text:span><text:span text:style-name="T3">.</text:span><text:span text:style-name="T1">р</text:span><text:span text:style-name="T3">. – </text:span><text:span text:style-name="T1">жена</text:span></text:p>
      <text:p text:style-name="P5"><text:span text:style-name="T3">Heryn – </text:span><text:span text:style-name="T1">сущ</text:span><text:span text:style-name="T3">.</text:span><text:span text:style-name="T1">ж</text:span><text:span text:style-name="T3">.</text:span><text:span text:style-name="T1">р</text:span><text:span text:style-name="T3">. – </text:span><text:span text:style-name="T1">госпожа</text:span><text:span text:style-name="T3">, </text:span><text:span text:style-name="T1">дама</text:span><text:span text:style-name="T3">, </text:span><text:span text:style-name="T1">лэди</text:span></text:p>
      <text:p text:style-name="P5"><text:span text:style-name="T3">Hethu – </text:span><text:span text:style-name="T1">прил</text:span><text:span text:style-name="T3">. – </text:span><text:span text:style-name="T1">туманный</text:span><text:span text:style-name="T3">, </text:span><text:span text:style-name="T1">неясный</text:span><text:span text:style-name="T3"> (Hethw . hethu)</text:span></text:p>
      <text:p text:style-name="P3">He мн.ч. hоn I – мест. – она</text:p>
      <text:p text:style-name="P3">Hоl – сущ. – наследник</text:p>
      <text:p text:style-name="P3">Him I – прил. – 1.устойчивый, постоянный</text:p>
      <text:p text:style-name="P3">Him I – нар. – 2. Постоянно, непрерывно</text:p>
      <text:p text:style-name="P3">Him II – прил. – прохладный, свежий</text:p>
      <text:p text:style-name="P5"><text:span text:style-name="T3">Hîn I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he</text:span></text:p>
      <text:p text:style-name="P5"><text:span text:style-name="T3">Hîn II → hin </text:span><text:span text:style-name="T1">мн</text:span><text:span text:style-name="T3">.</text:span><text:span text:style-name="T1">ч</text:span><text:span text:style-name="T3">. </text:span><text:span text:style-name="T1">от</text:span><text:span text:style-name="T3"> hen II</text:span></text:p>
      <text:p text:style-name="P3">Hin – мн.ч. от hen II</text:p>
      <text:p text:style-name="P3">Hiril – сущ.ж.р. – госпожа, владычица</text:p>
      <text:p text:style-name="P3">Hîr – сущ. – повелитель, владыка</text:p>
      <text:p text:style-name="P3">Hith → hоth</text:p>
      <text:p text:style-name="P3">Hithlain – сущ. – нить тумана, субстанция используемая quendi Lothlôrien для изготовления крепких веревок</text:p>
      <text:p text:style-name="P3">Hithu – сущ. – туман</text:p>
      <text:p text:style-name="P3">Hithw → hithu</text:p>
      <text:p text:style-name="P3">Hоth – сущ. – туман</text:p>
      <text:p text:style-name="P3">Hоw – прил. – липкий, вязкий</text:p>
      <text:p text:style-name="P7">Hmael → mael I</text:p>
      <text:p text:style-name="P7">Hmaes → maw</text:p>
      <text:p text:style-name="P7">Hniof → niw</text:p>
      <text:p text:style-name="P5"><text:span text:style-name="T3">Hobas – </text:span><text:span text:style-name="T1">сущ</text:span><text:span text:style-name="T3">. – </text:span><text:span text:style-name="T1">убежище</text:span></text:p>
      <text:p text:style-name="P7">Hœrio → herio</text:p>
      <text:p text:style-name="P5"><text:span text:style-name="T3">Hollen – </text:span><text:span text:style-name="T1">прич</text:span><text:span text:style-name="T3">.</text:span><text:span text:style-name="T1">пр</text:span><text:span text:style-name="T3">.</text:span><text:span text:style-name="T1">вр</text:span><text:span text:style-name="T3">. – </text:span><text:span text:style-name="T1">закрытый</text:span></text:p>
      <text:p text:style-name="P3">Hon → ho</text:p>
      <text:p text:style-name="P3">Hono → ho</text:p>
      <text:p text:style-name="P3">Horn – прил. – приведенный по принуждению</text:p>
      <text:p text:style-name="P3">Hortha- – гл. – спешить, торопить</text:p>
      <text:p text:style-name="P3">Host – сущ. – масса</text:p>
      <text:p text:style-name="P3">Hoth – сущ. – толпа, орда (всегда в негативном смысле)</text:p>
      <text:p text:style-name="P3">Ho мн.ч. hyn – мест. – он</text:p>
      <text:p text:style-name="P3">Hûb – сущ. – гавань (закрытая, окруженная сушей)</text:p>
      <text:p text:style-name="P3">Hûd – сущ. – собрание</text:p>
      <text:p text:style-name="P3">Huin . hyn мн.ч. от ho</text:p>
      <text:p text:style-name="P3">Hûl – сущ. – боевой клич, крик поддержки в битве</text:p>
      <text:p text:style-name="P3">Hûn – сущ. – сердце (как орган)</text:p>
      <text:p text:style-name="P3">Hûr – сущ. – боевая готовность, пламенный дух</text:p>
      <text:p text:style-name="P3">Hû – сущ. – пёс, собака</text:p>
      <text:p text:style-name="P3">Hwand – сущ. – гриб</text:p>
      <text:p text:style-name="P3">Hwest – сущ. – легкий ветерок, бриз</text:p>
      <text:p text:style-name="P3">Hwind – прил. – вращающийся</text:p>
      <text:p text:style-name="P3">Hwinia- – гл. – кружить, вертеть</text:p>
      <text:p text:style-name="P3"><text:soft-page-break/>Hwiniol – прич.наст.вр. от hwinia- – ветренно</text:p>
      <text:p text:style-name="P3">Hwinio – инфинитив от hwinia-</text:p>
      <text:p text:style-name="P3">Hwоn – сущ. – слабость</text:p>
      <text:p text:style-name="P5"><text:span text:style-name="T3">Hyn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ho</text:span></text:p>
      <text:p text:style-name="P8"/>
      <text:p text:style-name="P10">I</text:p>
      <text:p text:style-name="P3">I мн.ч. in – артик. и мест. – 1. The 2. кто</text:p>
      <text:p text:style-name="P3">Iaeth – сущ. – шея</text:p>
      <text:p text:style-name="P3">Iaew – сущ. – презрение, насмешка</text:p>
      <text:p text:style-name="P5"><text:span text:style-name="T3">Iant – </text:span><text:span text:style-name="T1">сущ</text:span><text:span text:style-name="T3">. – </text:span><text:span text:style-name="T1">мост</text:span></text:p>
      <text:p text:style-name="P5"><text:span text:style-name="T3">Ianu – </text:span><text:span text:style-name="T1">сущ</text:span><text:span text:style-name="T3">. – </text:span><text:span text:style-name="T1">ярмо</text:span></text:p>
      <text:p text:style-name="P3">Ianw → ianu</text:p>
      <text:p text:style-name="P3">Iarwain – прил. – старейший, самый старый</text:p>
      <text:p text:style-name="P3">Iâr – сущ. – кровь</text:p>
      <text:p text:style-name="P3">Iathrim – кл.мн.ч.сущ. – эльфы Дориата</text:p>
      <text:p text:style-name="P3">Iâth – сущ. – ограда, изгородь</text:p>
      <text:p text:style-name="P3">Iau I – сущ. – зерно</text:p>
      <text:p text:style-name="P3">Iau II – сущ – ущелье, теснина</text:p>
      <text:p text:style-name="P3">Iaun – сущ. – святое место, святилище</text:p>
      <text:p text:style-name="P3">Iaur – прил. – 1. Древний, первоначальный</text:p>
      <text:p text:style-name="P3">Iaur – прил. – 2. Давний, старый</text:p>
      <text:p text:style-name="P3">Iavas – сущ. – сезон осени</text:p>
      <text:p text:style-name="P3">Iâ – сущ. – 1. Морской залив 2. Пучина, бездна</text:p>
      <text:p text:style-name="P3">Idher → idhor</text:p>
      <text:p text:style-name="P3">Idhor – сущ. – забота</text:p>
      <text:p text:style-name="P3">Idhren – прил. – мудрый, думающий</text:p>
      <text:p text:style-name="P3">Idhrind → idhrinn</text:p>
      <text:p text:style-name="P3">Idhrin → idhrinn</text:p>
      <text:p text:style-name="P3">Idhrinn – сущ. – год</text:p>
      <text:p text:style-name="P3">Îdh – сущ. – отдых</text:p>
      <text:p text:style-name="P3">Iell – сущ. – 1.дочь 2.девушка</text:p>
      <text:p text:style-name="P3">Iest – сущ. – желание, пожелание</text:p>
      <text:p text:style-name="P3">Ifant → iphant</text:p>
      <text:p text:style-name="P3">Imlad – сущ. – узкая долина с крутыми стенами</text:p>
      <text:p text:style-name="P3">Imloth – сущ. – цветущая долина</text:p>
      <text:p text:style-name="P3">Imrath – сущ. – длинная долина с дорогой проб. по ней</text:p>
      <text:p text:style-name="P3">Im – мест. – я</text:p>
      <text:p text:style-name="P3">Im- – приставка – между, внутри</text:p>
      <text:p text:style-name="P3">Inc – сущ. – идея, мысль</text:p>
      <text:p text:style-name="P3">Ind – сущ. – чувства</text:p>
      <text:p text:style-name="P3">Ingem – прил. – старый (по отношению к смертным)</text:p>
      <text:p text:style-name="P3">Ínias – сущ. – анналы</text:p>
      <text:p text:style-name="P3">În I – прил. – его (в отношении предмета)</text:p>
      <text:p text:style-name="P3">În II – сущ. – год</text:p>
      <text:p text:style-name="P3">Inn → ind</text:p>
      <text:p text:style-name="P3">Inu – прил. – женский</text:p>
      <text:p text:style-name="P7">Inw → inu</text:p>
      <text:p text:style-name="P5"><text:span text:style-name="T3">In – </text:span><text:span text:style-name="T1">мн</text:span><text:span text:style-name="T3">. </text:span><text:span text:style-name="T1">ч</text:span><text:span text:style-name="T3">. </text:span><text:span text:style-name="T1">от</text:span><text:span text:style-name="T3"> i</text:span></text:p>
      <text:p text:style-name="P7">Iolf → ylf I</text:p>
      <text:p text:style-name="P7">Iond → ion</text:p>
      <text:p text:style-name="P5"><text:span text:style-name="T3">Ionnath – </text:span><text:span text:style-name="T1">кол</text:span><text:span text:style-name="T3">.</text:span><text:span text:style-name="T1">мн</text:span><text:span text:style-name="T3">.</text:span><text:span text:style-name="T1">ч</text:span><text:span text:style-name="T3">. </text:span><text:span text:style-name="T1">от</text:span><text:span text:style-name="T3"> ion – </text:span><text:span text:style-name="T1">все</text:span><text:span text:style-name="T3"> </text:span><text:span text:style-name="T1">сыновья</text:span></text:p>
      <text:p text:style-name="P7">Ionn → ion</text:p>
      <text:p text:style-name="P5"><text:soft-page-break/><text:span text:style-name="T3">Ion – </text:span><text:span text:style-name="T1">сущ</text:span><text:span text:style-name="T3">.</text:span><text:span text:style-name="T1">м</text:span><text:span text:style-name="T3">.</text:span><text:span text:style-name="T1">р</text:span><text:span text:style-name="T3">. – </text:span><text:span text:style-name="T1">сын</text:span></text:p>
      <text:p text:style-name="P5"><text:span text:style-name="T3">Iôn – </text:span><text:span text:style-name="T1">сущ</text:span><text:span text:style-name="T3">. – </text:span><text:span text:style-name="T1">сын</text:span></text:p>
      <text:p text:style-name="P7">Iôr → yr</text:p>
      <text:p text:style-name="P5"><text:span text:style-name="T3">Io – </text:span><text:span text:style-name="T1">нар</text:span><text:span text:style-name="T3">. – </text:span><text:span text:style-name="T1">тому</text:span><text:span text:style-name="T3"> </text:span><text:span text:style-name="T1">назад</text:span></text:p>
      <text:p text:style-name="P3">Iphant – прил. – в возрасте, старый</text:p>
      <text:p text:style-name="P3">Ir – нар. – когда, в то время как</text:p>
      <text:p text:style-name="P3">Ista- – гл. – знать</text:p>
      <text:p text:style-name="P3">Isto – инфинитив от ista-</text:p>
      <text:p text:style-name="P3">Istui – прил. – изученный</text:p>
      <text:p text:style-name="P3">Ist – сущ. – знания, познания</text:p>
      <text:p text:style-name="P3">Ithildin – серебристое вещество, видимое только при звездном или лунном свете</text:p>
      <text:p text:style-name="P3">Ithron мн.ч. ithryn – маг, волшебник</text:p>
      <text:p text:style-name="P3">Ithryn – мн.ч. от ithron</text:p>
      <text:p text:style-name="P3">Iuitha- – гл. – использовать</text:p>
      <text:p text:style-name="P3">Iuitho – инифинитив от iuitha-</text:p>
      <text:p text:style-name="P3">Iuith – сущ. – применение</text:p>
      <text:p text:style-name="P3">Iul – сущ. – тлеющие угольки</text:p>
      <text:p text:style-name="P3">Ivanneth – сущ. – сентябрь (месяц)</text:p>
      <text:p text:style-name="P3">Ivor – сущ. – значение неизвестно (возможно кристалл)</text:p>
      <text:p text:style-name="P3">Ivren – прил. – знач. неизвест. (возможно кристальный)</text:p>
      <text:p text:style-name="P3">Ivrin – мн.ч. от ivren</text:p>
      <text:p text:style-name="P6"/>
      <text:p text:style-name="P9">L</text:p>
      <text:p text:style-name="P3">Laba- – гл. – прыгать</text:p>
      <text:p text:style-name="P3">Lacha- – гл. – гореть, пламенеть, сиять</text:p>
      <text:p text:style-name="P3">Lachend → lachenn</text:p>
      <text:p text:style-name="P3">Lachenn мн.ч. lechenn – сущ. – Синдарское название народа Ñoldor (от lach+hend “пламенеющий взгляд”)</text:p>
      <text:p text:style-name="P3">Lacho – повелит накл. от lacha- – свети, гори</text:p>
      <text:p text:style-name="P3">Lach – сущ. – быстровспыхивающее пламя</text:p>
      <text:p text:style-name="P3">Laden мн.ч. ledin – прил. – открытый, ясный</text:p>
      <text:p text:style-name="P3">Lad – сущ. – долина</text:p>
      <text:p text:style-name="P3">Laeb – прил. – свежий(новый)</text:p>
      <text:p text:style-name="P3">Laegeldrim . laegrim</text:p>
      <text:p text:style-name="P3">Laegel мн.ч. laegil – зелёный эльф</text:p>
      <text:p text:style-name="P3">Laeg I – прил. – острый</text:p>
      <text:p text:style-name="P3">Laeg II – прил. – новый и зеленый</text:p>
      <text:p text:style-name="P3">Laegil – мн.ч. от laegel</text:p>
      <text:p text:style-name="P3">Laegrim – кл.мн.ч. от laegel – народ зеленых эльфов</text:p>
      <text:p text:style-name="P3">Laer I – сущ. – сезон лета</text:p>
      <text:p text:style-name="P3">Laer II – сущ. – песнь, песня</text:p>
      <text:p text:style-name="P3">Laes – сущ. – младенец, ребенок</text:p>
      <text:p text:style-name="P3">Lâf – 3е лицо от lav-</text:p>
      <text:p text:style-name="P3">Lagor – прил. – быстрый, скорый</text:p>
      <text:p text:style-name="P3">Lain I – прил. – свободный, освобожденный</text:p>
      <text:p text:style-name="P3">Lain II – сущ. – нить</text:p>
      <text:p text:style-name="P3">Lalaith – сущ. – громкий смех, хохот</text:p>
      <text:p text:style-name="P3">Lalf мн.ч. lelf – сущ. – вяз(дерево)</text:p>
      <text:p text:style-name="P3">Lalorn – сущ. – вяз</text:p>
      <text:p text:style-name="P3">Lalven мн.ч. lelvin – сущ. – вяз</text:p>
      <text:p text:style-name="P3">Lalwen мн.ч. lelwin – сущ. – вяз</text:p>
      <text:p text:style-name="P3">Lamath – кол.мн.ч. от lam I – повторение голосов</text:p>
      <text:p text:style-name="P3"><text:soft-page-break/>Lam I – сущ. – физический язык</text:p>
      <text:p text:style-name="P3">Lam II – сущ. – лингвистический язык</text:p>
      <text:p text:style-name="P3">Lammas(Lhammas) – сущ. – доклад о языках</text:p>
      <text:p text:style-name="P3">Lammen – сущ. – мой язык (моя речь)</text:p>
      <text:p text:style-name="P3">Lanc I – сущ. – нагой, обнаженный</text:p>
      <text:p text:style-name="P3">Lanc II – сущ. – горло</text:p>
      <text:p text:style-name="P3">Land I – прил. – плоский, ровный</text:p>
      <text:p text:style-name="P3">Land II – прил. – широкий</text:p>
      <text:p text:style-name="P3">Lang – сущ. – меч</text:p>
      <text:p text:style-name="P3">Lanthir – сущ. – водопад</text:p>
      <text:p text:style-name="P3">Lant I – сущ. – поляна</text:p>
      <text:p text:style-name="P3">Lant II – сущ. – падение</text:p>
      <text:p text:style-name="P3">Lasbelin – сущ. – осень</text:p>
      <text:p text:style-name="P3">Lass – сущ. – лист (от дерева)</text:p>
      <text:p text:style-name="P3">Lasta- – гл. – слушать</text:p>
      <text:p text:style-name="P3">Lasto – повелит. накл. от lasta- – слушай! Внемли!</text:p>
      <text:p text:style-name="P3">Lathrada- – гл. – подслушивать</text:p>
      <text:p text:style-name="P3">Lathrado – инфинитив от lathrada-</text:p>
      <text:p text:style-name="P3">Lathra- – гл. – подслушивать</text:p>
      <text:p text:style-name="P3">Lathron – сущ. – слушатель, подслушиватель</text:p>
      <text:p text:style-name="P3">Lathro – инфинитив от lathra-</text:p>
      <text:p text:style-name="P3">Lath – сущ. – кожанный ремень</text:p>
      <text:p text:style-name="P3">Laug – прил. – теплый</text:p>
      <text:p text:style-name="P3">Lavan – сущ. – животное (про четвероногих, не про птиц)</text:p>
      <text:p text:style-name="P3">Lav- – гл. – наносить удар, ударять</text:p>
      <text:p text:style-name="P3">Laws – сущ. – локон</text:p>
      <text:p text:style-name="P3">Lebed – сущ. – палец</text:p>
      <text:p text:style-name="P3">Leben – пять</text:p>
      <text:p text:style-name="P3">Lebethron – сущ. – дерево, из которого в Гондор делали посохи</text:p>
      <text:p text:style-name="P5"><text:span text:style-name="T3">Lechenn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lachenn</text:span></text:p>
      <text:p text:style-name="P5"><text:span text:style-name="T3">Lechind → lechenn </text:span><text:span text:style-name="T1">мн</text:span><text:span text:style-name="T3">.</text:span><text:span text:style-name="T1">ч</text:span><text:span text:style-name="T3">. </text:span><text:span text:style-name="T1">от</text:span><text:span text:style-name="T3"> lachenn</text:span></text:p>
      <text:p text:style-name="P5"><text:span text:style-name="T3">Ledin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laden</text:span></text:p>
      <text:p text:style-name="P5"><text:span text:style-name="T3">Lefnui – </text:span><text:span text:style-name="T1">пятый</text:span></text:p>
      <text:p text:style-name="P3">Leithian – сущ. – освобождение</text:p>
      <text:p text:style-name="P3">Leithia- – гл. – освобождать</text:p>
      <text:p text:style-name="P3">Lelf – мн.ч. от lalf</text:p>
      <text:p text:style-name="P3">Lelvin – мн.ч. от lalven</text:p>
      <text:p text:style-name="P3">Lelwin – мн.ч. от lalwen</text:p>
      <text:p text:style-name="P3">Lembas – сущ. – эльфийский дорожный хлеб</text:p>
      <text:p text:style-name="P3">Lend I – сущ. – путешествие</text:p>
      <text:p text:style-name="P3">Lend II – прил. – мелодичный, приятный</text:p>
      <text:p text:style-name="P7">Lenn- → lend I</text:p>
      <text:p text:style-name="P5"><text:span text:style-name="T3">Lest – </text:span><text:span text:style-name="T1">сущ</text:span><text:span text:style-name="T3">. – </text:span><text:span text:style-name="T1">пояс</text:span></text:p>
      <text:p text:style-name="P5"><text:span text:style-name="T3">Levain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lavan</text:span></text:p>
      <text:p text:style-name="P5"><text:span text:style-name="T3">Levi – </text:span><text:span text:style-name="T1">инфинитив</text:span><text:span text:style-name="T3"> </text:span><text:span text:style-name="T1">от</text:span><text:span text:style-name="T3"> lav-</text:span></text:p>
      <text:p text:style-name="P3">Le – мест. – тебе, к тебе (почтительное)</text:p>
      <text:p text:style-name="P7">Lhach → lach</text:p>
      <text:p text:style-name="P7">Lhaden → laden</text:p>
      <text:p text:style-name="P7">Lhaeg → laeg I</text:p>
      <text:p text:style-name="P7">Lhaes → laes</text:p>
      <text:p text:style-name="P5"><text:span text:style-name="T3">Lhaew – </text:span><text:span text:style-name="T1">прил</text:span><text:span text:style-name="T3">. – </text:span><text:span text:style-name="T1">больной</text:span></text:p>
      <text:p text:style-name="P7">Lhâf → lâf</text:p>
      <text:p text:style-name="P7"><text:soft-page-break/>Lhagr → lagor</text:p>
      <text:p text:style-name="P7">Lhain I → lain I</text:p>
      <text:p text:style-name="P5"><text:span text:style-name="T3">Lhain II – </text:span><text:span text:style-name="T1">прил</text:span><text:span text:style-name="T3">. – </text:span><text:span text:style-name="T1">худой</text:span><text:span text:style-name="T3">, </text:span><text:span text:style-name="T1">тонкий</text:span></text:p>
      <text:p text:style-name="P7">Lhalorn → lalorn</text:p>
      <text:p text:style-name="P7">Lhalwen → lalwen</text:p>
      <text:p text:style-name="P7">Lhamb → lam I</text:p>
      <text:p text:style-name="P7">Lham → lam I</text:p>
      <text:p text:style-name="P7">Lhammas → lammas</text:p>
      <text:p text:style-name="P7">Lhanc → lanc II</text:p>
      <text:p text:style-name="P7">Lhand I → land I</text:p>
      <text:p text:style-name="P7">Lhand II → land II</text:p>
      <text:p text:style-name="P7">Lhang → lang</text:p>
      <text:p text:style-name="P7">Lhann → land II</text:p>
      <text:p text:style-name="P7">Lhant → lant I</text:p>
      <text:p text:style-name="P7">Lhasbelin → lasbelin</text:p>
      <text:p text:style-name="P7">Lhass → lass</text:p>
      <text:p text:style-name="P7">Lhath → lath</text:p>
      <text:p text:style-name="P7">Lhathrado → lathrado</text:p>
      <text:p text:style-name="P7">Lhathro → lathro</text:p>
      <text:p text:style-name="P7">Lhathron → lathron</text:p>
      <text:p text:style-name="P7">Lhaug → laug</text:p>
      <text:p text:style-name="P7">Lhaws → laws</text:p>
      <text:p text:style-name="P5"><text:span text:style-name="T3">Lhaw – </text:span><text:span text:style-name="T1">сущ</text:span><text:span text:style-name="T3">.</text:span><text:span text:style-name="T1">мн</text:span><text:span text:style-name="T3">.</text:span><text:span text:style-name="T1">ч</text:span><text:span text:style-name="T3">. – </text:span><text:span text:style-name="T1">уши</text:span><text:span text:style-name="T3">(</text:span><text:span text:style-name="T1">пара</text:span><text:span text:style-name="T3"> </text:span><text:span text:style-name="T1">ушей</text:span><text:span text:style-name="T3"> </text:span><text:span text:style-name="T1">одного</text:span><text:span text:style-name="T3"> </text:span><text:span text:style-name="T1">н</text:span><text:span text:style-name="T3">.</text:span><text:span text:style-name="T1">р</text:span><text:span text:style-name="T3">.)</text:span></text:p>
      <text:p text:style-name="P7">Lhebed → lebed</text:p>
      <text:p text:style-name="P7">Lheben → leben</text:p>
      <text:p text:style-name="P5"><text:span text:style-name="T3">Lhedin → ledin </text:span><text:span text:style-name="T1">мн</text:span><text:span text:style-name="T3">.</text:span><text:span text:style-name="T1">ч</text:span><text:span text:style-name="T3">. </text:span><text:span text:style-name="T1">от</text:span><text:span text:style-name="T3"> laden</text:span></text:p>
      <text:p text:style-name="P7">Lhefi → levi</text:p>
      <text:p text:style-name="P7">Lhefneg → lefnui</text:p>
      <text:p text:style-name="P7">Lhein → lain I</text:p>
      <text:p text:style-name="P7">Lheithian → leithian</text:p>
      <text:p text:style-name="P7">Lheitho → leithia-</text:p>
      <text:p text:style-name="P7">Lhend → lend II</text:p>
      <text:p text:style-name="P3">Lhewig – сущ. – ухо</text:p>
      <text:p text:style-name="P3">Lhê – сущ. – тонкая нить, паутина</text:p>
      <text:p text:style-name="P7">Lhimb → lim III</text:p>
      <text:p text:style-name="P7">Lhim → lim III</text:p>
      <text:p text:style-name="P7">Lhimlug → limlug</text:p>
      <text:p text:style-name="P7">Lhimmid → limmida-</text:p>
      <text:p text:style-name="P7">Lhimp → limp</text:p>
      <text:p text:style-name="P3">Lhind I → lind</text:p>
      <text:p text:style-name="P3">Lhind II – прил. – тонкий, стройный</text:p>
      <text:p text:style-name="P3">Lhingril – сущ. – паук</text:p>
      <text:p text:style-name="P3">Lhing – сущ. – паук, паутина</text:p>
      <text:p text:style-name="P3">Lhоn I → lоn</text:p>
      <text:p text:style-name="P3">Lhоn II – мн.ч. от lhain II</text:p>
      <text:p text:style-name="P3">Lhinn → lind</text:p>
      <text:p text:style-name="P3">Lhоr → lоr</text:p>
      <text:p text:style-name="P3">Lhоw (fliw, thliw) – сущ – болезнь, заболевание</text:p>
      <text:p text:style-name="P7">Lhoch → loch</text:p>
      <text:p text:style-name="P7">Lhoda → loda-</text:p>
      <text:p text:style-name="P7">Lhoeb → laeb</text:p>
      <text:p text:style-name="P7">Lhong → long</text:p>
      <text:p text:style-name="P7"><text:soft-page-break/>Lhonn → lond</text:p>
      <text:p text:style-name="P7">Lhost → lost</text:p>
      <text:p text:style-name="P3">Lhos – сущ. – шепот или тихий звук</text:p>
      <text:p text:style-name="P3">Lhoth → loth</text:p>
      <text:p text:style-name="P3">Lhûg – сущ. – змея</text:p>
      <text:p text:style-name="P3">Lhû → lû</text:p>
      <text:p text:style-name="P7">Lhum → lum</text:p>
      <text:p text:style-name="P7">Lhumren → lumren</text:p>
      <text:p text:style-name="P7">Lhunt → lunt</text:p>
      <text:p text:style-name="P5"><text:span text:style-name="T3">Lhûn – </text:span><text:span text:style-name="T1">прил</text:span><text:span text:style-name="T3">. – </text:span><text:span text:style-name="T1">лазоревый</text:span><text:span text:style-name="T3">, </text:span><text:span text:style-name="T1">голубой</text:span></text:p>
      <text:p text:style-name="P7">Lhútha- → lútha-</text:p>
      <text:p text:style-name="P3">Lh<text:span text:style-name="T2">û</text:span>th → l<text:span text:style-name="T2">û</text:span>th</text:p>
      <text:p text:style-name="P3">Lim I – нар. – указывает на продолжение действия</text:p>
      <text:p text:style-name="P3">Lim II – прил. – чистый, светлый</text:p>
      <text:p text:style-name="P3">Lim III – сущ. – рыба</text:p>
      <text:p text:style-name="P3">Limlug(lhimlug) – сущ. – морская змея</text:p>
      <text:p text:style-name="P3">Limmida(lhimmid) – пр.вр от limmint</text:p>
      <text:p text:style-name="P3">Limmint – пр.вр от limmida</text:p>
      <text:p text:style-name="P3">Limp(lhimp) – прил. – мокрый</text:p>
      <text:p text:style-name="P3">Lind(lhinn) – сущ. – мотив, мелодия</text:p>
      <text:p text:style-name="P3">Liniath – кол.мн.ч от Lоn</text:p>
      <text:p text:style-name="P3">Linnathon – 1ое лицо от linna- – я буду петь</text:p>
      <text:p text:style-name="P3">Linna- – гл. – петь</text:p>
      <text:p text:style-name="P3">Linnon – 1ое лиц от linna – я пою</text:p>
      <text:p text:style-name="P3">Lоn – сущ. – небольшой пруд</text:p>
      <text:p text:style-name="P3">Lоr – сущ. – ряд</text:p>
      <text:p text:style-name="P3">Lithui – прил. – пепельный, покрытый пеплом</text:p>
      <text:p text:style-name="P3">Lith – сущ. – песок, пыль, пепел</text:p>
      <text:p text:style-name="P3">Loch – сущ. – колечко</text:p>
      <text:p text:style-name="P3">Loda – гл. – плавать</text:p>
      <text:p text:style-name="P3">Loeg – сущ. – пруд</text:p>
      <text:p text:style-name="P3">Lond – сущ. – 1.узкий пролив 2. в шир.зн. гавань</text:p>
      <text:p text:style-name="P3">Long – прил. – тяжелый</text:p>
      <text:p text:style-name="P3">Lonnath – кол.мн.ч от lond – гавани</text:p>
      <text:p text:style-name="P3">Lonn → lond</text:p>
      <text:p text:style-name="P3">Lossen – прил. – снежный</text:p>
      <text:p text:style-name="P3">Lossoth – клас.мн.ч. – снежные люди, жители Фородвайт</text:p>
      <text:p text:style-name="P3">Loss – сущ. – снег</text:p>
      <text:p text:style-name="P3">Lost – прил. – пустой</text:p>
      <text:p text:style-name="P3">Lothron – сущ. – май(месяц)</text:p>
      <text:p text:style-name="P3">Loth – сущ. – цветок</text:p>
      <text:p text:style-name="P3">Lô – сущ. – мелкое озеро</text:p>
      <text:p text:style-name="P3">Luithiad – герундий от Luithia – гасимый</text:p>
      <text:p text:style-name="P3">Luithia – гл. – тушить, гасить</text:p>
      <text:p text:style-name="P3">Lumren – прил. – тенистый</text:p>
      <text:p text:style-name="P3">Lum – сущ. – тень</text:p>
      <text:p text:style-name="P3">Lunt – сущ. – лодка, шлюпка</text:p>
      <text:p text:style-name="P3">L<text:span text:style-name="T2">û</text:span>tha- – гл. – очаровать</text:p>
      <text:p text:style-name="P3">L<text:span text:style-name="T2">û</text:span>th – сущ. – очарование, обаяние</text:p>
      <text:p text:style-name="P3">L<text:span text:style-name="T2">û</text:span> – сущ. – случай, возможность</text:p>
      <text:p text:style-name="P3">Lyg – сущ. – змея</text:p>
      <text:p text:style-name="P6"/>
      <text:p text:style-name="P9"><text:soft-page-break/>M</text:p>
      <text:p text:style-name="P3">Mad- – гл. – есть</text:p>
      <text:p text:style-name="P3">Maecheneb – прил. – зоркий(хорошо видящий)</text:p>
      <text:p text:style-name="P3">Maed I – прил. – стройный</text:p>
      <text:p text:style-name="P3">Maed II – прил. – ловкий, умелый</text:p>
      <text:p text:style-name="P3">Maeg – прил. – пронзительный, проницательный</text:p>
      <text:p text:style-name="P3">Mael I – сущ. и прил. – 1.пятно 2. запятнанный</text:p>
      <text:p text:style-name="P3">Mael II – сущ. – страсть, похоть</text:p>
      <text:p text:style-name="P3">Maelui – прил. – похотливый</text:p>
      <text:p text:style-name="P3">Maenas – сущ. – ремесло, умение</text:p>
      <text:p text:style-name="P3">Maen – прил. – умелый, ловкий</text:p>
      <text:p text:style-name="P3">Maer – прил. – полезный, хороший(о вещи)</text:p>
      <text:p text:style-name="P3">Maetha- – гл. – сражаться, биться</text:p>
      <text:p text:style-name="P3">Maethor – сущ. – воин</text:p>
      <text:p text:style-name="P3">Maeth – сущ. – бой, битва</text:p>
      <text:p text:style-name="P3">Maew – сущ. – чайка</text:p>
      <text:p text:style-name="P3">Mae – нар. – хорошо</text:p>
      <text:p text:style-name="P3">Magl → magol</text:p>
      <text:p text:style-name="P3">Magol – сущ. – меч</text:p>
      <text:p text:style-name="P3">Magor – сущ. – мечник</text:p>
      <text:p text:style-name="P3">Mail – мн.ч от mвl</text:p>
      <text:p text:style-name="P3">Malen мн.ч melin – прил. – желтый</text:p>
      <text:p text:style-name="P3">Mallen – прил. – золотой(из золота)</text:p>
      <text:p text:style-name="P3">Mallorn мн.ч mellyrn – сущ. – золотое дерево в Lothlуrien</text:p>
      <text:p text:style-name="P3">Mallos – сущ. – золотой цветок</text:p>
      <text:p text:style-name="P3">Mall – сущ. – золото(как металл)</text:p>
      <text:p text:style-name="P3">Malthen – прил. – золотой, из золота</text:p>
      <text:p text:style-name="P3">Malt → mall</text:p>
      <text:p text:style-name="P3">Malu – прил. – призрачный, дымчатый</text:p>
      <text:p text:style-name="P3">Malw → malu</text:p>
      <text:p text:style-name="P3">Mâl – сущ. – пыльца, желтый порошок</text:p>
      <text:p text:style-name="P3">Manadh – сущ. – в шир.значении конечное блаженство</text:p>
      <text:p text:style-name="P3">Manadh – сущ. – рок, судьба</text:p>
      <text:p text:style-name="P3">Mân – сущ. – дух мертвого(призрак)</text:p>
      <text:p text:style-name="P3">Matha- – гл. – щупать, ощупывать</text:p>
      <text:p text:style-name="P3">Matho – инфинитив к Matha-</text:p>
      <text:p text:style-name="P3">Maur – сущ. – мрак, темнота</text:p>
      <text:p text:style-name="P3">Maw – сущ. – пятно</text:p>
      <text:p text:style-name="P3">Medi – инфинитив к mad-</text:p>
      <text:p text:style-name="P3">Medli(megli) – сущ. – медведь</text:p>
      <text:p text:style-name="P3">Medlin – прил. – едящий мёд, медведеподобный</text:p>
      <text:p text:style-name="P3">Medui – прил. – последний</text:p>
      <text:p text:style-name="P5"><text:span text:style-name="T3">Megil – </text:span><text:span text:style-name="T1">сущ</text:span><text:span text:style-name="T3">. – </text:span><text:span text:style-name="T1">меч</text:span></text:p>
      <text:p text:style-name="P7">Megli → medli</text:p>
      <text:p text:style-name="P7">Meglin → medlin</text:p>
      <text:p text:style-name="P5"><text:span text:style-name="T3">Megor – </text:span><text:span text:style-name="T1">прил</text:span><text:span text:style-name="T3">. – </text:span><text:span text:style-name="T1">остроконечный</text:span></text:p>
      <text:p text:style-name="P7">Meidh → maidh</text:p>
      <text:p text:style-name="P7">Meil → mail</text:p>
      <text:p text:style-name="P5"><text:span text:style-name="T3">Melch – </text:span><text:span text:style-name="T1">сущ</text:span><text:span text:style-name="T3">. – </text:span><text:span text:style-name="T1">скупой</text:span></text:p>
      <text:p text:style-name="P5"><text:span text:style-name="T3">Meldir – </text:span><text:span text:style-name="T1">сущ</text:span><text:span text:style-name="T3">.</text:span><text:span text:style-name="T1">м</text:span><text:span text:style-name="T3">.</text:span><text:span text:style-name="T1">р</text:span><text:span text:style-name="T3"> – </text:span><text:span text:style-name="T1">друг</text:span></text:p>
      <text:p text:style-name="P5"><text:span text:style-name="T3">Meldis – </text:span><text:span text:style-name="T1">сущ</text:span><text:span text:style-name="T3">.</text:span><text:span text:style-name="T1">ж</text:span><text:span text:style-name="T3">.</text:span><text:span text:style-name="T1">р</text:span><text:span text:style-name="T3"> – </text:span><text:span text:style-name="T1">друг</text:span></text:p>
      <text:p text:style-name="P5"><text:span text:style-name="T3">Melethril – </text:span><text:span text:style-name="T1">сущ</text:span><text:span text:style-name="T3">.</text:span><text:span text:style-name="T1">ж</text:span><text:span text:style-name="T3">.</text:span><text:span text:style-name="T1">р</text:span><text:span text:style-name="T3"> – </text:span><text:span text:style-name="T1">возлюбленная</text:span></text:p>
      <text:p text:style-name="P5"><text:soft-page-break/><text:span text:style-name="T3">Melethron – </text:span><text:span text:style-name="T1">сущ</text:span><text:span text:style-name="T3">.</text:span><text:span text:style-name="T1">м</text:span><text:span text:style-name="T3">.</text:span><text:span text:style-name="T1">р</text:span><text:span text:style-name="T3"> – </text:span><text:span text:style-name="T1">возлюбленный</text:span></text:p>
      <text:p text:style-name="P5"><text:span text:style-name="T3">Meleth – </text:span><text:span text:style-name="T1">сущ</text:span><text:span text:style-name="T3">. – </text:span><text:span text:style-name="T1">любовь</text:span></text:p>
      <text:p text:style-name="P5"><text:span text:style-name="T3">Meli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malen</text:span></text:p>
      <text:p text:style-name="P5"><text:span text:style-name="T3">Mellon </text:span><text:span text:style-name="T1">мн</text:span><text:span text:style-name="T3">.</text:span><text:span text:style-name="T1">ч</text:span><text:span text:style-name="T3"> mellyn – </text:span><text:span text:style-name="T1">сущ</text:span><text:span text:style-name="T3">. – </text:span><text:span text:style-name="T1">друг</text:span></text:p>
      <text:p text:style-name="P5"><text:span text:style-name="T3">Melly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mellon</text:span></text:p>
      <text:p text:style-name="P5"><text:span text:style-name="T3">Mellyrn – </text:span><text:span text:style-name="T1">мн</text:span><text:span text:style-name="T3">. </text:span><text:span text:style-name="T1">ч</text:span><text:span text:style-name="T3"> </text:span><text:span text:style-name="T1">от</text:span><text:span text:style-name="T3"> mallorn</text:span></text:p>
      <text:p text:style-name="P3">Mell – прил. – дорогой, милый</text:p>
      <text:p text:style-name="P3">Melui – прил. – знач. не изв. возможно очаровательный</text:p>
      <text:p text:style-name="P3">Mely → mail</text:p>
      <text:p text:style-name="P3">Meneg – числ. – 1728 (или тысяча)</text:p>
      <text:p text:style-name="P3">Menel – сущ. – небо, высокие облака, обиталище звезд</text:p>
      <text:p text:style-name="P3">Men I – мест. – нас, нам</text:p>
      <text:p text:style-name="P3">Men II – сущ. – путь, дорога</text:p>
      <text:p text:style-name="P3">Ment – сущ. – точка</text:p>
      <text:p text:style-name="P3">Meren – прил. – веселый, радостный</text:p>
      <text:p text:style-name="P3">Mereth – сущ. – праздник, празднество</text:p>
      <text:p text:style-name="P3">Merilin – сущ. – соловей(птица)</text:p>
      <text:p text:style-name="P3">Meril – сущ. – роза(цветок)</text:p>
      <text:p text:style-name="P3">Mesc → mesg</text:p>
      <text:p text:style-name="P3">Mesg – прил. – мокрый, влажный</text:p>
      <text:p text:style-name="P3">Methed – сущ. – конец</text:p>
      <text:p text:style-name="P3">Methen – сущ. – конец</text:p>
      <text:p text:style-name="P3">Meth – сущ. – конец</text:p>
      <text:p text:style-name="P3">Mîdh – сущ. – роса</text:p>
      <text:p text:style-name="P3">Milui – прил. – любящий, нежный, преданный</text:p>
      <text:p text:style-name="P3">Mîl – сущ. – любовь, привязанность</text:p>
      <text:p text:style-name="P3">Minai – прил. – единственный, уникальный</text:p>
      <text:p text:style-name="P3">Minas(minnas) – сущ. – башня, крепость</text:p>
      <text:p text:style-name="P3">Mindon – сущ. – 1. изолир. холм со сторожевой башней</text:p>
      <text:p text:style-name="P3">Mindon – сущ. – 2. в шир. зн Башня</text:p>
      <text:p text:style-name="P3">Minei . minai</text:p>
      <text:p text:style-name="P3">Miniel мн.ч mнnil – сущ. – quendo из Vanyar</text:p>
      <text:p text:style-name="P3">Min I – числ. – один</text:p>
      <text:p text:style-name="P3">Min II – пр. – между</text:p>
      <text:p text:style-name="P3">Mînil – мн.ч от miniel</text:p>
      <text:p text:style-name="P3">Minlamad – сущ. – “первосказанный”, способ стихосложения</text:p>
      <text:p text:style-name="P3">Minnas → minas</text:p>
      <text:p text:style-name="P3">Minna- – гл. – входить</text:p>
      <text:p text:style-name="P3">Minno – пов.накл. к minna- – войди!</text:p>
      <text:p text:style-name="P3">Minuial – сущ. – время когда звёзды появляются на небе</text:p>
      <text:p text:style-name="P3">Mîrdain – мн.ч от mнrdan</text:p>
      <text:p text:style-name="P3">Mîrdan – сущ. – ювелир</text:p>
      <text:p text:style-name="P3">Mirian – сущ. – монета, деньга</text:p>
      <text:p text:style-name="P3">Mîriel – пр.н.вр – Искрящийся как драгоценный камень</text:p>
      <text:p text:style-name="P3">Mоr – сущ. – драгоценность</text:p>
      <text:p text:style-name="P3">Mistad – сущ. – заблуждение, ошибка</text:p>
      <text:p text:style-name="P3">Mista- – гл. – заблудиться, блуждать</text:p>
      <text:p text:style-name="P3">Misto – инфинитив к mista-</text:p>
      <text:p text:style-name="P3">Mistrad → mistad</text:p>
      <text:p text:style-name="P3">Mist – сущ. – ошибка</text:p>
      <text:p text:style-name="P3">Mith I – сущ. – белый туман, влажный туман</text:p>
      <text:p text:style-name="P3">Mith II – прил. – бледно-серый, серебристо-серый</text:p>
      <text:p text:style-name="P3"><text:soft-page-break/>Mithren мн.ч. Mithrin – прил. – серый</text:p>
      <text:p text:style-name="P3">Mithril – сущ. – истинное серебро</text:p>
      <text:p text:style-name="P3">Moeas – сущ. – тесто</text:p>
      <text:p text:style-name="P7">Moed → maed II</text:p>
      <text:p text:style-name="P7">Moel → mael II</text:p>
      <text:p text:style-name="P7">Moelui → maelui</text:p>
      <text:p text:style-name="P5"><text:span text:style-name="T3">Moe – </text:span><text:span text:style-name="T1">прил</text:span><text:span text:style-name="T3">. – </text:span><text:span text:style-name="T1">мягкий</text:span></text:p>
      <text:p text:style-name="P5"><text:span text:style-name="T3">Morben </text:span><text:span text:style-name="T1">мн</text:span><text:span text:style-name="T3">.</text:span><text:span text:style-name="T1">ч</text:span><text:span text:style-name="T3">. Morbin – </text:span><text:span text:style-name="T1">сущ</text:span><text:span text:style-name="T3">. – </text:span><text:span text:style-name="T1">один</text:span><text:span text:style-name="T3"> </text:span><text:span text:style-name="T1">из</text:span><text:span text:style-name="T3"> </text:span><text:span text:style-name="T1">Авари</text:span></text:p>
      <text:p text:style-name="P3">Morchant мн.ч morchaint – сущ. – тень(от предмета)</text:p>
      <text:p text:style-name="P3">Morgul – сущ. – черное искусство, колдовство</text:p>
      <text:p text:style-name="P3">Mornedhel – сущ. – темный эльф</text:p>
      <text:p text:style-name="P3">Morn мн.ч myrn – прил. – черный, темный</text:p>
      <text:p text:style-name="P3">Môr – сущ. – тьма, темнота, ночь</text:p>
      <text:p text:style-name="P3">Mudas – сущ. – тяжелая работа</text:p>
      <text:p text:style-name="P3">Muda- – гл. – делать тяжелую работу</text:p>
      <text:p text:style-name="P3">Mudo – инфинитив к muda-</text:p>
      <text:p text:style-name="P3">Muindor мн.ч muindir – сущ.м.р – брат</text:p>
      <text:p text:style-name="P3">Muinthel мн.ч muinthil – сущ.ж.р – сестра</text:p>
      <text:p text:style-name="P3">Muin – прил. – дорогой, милый</text:p>
      <text:p text:style-name="P3">Mûl – сущ. – раб</text:p>
      <text:p text:style-name="P3">Mund – сущ. – бык</text:p>
      <text:p text:style-name="P3">Myl – сущ. – чайка</text:p>
      <text:p text:style-name="P5"><text:span text:style-name="T3">Myr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morn</text:span></text:p>
      <text:p text:style-name="P8"/>
      <text:p text:style-name="P10">N</text:p>
      <text:p text:style-name="P5"><text:span text:style-name="T3">Nadhor – </text:span><text:span text:style-name="T1">сущ</text:span><text:span text:style-name="T3">. – </text:span><text:span text:style-name="T1">пастбище</text:span></text:p>
      <text:p text:style-name="P5"><text:span text:style-name="T3">Nadhras – </text:span><text:span text:style-name="T1">сущ</text:span><text:span text:style-name="T3">. – </text:span><text:span text:style-name="T1">пастбище</text:span></text:p>
      <text:p text:style-name="P3">Nad – сущ. – вещь, предмет</text:p>
      <text:p text:style-name="P3">Naegra- – гл. – причинять боль, страдания</text:p>
      <text:p text:style-name="P3">Naegro – инфинитив от Naegra-</text:p>
      <text:p text:style-name="P3">Naeg – сущ. – боль, страдание</text:p>
      <text:p text:style-name="P3">Naergon – сущ. – глубокие переживания</text:p>
      <text:p text:style-name="P3">Naer – прил. – прискорбный, плачевный, печальный</text:p>
      <text:p text:style-name="P3">Naeth – сущ. – великое горе (см. примечание 13)</text:p>
      <text:p text:style-name="P3">Naew – сущ. – челюсть</text:p>
      <text:p text:style-name="P3">Nae – межд. – увы!</text:p>
      <text:p text:style-name="P3">Nag- – гл. – кусать(ся)</text:p>
      <text:p text:style-name="P3">Naith – сущ. – копье,стрела, клин,мыс</text:p>
      <text:p text:style-name="P3">Nalla- – гл. – кричать, вопить, орать</text:p>
      <text:p text:style-name="P3">Nallon – 1ое лицо от nalla- – я кричу</text:p>
      <text:p text:style-name="P3">Nana – сущ. – мама</text:p>
      <text:p text:style-name="P3">Nand → nan</text:p>
      <text:p text:style-name="P3">Naneth – сущ. – мать</text:p>
      <text:p text:style-name="P3">Nann → nan</text:p>
      <text:p text:style-name="P3">Nan – сущ. – 1. широкий луг 2. долина</text:p>
      <text:p text:style-name="P3">Narbeleth – сущ. – октябрь(месяц такой)</text:p>
      <text:p text:style-name="P3">Narcha- – гл. – разрывать, рвать</text:p>
      <text:p text:style-name="P3">Nardh – сущ. – узел, узы</text:p>
      <text:p text:style-name="P3">Narn мн.ч.nern – сущ. – сага, рассказ, написанный стихами, но говорящийся а не поющийся</text:p>
      <text:p text:style-name="P3">Naru – прил. – красный</text:p>
      <text:p text:style-name="P3">Narwain – сущ. – январь (месяц такой)</text:p>
      <text:p text:style-name="P3"><text:soft-page-break/>Narw → naru</text:p>
      <text:p text:style-name="P3">Nûr – сущ. – крыса</text:p>
      <text:p text:style-name="P3">Nass – сущ. – 1.конец копья 2. угол</text:p>
      <text:p text:style-name="P3">Nasta- – гл. – колоть, прокалывать, нанизывать</text:p>
      <text:p text:style-name="P3">Nathron – сущ. – ткачиха</text:p>
      <text:p text:style-name="P3">Nath – сущ. – ткань</text:p>
      <text:p text:style-name="P3">Natsai – мн.ч от naith</text:p>
      <text:p text:style-name="P3">Naud – прил. – направляющийся</text:p>
      <text:p text:style-name="P3">Naugl → naugol</text:p>
      <text:p text:style-name="P3">Naugol – сущ. – гном</text:p>
      <text:p text:style-name="P3">Naugrim – сущ. – народ гномов</text:p>
      <text:p text:style-name="P3">Naug – сущ.и прил. – 1.карликовый 2. гном</text:p>
      <text:p text:style-name="P3">Naur – сущ. – 1. пламя 2.огонь</text:p>
      <text:p text:style-name="P3">Nautha- – гл. – задумывать</text:p>
      <text:p text:style-name="P3">Nauth – сущ. – мысль</text:p>
      <text:p text:style-name="P3">Nawag мн.ч neweg – сущ. – гном</text:p>
      <text:p text:style-name="P3">Naw мн.ч. Noe(nui) – сущ. – идея</text:p>
      <text:p text:style-name="P3">Na – пред. – 1 с 2. к, в, на</text:p>
      <text:p text:style-name="P3">Neder – прил. – девятый</text:p>
      <text:p text:style-name="P3">Nedhu – сущ. – подушка</text:p>
      <text:p text:style-name="P3">Nedhw → nedhu</text:p>
      <text:p text:style-name="P3">Nedh – префикс – в, среди</text:p>
      <text:p text:style-name="P3">Nedia- – гл. – считать, подсчитывать</text:p>
      <text:p text:style-name="P3">Ned – пред. – в, во(время, например в такой-то день)</text:p>
      <text:p text:style-name="P3">Nef – пред. -- на этой стороне от</text:p>
      <text:p text:style-name="P3">Negro → naegro</text:p>
      <text:p text:style-name="P3">Neithan – прил. – введённый в заблуждение, несправедливо обиженный или лишённый чего-либо</text:p>
      <text:p text:style-name="P3">Neitha- – гл. – быть несправедливым, лишать (чего-либо)</text:p>
      <text:p text:style-name="P3">Nelchaenen – тридцатый</text:p>
      <text:p text:style-name="P3">Neledhia- – гл. – входить</text:p>
      <text:p text:style-name="P3">Neledhi . neledhia-</text:p>
      <text:p text:style-name="P7">Neledh . neled</text:p>
      <text:p text:style-name="P5"><text:span text:style-name="T3">Neled – </text:span><text:span text:style-name="T1">третий</text:span></text:p>
      <text:p text:style-name="P7">Neleg → nê</text:p>
      <text:p text:style-name="P5"><text:span text:style-name="T3">Nelig – </text:span><text:span text:style-name="T1">мн</text:span><text:span text:style-name="T3">.</text:span><text:span text:style-name="T1">ч</text:span><text:span text:style-name="T3">.</text:span><text:span text:style-name="T1">от</text:span><text:span text:style-name="T3"> nêl</text:span></text:p>
      <text:p text:style-name="P5"><text:span text:style-name="T3">Nelladel – </text:span><text:span text:style-name="T1">сущ</text:span><text:span text:style-name="T3">. – </text:span><text:span text:style-name="T1">перезвон</text:span><text:span text:style-name="T3"> </text:span><text:span text:style-name="T1">колокольчиков</text:span></text:p>
      <text:p text:style-name="P3">Nella- – гл. – звонить в колокол или колокольчик</text:p>
      <text:p text:style-name="P3">Nell – сущ. – колокол, колокольчик</text:p>
      <text:p text:style-name="P3">Nelthil – сущ. – треугольник</text:p>
      <text:p text:style-name="P3">Nêl мн.ч.nelig – сущ. – зуб</text:p>
      <text:p text:style-name="P3">Nemb . nem</text:p>
      <text:p text:style-name="P3">Nem – сущ. – нос</text:p>
      <text:p text:style-name="P3">Nend – прил. – водянистый</text:p>
      <text:p text:style-name="P3">Nenn → nend</text:p>
      <text:p text:style-name="P3">Nen мн.ч nоn – сущ. – 1. вода (используется к пруду, озеру или мелкой речке). 2. в широком смысле “водяная страна”</text:p>
      <text:p text:style-name="P3">Nern – мн.ч. от narn</text:p>
      <text:p text:style-name="P3">Nestadren мн.ч nestedrin – прил. – лечебный, целебный</text:p>
      <text:p text:style-name="P3">Nestad – герундий к nesta- – лечение</text:p>
      <text:p text:style-name="P3">Nestag- пр.вр. Nestanc – гл. – вставлять, втыкать</text:p>
      <text:p text:style-name="P3">Nestanc – пр.вр от nestag</text:p>
      <text:p text:style-name="P3"><text:soft-page-break/>Nesta- – гл. – лечить</text:p>
      <text:p text:style-name="P5"><text:span text:style-name="T3">Nestedri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nestadren</text:span></text:p>
      <text:p text:style-name="P5"><text:span text:style-name="T3">Nestegi – </text:span><text:span text:style-name="T1">инфинитив</text:span><text:span text:style-name="T3"> </text:span><text:span text:style-name="T1">от</text:span><text:span text:style-name="T3"> nestag-</text:span></text:p>
      <text:p text:style-name="P3">Neth – прил. – молодой, юный</text:p>
      <text:p text:style-name="P3">Neweg – мн.ч от nawag</text:p>
      <text:p text:style-name="P3">Neweig → neweg</text:p>
      <text:p text:style-name="P3">Niben мн.ч nibin – прил. – маленький, мелкий</text:p>
      <text:p text:style-name="P3">Nibin – мн ч.от niben</text:p>
      <text:p text:style-name="P3">Nîd – прил. – сырой, мокрый, влажный</text:p>
      <text:p text:style-name="P3">Nifredil → niphredil</text:p>
      <text:p text:style-name="P3">Nifred → niphred</text:p>
      <text:p text:style-name="P3">Nîf – сущ. – перед, лицевая сторона</text:p>
      <text:p text:style-name="P3">Nimmada- пр.вр. Nimmint – гл. – белить</text:p>
      <text:p text:style-name="P3">Nimmid → nimmida-</text:p>
      <text:p text:style-name="P3">Nim- → nimp</text:p>
      <text:p text:style-name="P3">Nimp – прил. – бледный, белый</text:p>
      <text:p text:style-name="P3">Nind – прил. – тонкий, стройный</text:p>
      <text:p text:style-name="P3">Ninglor – сущ. – золотой водняной цветок</text:p>
      <text:p text:style-name="P3">Níniel – прил. – плачущий</text:p>
      <text:p text:style-name="P3">Nîn I – мн.ч от nen</text:p>
      <text:p text:style-name="P3">Nîn II – сущ. – слеза, в переносном значении “капля”</text:p>
      <text:p text:style-name="P3">Nîn III – прил. – мокрый, влажный</text:p>
      <text:p text:style-name="P3">Nîn IV – мест. – мой</text:p>
      <text:p text:style-name="P3">Nнnim – сущ. – подснежник</text:p>
      <text:p text:style-name="P3">Ninniach – сущ. – радуга</text:p>
      <text:p text:style-name="P3">Ninn → nind</text:p>
      <text:p text:style-name="P3">Nínui – прил. – водянистый</text:p>
      <text:p text:style-name="P3">Nínui – сущ. – февраль(месяц)</text:p>
      <text:p text:style-name="P3">Nin – мест. – мне, меня</text:p>
      <text:p text:style-name="P3">Niphredil – сущ. – подснежник</text:p>
      <text:p text:style-name="P3">Niphred – сущ. – страх, бледность</text:p>
      <text:p text:style-name="P3">Nírnaeth – сущ. – плач</text:p>
      <text:p text:style-name="P3">Nоr – сущ. – плач, слезы</text:p>
      <text:p text:style-name="P3">Nоth – сущ. – молодость</text:p>
      <text:p text:style-name="P3">Nod- – гл. – связывать, вязать</text:p>
      <text:p text:style-name="P3">Noedia- → nedia-</text:p>
      <text:p text:style-name="P3">Noe – мн.ч от naw</text:p>
      <text:p text:style-name="P3">Nogotheg – сущ. – название мелких гномов</text:p>
      <text:p text:style-name="P3">Nogothrim – сущ. – народ гномов</text:p>
      <text:p text:style-name="P3">Nogoth мн.ч negyth – сущ. – гном</text:p>
      <text:p text:style-name="P3">No → nu</text:p>
      <text:p text:style-name="P3">Nordh – сущ. – тонкая веревка, шнурок</text:p>
      <text:p text:style-name="P3">Norn мн.ч nyrn – прил. – 1.искривленный, искаженный</text:p>
      <text:p text:style-name="P3">Norn мн.ч nyrn – прил. – 2. твердый, жесткий</text:p>
      <text:p text:style-name="P3">Noro – повелит. наклонение – скачи!</text:p>
      <text:p text:style-name="P3">Nуrui – прил. – солнечный, жгучий</text:p>
      <text:p text:style-name="P3">Nуrui – сущ. – июнь(месяц такой)</text:p>
      <text:p text:style-name="P3">Nos → noss</text:p>
      <text:p text:style-name="P3">Noss – сущ. – родня, род, клан, кровное родство</text:p>
      <text:p text:style-name="P3">Nud- → nod-</text:p>
      <text:p text:style-name="P3">Nui → noe</text:p>
      <text:p text:style-name="P3">Nuin – пред. – под(чем-то)</text:p>
      <text:p text:style-name="P3"><text:soft-page-break/>Nuitha- – гл. – останавливать, прекращать</text:p>
      <text:p text:style-name="P3">Nûr I – прил. – глубокий</text:p>
      <text:p text:style-name="P3">Nûr II – сущ. – корень</text:p>
      <text:p text:style-name="P3">Nûr III – прил. – печальный, унылый</text:p>
      <text:p text:style-name="P3">Nu – пред. – под</text:p>
      <text:p text:style-name="P3">Nyrn – мн.ч. от norn</text:p>
      <text:p text:style-name="P3">Nyw – сущ. – петля, аркан</text:p>
      <text:p text:style-name="P6"/>
      <text:p text:style-name="P9">O</text:p>
      <text:p text:style-name="P3">O I – пред. – к, от (см. примечание 14)</text:p>
      <text:p text:style-name="P3">O II – пред. – вокруг, кругом</text:p>
      <text:p text:style-name="P3">Ódhellim – сущ. – народ нолдор</text:p>
      <text:p text:style-name="P3">Ódhel мн.ч ódhil – сущ. – нолдо, эльф из мудрых</text:p>
      <text:p text:style-name="P3">Odhril – сущ.ж.р – родительница</text:p>
      <text:p text:style-name="P3">Odhron – сущ.м.р – родитель</text:p>
      <text:p text:style-name="P3">Odog – прил. – седьмой</text:p>
      <text:p text:style-name="P3">Od → o I</text:p>
      <text:p text:style-name="P3">Odothui – числ. – седьмой</text:p>
      <text:p text:style-name="P3">Oear → gaear</text:p>
      <text:p text:style-name="P3">Oegas → aegas</text:p>
      <text:p text:style-name="P7">Oeges → aegais</text:p>
      <text:p text:style-name="P7">Oeglir → aeglir</text:p>
      <text:p text:style-name="P7">Oel → ael</text:p>
      <text:p text:style-name="P7">Oelin → aelin</text:p>
      <text:p text:style-name="P7">Oer → gaer III</text:p>
      <text:p text:style-name="P7">Oeruil → gaeruil</text:p>
      <text:p text:style-name="P5"><text:span text:style-name="T3">Oerydbin – </text:span><text:span text:style-name="T1">мн</text:span><text:span text:style-name="T3">.</text:span><text:span text:style-name="T1">ч</text:span><text:span text:style-name="T3">. </text:span><text:span text:style-name="T1">от</text:span><text:span text:style-name="T3"> orodben</text:span></text:p>
      <text:p text:style-name="P7">Ofr → ovor</text:p>
      <text:p text:style-name="P3">Old → oll</text:p>
      <text:p text:style-name="P3">Oll – сущ. – поток, горное течение</text:p>
      <text:p text:style-name="P3">Oltha- – гл. – грезить</text:p>
      <text:p text:style-name="P3">Ôl мн.ч. Elei – сущ. – греза, видение</text:p>
      <text:p text:style-name="P3">Ónen – 1ое лицо от anna- – я даю</text:p>
      <text:p text:style-name="P3">Oneth – сущ.ж.р – подательница(чего-либо)</text:p>
      <text:p text:style-name="P3">Onna- – гл. – рождать, порождать</text:p>
      <text:p text:style-name="P3">Onnen мн.ч ennin – прич.пр.вр. – рожденный</text:p>
      <text:p text:style-name="P3">Onodrim – сущ. – народ энтов; энты, как раса</text:p>
      <text:p text:style-name="P3">Onod мн.ч enyd – сущ. – энт</text:p>
      <text:p text:style-name="P3">Orchall . orchal</text:p>
      <text:p text:style-name="P3">Orchal – прил. – 1. высший, возвышенный</text:p>
      <text:p text:style-name="P3">Orchal – прил. – 2. высокий</text:p>
      <text:p text:style-name="P3">Orchel → orchal</text:p>
      <text:p text:style-name="P3">Orchoth – сущ. – народ орков; орки, как раса</text:p>
      <text:p text:style-name="P5"><text:span text:style-name="T3">Orch </text:span><text:span text:style-name="T1">мн</text:span><text:span text:style-name="T3">.</text:span><text:span text:style-name="T1">ч</text:span><text:span text:style-name="T3">. Yrch(eirch, erch II) – </text:span><text:span text:style-name="T1">сущ</text:span><text:span text:style-name="T3">. – </text:span><text:span text:style-name="T1">орк</text:span></text:p>
      <text:p text:style-name="P3">Orn мн.ч yrn – сущ. – дерево(любое)</text:p>
      <text:p text:style-name="P3">Orodben мн.ч oeredbyn(eredbyn) – сущ. – горец</text:p>
      <text:p text:style-name="P3">Orodrim – сущ. – горный хребет</text:p>
      <text:p text:style-name="P3">Orod мн.ч ered – сущ. – гора</text:p>
      <text:p text:style-name="P3">Orthad – герундий от ortha- – вставание, поднятие</text:p>
      <text:p text:style-name="P3">Ortha- пр.вр orthant – гл. – поднимать, воздвигать</text:p>
      <text:p text:style-name="P3">Orthelian – сущ. – полог, навес</text:p>
      <text:p text:style-name="P3">Ortheli – инфинитив – покрывать, укрывать</text:p>
      <text:p text:style-name="P3"><text:soft-page-break/>Ortheri – инфинитив от orthor – владеть, покорять</text:p>
      <text:p text:style-name="P3">Orthor – 3е лицо от orthor- – (он) владеет</text:p>
      <text:p text:style-name="P3">Orthor- – гл. – владеть, покорять</text:p>
      <text:p text:style-name="P3">Ortho – инфинитив от ortha- – поднимать</text:p>
      <text:p text:style-name="P3">Or – пред. – над</text:p>
      <text:p text:style-name="P3">Or- – префикс – над</text:p>
      <text:p text:style-name="P3">Osgar – 3е лицо от osgar- – (он) режет</text:p>
      <text:p text:style-name="P3">Osgar- – гл. – ампутировать, резать</text:p>
      <text:p text:style-name="P3">Osp – сущ. – дым</text:p>
      <text:p text:style-name="P3">Ostrad . othrand</text:p>
      <text:p text:style-name="P3">Ost – сущ. – 1. город окруженный стеной</text:p>
      <text:p text:style-name="P3">Ost – сущ. – 2. форт или крепость сделанные искусственно</text:p>
      <text:p text:style-name="P3">Os- – преф. – кругом, вокруг</text:p>
      <text:p text:style-name="P3">Othlond → othlonn</text:p>
      <text:p text:style-name="P3">Othlonn – сущ. – вымощенный путь</text:p>
      <text:p text:style-name="P3">Othlon → othlonn</text:p>
      <text:p text:style-name="P3">Othrad – сущ. – улица</text:p>
      <text:p text:style-name="P3">Othrond → othronn</text:p>
      <text:p text:style-name="P3">Othronn – сущ. – подземная крепость</text:p>
      <text:p text:style-name="P3">Ovor – прил. – обильный, богатый</text:p>
      <text:p text:style-name="P3">Ovras – сущ. – груда, куча, масса</text:p>
      <text:p text:style-name="P3">Ovra- – гл. – изобиловать</text:p>
      <text:p text:style-name="P3">Ovr → ovor</text:p>
      <text:p text:style-name="P3">Ovro – инфинитив от ovra-</text:p>
      <text:p text:style-name="P6"/>
      <text:p text:style-name="P9">P</text:p>
      <text:p text:style-name="P3">Pada- – гл. – идти</text:p>
      <text:p text:style-name="P3">Pвd – сущ. – путь</text:p>
      <text:p text:style-name="P5"><text:span text:style-name="T3">Paich – </text:span><text:span text:style-name="T1">сущ</text:span><text:span text:style-name="T3">. – </text:span><text:span text:style-name="T1">сок</text:span><text:span text:style-name="T3">, </text:span><text:span text:style-name="T1">сироп</text:span></text:p>
      <text:p text:style-name="P5"><text:span text:style-name="T3">Pain I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p</text:span><text:span text:style-name="T1">в</text:span><text:span text:style-name="T3">n I</text:span></text:p>
      <text:p text:style-name="P3">Pain II – мн.ч от pвn II</text:p>
      <text:p text:style-name="P3">Palan- – нар. – далеко и широко</text:p>
      <text:p text:style-name="P3">Palath – сущ. – поверхность</text:p>
      <text:p text:style-name="P3">Panas – сущ. – пол, настил</text:p>
      <text:p text:style-name="P3">Pand – сущ. – внутренний двор</text:p>
      <text:p text:style-name="P3">Pân I мн.ч pain I – сущ. – доска, закрепленная доска, главным образом пол</text:p>
      <text:p text:style-name="P3">Pân II мн.ч pain II – прил. – всё, в целом</text:p>
      <text:p text:style-name="P3">Panna- I – гл. – открывать</text:p>
      <text:p text:style-name="P3">Panna- II – гл. – наполнять, заполнять</text:p>
      <text:p text:style-name="P7">Pann I . pand</text:p>
      <text:p text:style-name="P5"><text:span text:style-name="T3">Pann II – </text:span><text:span text:style-name="T1">прил</text:span><text:span text:style-name="T3">. – </text:span><text:span text:style-name="T1">широкий</text:span></text:p>
      <text:p text:style-name="P7">Pannod → panna- II</text:p>
      <text:p text:style-name="P5"><text:span text:style-name="T3">Panno – </text:span><text:span text:style-name="T1">инфинитив</text:span><text:span text:style-name="T3"> </text:span><text:span text:style-name="T1">к</text:span><text:span text:style-name="T3"> panna- I</text:span></text:p>
      <text:p text:style-name="P3">Pant – прил. – полный</text:p>
      <text:p text:style-name="P3">Parch – прил. – сухой</text:p>
      <text:p text:style-name="P3">Parf мн.ч perf – сущ. – книга</text:p>
      <text:p text:style-name="P3">Parth – сущ. – открытая равнина</text:p>
      <text:p text:style-name="P3">Pathra- – гл. – наполнять, заполнять</text:p>
      <text:p text:style-name="P3">Pathred – сущ. – наполненный</text:p>
      <text:p text:style-name="P3">Pathro – инфинитив от pathra-</text:p>
      <text:p text:style-name="P3">Pathu – сущ. – плоское, ровное место</text:p>
      <text:p text:style-name="P3">Pathw → pathu</text:p>
      <text:p text:style-name="P3"><text:soft-page-break/>Path – прил. – ровный, гладкий</text:p>
      <text:p text:style-name="P3">Paur – сущ. – кулак</text:p>
      <text:p text:style-name="P3">Paw – сущ. – болезнь</text:p>
      <text:p text:style-name="P3">Pêd – 3е лицо от ped- – (он) говорит</text:p>
      <text:p text:style-name="P3">Pedo – повелит.накл. – говори! Скажи!</text:p>
      <text:p text:style-name="P3">Ped- пр.вр.pent I – гл. – говорить</text:p>
      <text:p text:style-name="P3">Peg – сущ. – маленькое пятно, точка</text:p>
      <text:p text:style-name="P7">Peich → paich</text:p>
      <text:p text:style-name="P7">Pein → pain I</text:p>
      <text:p text:style-name="P5"><text:span text:style-name="T3">Peleth – </text:span><text:span text:style-name="T1">сущ</text:span><text:span text:style-name="T3">. – </text:span><text:span text:style-name="T1">увядание</text:span></text:p>
      <text:p text:style-name="P3">Pelia- – гл. – расправлять</text:p>
      <text:p text:style-name="P3">Pelin – сущ. – увядание</text:p>
      <text:p text:style-name="P3">Pelio – инфинитив от pelia-</text:p>
      <text:p text:style-name="P3">Peli – мн.ч от pel</text:p>
      <text:p text:style-name="P3">Pelthaes – сущ. – стержень, основа</text:p>
      <text:p text:style-name="P3">Pel мн.ч.peli – сущ. – огороженное пространство</text:p>
      <text:p text:style-name="P3">Pendrad → pendrath</text:p>
      <text:p text:style-name="P3">Pendrath – сущ. – проход наверх или вниз, лестница</text:p>
      <text:p text:style-name="P3">Pend – сущ. – склон, покатость</text:p>
      <text:p text:style-name="P3">Peng – сущ. – лук(для стрельбы)</text:p>
      <text:p text:style-name="P3">Penia- – гл. – фиксировать</text:p>
      <text:p text:style-name="P3">Pen I – пред. – без</text:p>
      <text:p text:style-name="P3">Pen II – мест. – кто-то, некто</text:p>
      <text:p text:style-name="P3">Penio – инфинитив от penia-</text:p>
      <text:p text:style-name="P3">Pennas – сущ. – история, исторический факт</text:p>
      <text:p text:style-name="P3">Penna- – гл. – сколоняться</text:p>
      <text:p text:style-name="P3">Penninar → penninor</text:p>
      <text:p text:style-name="P3">Penninor – сущ. – последний день года</text:p>
      <text:p text:style-name="P7">Penn → pend</text:p>
      <text:p text:style-name="P5"><text:span text:style-name="T3">Pent I – </text:span><text:span text:style-name="T1">пр</text:span><text:span text:style-name="T3">.</text:span><text:span text:style-name="T1">вр</text:span><text:span text:style-name="T3"> </text:span><text:span text:style-name="T1">от</text:span><text:span text:style-name="T3"> ped-</text:span></text:p>
      <text:p text:style-name="P5"><text:span text:style-name="T3">Pent II – </text:span><text:span text:style-name="T1">сущ</text:span><text:span text:style-name="T3">. – </text:span><text:span text:style-name="T1">повесть</text:span><text:span text:style-name="T3">, </text:span><text:span text:style-name="T1">рассказ</text:span></text:p>
      <text:p text:style-name="P5"><text:span text:style-name="T3">Peredhel </text:span><text:span text:style-name="T1">мн</text:span><text:span text:style-name="T3">.</text:span><text:span text:style-name="T1">ч</text:span><text:span text:style-name="T3">. Peredhil – </text:span><text:span text:style-name="T1">сущ</text:span><text:span text:style-name="T3">. – </text:span><text:span text:style-name="T1">полуэльф</text:span></text:p>
      <text:p text:style-name="P5"><text:span text:style-name="T3">Peredhil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peredhel</text:span></text:p>
      <text:p text:style-name="P5"><text:span text:style-name="T3">Perf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parf</text:span></text:p>
      <text:p text:style-name="P5"><text:span text:style-name="T3">Periai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perian</text:span></text:p>
      <text:p text:style-name="P5"><text:span text:style-name="T3">Periannath – </text:span><text:span text:style-name="T1">кол</text:span><text:span text:style-name="T3">.</text:span><text:span text:style-name="T1">мн</text:span><text:span text:style-name="T3">.</text:span><text:span text:style-name="T1">ч</text:span><text:span text:style-name="T3"> – </text:span><text:span text:style-name="T1">хоббиты</text:span><text:span text:style-name="T3">, </text:span><text:span text:style-name="T1">как</text:span><text:span text:style-name="T3"> </text:span><text:span text:style-name="T1">раса</text:span></text:p>
      <text:p text:style-name="P5"><text:span text:style-name="T3">Perian </text:span><text:span text:style-name="T1">мн</text:span><text:span text:style-name="T3">.</text:span><text:span text:style-name="T1">ч</text:span><text:span text:style-name="T3"> periain – </text:span><text:span text:style-name="T1">сущ</text:span><text:span text:style-name="T3">. – </text:span><text:span text:style-name="T1">хоббит</text:span><text:span text:style-name="T3">, </text:span><text:span text:style-name="T1">половинчик</text:span></text:p>
      <text:p text:style-name="P3">Perin – прил. – половинный, разделенный в середине</text:p>
      <text:p text:style-name="P3">Per- – преф. – полу-</text:p>
      <text:p text:style-name="P3">Pesseg – сущ. – подушка</text:p>
      <text:p text:style-name="P3">Pethron – сущ. – рассказчик</text:p>
      <text:p text:style-name="P3">Peth – сущ. – слово</text:p>
      <text:p text:style-name="P3">Pichen → pihen</text:p>
      <text:p text:style-name="P3">Pigen – прил. – очень маленький, крошечный</text:p>
      <text:p text:style-name="P3">Pihen – прил. – сочный</text:p>
      <text:p text:style-name="P3">Pinnath – сущ. кол.мн.ч – гребни горы(гор)</text:p>
      <text:p text:style-name="P3">Pôd мн.ч pyd – сущ. – нога животного</text:p>
      <text:p text:style-name="P3">Post – сущ. – пауза, остановка, отдых</text:p>
      <text:p text:style-name="P3">Prestannen – пр.вр.от presta- – беспокоился</text:p>
      <text:p text:style-name="P3">Prestanneth – сущ. – лениция</text:p>
      <text:p text:style-name="P3">Presta- – гл. – беспокоить(ся)</text:p>
      <text:p text:style-name="P3">Presto – инфинитив от presta-</text:p>
      <text:p text:style-name="P3"><text:soft-page-break/>Puia- – гл. – проколоть, пронзить</text:p>
      <text:p text:style-name="P3">Puig – прил. – чистый, опрятный, аккуратный</text:p>
      <text:p text:style-name="P3">Puio – инфинитив от puia-</text:p>
      <text:p text:style-name="P3">Pyd – мн.ч от pôd</text:p>
      <text:p text:style-name="P6"/>
      <text:p text:style-name="P9">R</text:p>
      <text:p text:style-name="P3">Rach мн.ч reich – сущ. – повозка, телега</text:p>
      <text:p text:style-name="P3">Rada- – гл. – искать путь(дорогу)</text:p>
      <text:p text:style-name="P3">Rado – инфинитив от rada-</text:p>
      <text:p text:style-name="P3">Râd – сущ. – путь, дорога, тракт</text:p>
      <text:p text:style-name="P3">Raeg – прил. – кривой, изогнутый, неправильный</text:p>
      <text:p text:style-name="P3">Raen – прил. – кривой</text:p>
      <text:p text:style-name="P3">Raew – сущ. – морская сажень(1.82 м)</text:p>
      <text:p text:style-name="P3">Rafn – сущ. – крыло</text:p>
      <text:p text:style-name="P3">Raich – мн.ч от rach</text:p>
      <text:p text:style-name="P3">Rainc – мн.ч от rain</text:p>
      <text:p text:style-name="P3">Rain – сущ. – граница, предел</text:p>
      <text:p text:style-name="P3">Rais – мн.ч от ras</text:p>
      <text:p text:style-name="P3">Rammas – сущ. – (великая) стена</text:p>
      <text:p text:style-name="P3">Ram – сущ. – стена</text:p>
      <text:p text:style-name="P3">Ranc мн.ч rainc – сущ. – рука</text:p>
      <text:p text:style-name="P3">Randir – сущ.м.р – странник, путешественник</text:p>
      <text:p text:style-name="P3">Rant – сущ. – 1.жила, вена 2.течение</text:p>
      <text:p text:style-name="P3">Raph – сущ. – веревка, канат</text:p>
      <text:p text:style-name="P3">Rasg – сущ. – рог(аналогично ras)</text:p>
      <text:p text:style-name="P3">Ras – сущ. – рог</text:p>
      <text:p text:style-name="P3">Rath – сущ. – 1.течение 2.улица</text:p>
      <text:p text:style-name="P3">Raudh – прил. – полый, пустой</text:p>
      <text:p text:style-name="P3">Raud – сущ. – металл(этим. “медь”)</text:p>
      <text:p text:style-name="P3">Raug – сущ. – сильная враждебная тварь, демон</text:p>
      <text:p text:style-name="P3">Raun – прил. – странствующий</text:p>
      <text:p text:style-name="P3">Raw I – сущ. – берег реки</text:p>
      <text:p text:style-name="P5"><text:span text:style-name="T3">Raw II(rhaw IV) </text:span><text:span text:style-name="T1">мн</text:span><text:span text:style-name="T3">.</text:span><text:span text:style-name="T1">ч</text:span><text:span text:style-name="T3"> roe(rhui I) – </text:span><text:span text:style-name="T1">сущ</text:span><text:span text:style-name="T3">. – </text:span><text:span text:style-name="T1">лев</text:span></text:p>
      <text:p text:style-name="P3">Redhi – инфинитив – распространять, сеять</text:p>
      <text:p text:style-name="P3">Rein – сущ. – след</text:p>
      <text:p text:style-name="P3">Rem I – сущ. – сеть, петля</text:p>
      <text:p text:style-name="P3">Rem II – прил. – частый, многочисленный</text:p>
      <text:p text:style-name="P3">Remmen мн.ч remmin – прич.пр.вр – опутанный</text:p>
      <text:p text:style-name="P3">Remmin – мн.ч от remmen</text:p>
      <text:p text:style-name="P3">Rend – прил. – круговой</text:p>
      <text:p text:style-name="P3">Renia- – гл. – блуждать</text:p>
      <text:p text:style-name="P3">Renio – инфинитив от renia-</text:p>
      <text:p text:style-name="P3">Rest – сущ. – рана</text:p>
      <text:p text:style-name="P3">Revia- – гл. – 1. лететь,плыть 2.бродить,странствовать</text:p>
      <text:p text:style-name="P3">Revio – инфинитив от revia-</text:p>
      <text:p text:style-name="P3">Rhach – сущ. – проклятие</text:p>
      <text:p text:style-name="P7">Rhaen → raen</text:p>
      <text:p text:style-name="P7">Rhaew → raew</text:p>
      <text:p text:style-name="P7">Rhafn → rafn</text:p>
      <text:p text:style-name="P7">Rhain → rain</text:p>
      <text:p text:style-name="P7">Rham → ram</text:p>
      <text:p text:style-name="P7">Rhanc → ranc</text:p>
      <text:p text:style-name="P7"><text:soft-page-break/>Rhandir → randir</text:p>
      <text:p text:style-name="P7">Rhasg → rasg</text:p>
      <text:p text:style-name="P7">Rhass I → ras</text:p>
      <text:p text:style-name="P5"><text:span text:style-name="T3">Rhass II – </text:span><text:span text:style-name="T1">сущ</text:span><text:span text:style-name="T3">. – </text:span><text:span text:style-name="T1">пропасть</text:span><text:span text:style-name="T3">, </text:span><text:span text:style-name="T1">обрыв</text:span></text:p>
      <text:p text:style-name="P7">Rhaudh → raudh</text:p>
      <text:p text:style-name="P7">Rhaud → raud</text:p>
      <text:p text:style-name="P7">Rhaug → raug</text:p>
      <text:p text:style-name="P7">Rhaun → raun</text:p>
      <text:p text:style-name="P5"><text:span text:style-name="T3">Rhavan </text:span><text:span text:style-name="T1">мн</text:span><text:span text:style-name="T3">.</text:span><text:span text:style-name="T1">ч</text:span><text:span text:style-name="T3"> rhevain – </text:span><text:span text:style-name="T1">сущ</text:span><text:span text:style-name="T3">. – </text:span><text:span text:style-name="T1">дикарь</text:span></text:p>
      <text:p text:style-name="P3">Rhaw I → raw I</text:p>
      <text:p text:style-name="P3">Rhaw II – сущ. – дикая местность, пустыня</text:p>
      <text:p text:style-name="P3">Rhaw III – сущ. – тело, плоть</text:p>
      <text:p text:style-name="P3">Rhaw IV → raw II</text:p>
      <text:p text:style-name="P7">Rhedhi → redhi</text:p>
      <text:p text:style-name="P7">Rhein I → rain</text:p>
      <text:p text:style-name="P7">Rhein II → rein</text:p>
      <text:p text:style-name="P7">Rhemb → rem II</text:p>
      <text:p text:style-name="P7">Rhem → rem II</text:p>
      <text:p text:style-name="P7">Rhenc → rainc</text:p>
      <text:p text:style-name="P7">Rhenio → renio</text:p>
      <text:p text:style-name="P7">Rhess → riss</text:p>
      <text:p text:style-name="P7">Rhest → rest</text:p>
      <text:p text:style-name="P5"><text:span text:style-name="T3">Rhevai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rhavan</text:span></text:p>
      <text:p text:style-name="P7">Rhevio → revio</text:p>
      <text:p text:style-name="P7">Rhib- → rib</text:p>
      <text:p text:style-name="P5"><text:span text:style-name="T3">Rhien → r</text:span><text:span text:style-name="T1">о</text:span><text:span text:style-name="T3">n I</text:span></text:p>
      <text:p text:style-name="P5"><text:span text:style-name="T3">Rh</text:span><text:span text:style-name="T1">о</text:span><text:span text:style-name="T3">f → r</text:span><text:span text:style-name="T1">о</text:span><text:span text:style-name="T3">w</text:span></text:p>
      <text:p text:style-name="P7">Rhimb I → rim I</text:p>
      <text:p text:style-name="P7">Rhimb II → rim II</text:p>
      <text:p text:style-name="P7">Rhim I → rim I</text:p>
      <text:p text:style-name="P7">Rhim II → rim II</text:p>
      <text:p text:style-name="P7">Rhinc → rinc</text:p>
      <text:p text:style-name="P7">Rhind → rind</text:p>
      <text:p text:style-name="P7">Rhingorn → ringorn</text:p>
      <text:p text:style-name="P7">Rhing → ring</text:p>
      <text:p text:style-name="P7">Rhinn I → rind</text:p>
      <text:p text:style-name="P7">Rhinn II → rend</text:p>
      <text:p text:style-name="P7">Rhîn → rîn I</text:p>
      <text:p text:style-name="P7">Rhî → rî</text:p>
      <text:p text:style-name="P7">Rhîs → rîs</text:p>
      <text:p text:style-name="P7">Rhiss → riss</text:p>
      <text:p text:style-name="P7">Rhisto → risto</text:p>
      <text:p text:style-name="P7">Rhitho → ritho</text:p>
      <text:p text:style-name="P5"><text:span text:style-name="T3">Rhîw – </text:span><text:span text:style-name="T1">сущ</text:span><text:span text:style-name="T3">. – </text:span><text:span text:style-name="T1">зима</text:span></text:p>
      <text:p text:style-name="P7">Rhoeg → raeg</text:p>
      <text:p text:style-name="P7">Rhoein → rein</text:p>
      <text:p text:style-name="P7">Rhofal → roval</text:p>
      <text:p text:style-name="P7">Rhofel → rovail</text:p>
      <text:p text:style-name="P7">Rhom → rom</text:p>
      <text:p text:style-name="P7">Rhomru → romru</text:p>
      <text:p text:style-name="P7">Rhond → rond</text:p>
      <text:p text:style-name="P7">Rhonn → rond</text:p>
      <text:p text:style-name="P7"><text:soft-page-break/>Rhosc → rhosg</text:p>
      <text:p text:style-name="P5"><text:span text:style-name="T3">Rhosg – </text:span><text:span text:style-name="T1">прил</text:span><text:span text:style-name="T3">. – </text:span><text:span text:style-name="T1">коричневый</text:span></text:p>
      <text:p text:style-name="P7">Rhoss I → ross I</text:p>
      <text:p text:style-name="P3">Rhoss II – сущ. – шёпот или шелестящий звук</text:p>
      <text:p text:style-name="P5"><text:span text:style-name="T3">Rhovan – </text:span><text:span text:style-name="T1">прил</text:span><text:span text:style-name="T3">. – </text:span><text:span text:style-name="T1">дикий</text:span></text:p>
      <text:p text:style-name="P7">Rhufen . rhuven</text:p>
      <text:p text:style-name="P7">Rhui I → roe</text:p>
      <text:p text:style-name="P7">Rhui II → rui</text:p>
      <text:p text:style-name="P7">Rhuiw → rui</text:p>
      <text:p text:style-name="P5"><text:span text:style-name="T3">Rhúnen – </text:span><text:span text:style-name="T1">прил</text:span><text:span text:style-name="T3">. – </text:span><text:span text:style-name="T1">восточный</text:span></text:p>
      <text:p text:style-name="P7">Rhû → rû</text:p>
      <text:p text:style-name="P5"><text:span text:style-name="T3">Rhuven – </text:span><text:span text:style-name="T1">сущ</text:span><text:span text:style-name="T3">. – </text:span><text:span text:style-name="T1">восток</text:span></text:p>
      <text:p text:style-name="P7">Rhyn . ryn</text:p>
      <text:p text:style-name="P3">Rib – сущ. – течение реки, возможно так же поток</text:p>
      <text:p text:style-name="P3">Rоf – сущ. – кора</text:p>
      <text:p text:style-name="P3">Rim I – сущ. – толпа, множество народу</text:p>
      <text:p text:style-name="P3">Rim II – сущ. – холодный омут или озеро(в горах)</text:p>
      <text:p text:style-name="P3">Rinc – сущ. – подёргивание, судорога, внезапное движение</text:p>
      <text:p text:style-name="P3">Rind – сущ. – круг</text:p>
      <text:p text:style-name="P3">Ringorn – сущ. – круг</text:p>
      <text:p text:style-name="P3">Ring – прил. – холодный</text:p>
      <text:p text:style-name="P3">Rîn I – прил. и сущ. – 1.увенчанный 2. королева</text:p>
      <text:p text:style-name="P3">Rîn II – сущ. – память, воспоминание</text:p>
      <text:p text:style-name="P3">Riss – сущ. – лощина, овраг</text:p>
      <text:p text:style-name="P3">Rista- – гл. – 1.резать 2.разрывать, раздирать</text:p>
      <text:p text:style-name="P3">Risto – инфинитив от rista-</text:p>
      <text:p text:style-name="P3">Rîs – сущ. – королева</text:p>
      <text:p text:style-name="P3">Ritha- – гл. – дергать, резко толкать</text:p>
      <text:p text:style-name="P3">Ritho – инфинитив от ritha-</text:p>
      <text:p text:style-name="P3">Rîw – сущ. – край, кромка, граница</text:p>
      <text:p text:style-name="P3">Rî – сущ. – корона, венец, венок</text:p>
      <text:p text:style-name="P3">Rochben мн.ч rochbin – сущ. – всадник</text:p>
      <text:p text:style-name="P3">Rochirrim – сущ. – владыки коней</text:p>
      <text:p text:style-name="P3">Rochir – сущ. – повелитель коня</text:p>
      <text:p text:style-name="P3">Rochon – сущ. – наездник, всадник</text:p>
      <text:p text:style-name="P3">Roch – сущ. – лошадь</text:p>
      <text:p text:style-name="P3">Rodon мн.ч rodyn – сущ. – Вала</text:p>
      <text:p text:style-name="P3">Rodwen – сущ. – высокородная дева</text:p>
      <text:p text:style-name="P3">Rodyn – мн.ч rodon</text:p>
      <text:p text:style-name="P3">Roe – мн.ч от raw II</text:p>
      <text:p text:style-name="P3">Romru – сущ. – звук рога</text:p>
      <text:p text:style-name="P3">Rom – сущ. – рог, труба</text:p>
      <text:p text:style-name="P3">Rond – сущ. – 1. пещера 2. сводчатая крыша видимая изнутри (и обычно невидимая снаружи) или большой зал с камерными потолками</text:p>
      <text:p text:style-name="P3">Ross I – сущ. – дождь</text:p>
      <text:p text:style-name="P3">Ross II – прил. – красно-русый, чаще к животным расцветки типа лисы или красной лани</text:p>
      <text:p text:style-name="P3">Rosta- – гл. – копать, рыть</text:p>
      <text:p text:style-name="P3">Rosto – инфинитив от rosta-</text:p>
      <text:p text:style-name="P3">Rovail – мн.ч от roval</text:p>
      <text:p text:style-name="P3">Roval мн.ч rovail – сущ. – крыло</text:p>
      <text:p text:style-name="P3">Rûdh – прил. – лысый</text:p>
      <text:p text:style-name="P3"><text:soft-page-break/>Ruin – прил. – огненно-красный</text:p>
      <text:p text:style-name="P3">Rui – сущ. – охота</text:p>
      <text:p text:style-name="P3">Rusc – сущ. – лиса</text:p>
      <text:p text:style-name="P3">Rustui – прил. – медный(из меди)</text:p>
      <text:p text:style-name="P3">Rust – сущ. – медь</text:p>
      <text:p text:style-name="P3">Rûth – сущ. – гнев</text:p>
      <text:p text:style-name="P3">Rû – сущ. – громкий звук, звук трубы или рога</text:p>
      <text:p text:style-name="P3">Ryn – сущ. – преследователь, гончая собака</text:p>
      <text:p text:style-name="P6"/>
      <text:p text:style-name="P9">S</text:p>
      <text:p text:style-name="P3">Sabar – сущ. – открытая шахта</text:p>
      <text:p text:style-name="P3">Sador – сущ. – верный человек</text:p>
      <text:p text:style-name="P3">Sadron мн.ч sedryn – сущ. – верный человек</text:p>
      <text:p text:style-name="P3">Sad – сущ. – место</text:p>
      <text:p text:style-name="P3">Sael – прил. – мудрый</text:p>
      <text:p text:style-name="P3">Saer – прил. – горький</text:p>
      <text:p text:style-name="P3">Saew – сущ. – яд</text:p>
      <text:p text:style-name="P3">Sain мн.ч sоn – прил. – новый</text:p>
      <text:p text:style-name="P3">Salab мн.ч selaib – сущ. – трава</text:p>
      <text:p text:style-name="P3">Salf . salph</text:p>
      <text:p text:style-name="P3">Salph – сущ. – суп, похлебка</text:p>
      <text:p text:style-name="P3">Sammath – кол.мн.ч от sam – палаты</text:p>
      <text:p text:style-name="P3">Sam – сущ. – палата</text:p>
      <text:p text:style-name="P3">Sarch – сущ. – могила</text:p>
      <text:p text:style-name="P3">Sarnas – сущ. – груда камней, курган</text:p>
      <text:p text:style-name="P3">Sarn – сущ. – 1 камень, как материал</text:p>
      <text:p text:style-name="P3">Sarn – сущ. – 2 маленький камушек</text:p>
      <text:p text:style-name="P3">Sautha- – гл. – дренировать, осушать</text:p>
      <text:p text:style-name="P5"><text:span text:style-name="T3">Saw </text:span><text:span text:style-name="T1">мн</text:span><text:span text:style-name="T3">.</text:span><text:span text:style-name="T1">ч</text:span><text:span text:style-name="T3"> soe(sui) – </text:span><text:span text:style-name="T1">сущ</text:span><text:span text:style-name="T3">. – </text:span><text:span text:style-name="T1">сок</text:span></text:p>
      <text:p text:style-name="P5"><text:span text:style-name="T3">Sedry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sadron</text:span></text:p>
      <text:p text:style-name="P7">Sein → sain</text:p>
      <text:p text:style-name="P5"><text:span text:style-name="T3">Selaib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salab</text:span></text:p>
      <text:p text:style-name="P5"><text:span text:style-name="T3">Sellath – </text:span><text:span text:style-name="T1">кол</text:span><text:span text:style-name="T3">.</text:span><text:span text:style-name="T1">мн</text:span><text:span text:style-name="T3">.</text:span><text:span text:style-name="T1">ч</text:span><text:span text:style-name="T3"> </text:span><text:span text:style-name="T1">от</text:span><text:span text:style-name="T3"> sell – </text:span><text:span text:style-name="T1">все</text:span><text:span text:style-name="T3"> </text:span><text:span text:style-name="T1">дочери</text:span></text:p>
      <text:p text:style-name="P3">Sell – сущ.ж.р – 1. дочь 2. девочка, девушка</text:p>
      <text:p text:style-name="P3">Sennui – нар. – вместо, взамен</text:p>
      <text:p text:style-name="P3">Sen мн.ч sin – прил. – эта, это, этот</text:p>
      <text:p text:style-name="P3">Seregon – сущ. – “кровавый камень”(название цветка)</text:p>
      <text:p text:style-name="P3">Sereg – сущ. – кровь</text:p>
      <text:p text:style-name="P3">Seron – сущ. – возлюбленный</text:p>
      <text:p text:style-name="P3">Sîdh – сущ. – мир(в значении «отсутствие войны»)</text:p>
      <text:p text:style-name="P3">Sigil I – сущ. – нож, кинжал</text:p>
      <text:p text:style-name="P3">Sigil II – сущ. – ожерелье, колье</text:p>
      <text:p text:style-name="P3">Síla – 3е лицо от síla – (он) сияет белым</text:p>
      <text:p text:style-name="P3">Síla- – гл. – сиять белым</text:p>
      <text:p text:style-name="P3">Silivren – прил. – (белым)сияющий</text:p>
      <text:p text:style-name="P3">Siniath – кол.мн.ч – новости, вести</text:p>
      <text:p text:style-name="P3">Sinnarn – сущ. – повесть, рассказ</text:p>
      <text:p text:style-name="P3">Sîn – мн.ч от sain</text:p>
      <text:p text:style-name="P3">Sin – мн.ч от sen</text:p>
      <text:p text:style-name="P3">Siria- – гл. – течь, струиться</text:p>
      <text:p text:style-name="P3">Sirion – сущ. – большая река</text:p>
      <text:p text:style-name="P3">Sirio – инфинитив от siria-</text:p>
      <text:p text:style-name="P3"><text:soft-page-break/>Sirith – сущ. – текущий</text:p>
      <text:p text:style-name="P3">Sîr – сущ. – река</text:p>
      <text:p text:style-name="P3">Sí – нар. – здесь, тут</text:p>
      <text:p text:style-name="P3">Si – нар. – теперь, сейчас</text:p>
      <text:p text:style-name="P3">Soe – мн.ч от saw</text:p>
      <text:p text:style-name="P3">Sôg – 3е лицо от soga- – (он) пьет</text:p>
      <text:p text:style-name="P3">Sogannen – прич.пр.вр от soga-</text:p>
      <text:p text:style-name="P3">Soga- пр.вр asogant – гл. – пить</text:p>
      <text:p text:style-name="P3">Sogo – инфинитив от soga-</text:p>
      <text:p text:style-name="P3">Solch – сущ. – корень(особенно съедобный)</text:p>
      <text:p text:style-name="P3">Sollen – прич.пр.вр – закрытый</text:p>
      <text:p text:style-name="P3">Suilad – герундий от suila-</text:p>
      <text:p text:style-name="P3">Suilannad – герундий от suilanna-</text:p>
      <text:p text:style-name="P3">Suilanna- – гл. – приветствовать, здороваться</text:p>
      <text:p text:style-name="P3">Suila- – гл. – приветствовать</text:p>
      <text:p text:style-name="P3">Suil – сущ. – приветствие</text:p>
      <text:p text:style-name="P3">Sui → soe</text:p>
      <text:p text:style-name="P3">Suith – сущ. – глоток</text:p>
      <text:p text:style-name="P3">Sûl I – сущ. – ветер</text:p>
      <text:p text:style-name="P3">Sûl II – сущ. – кубок</text:p>
      <text:p text:style-name="P3">Sunc → asogant</text:p>
      <text:p text:style-name="P7">Sûth → suith</text:p>
      <text:p text:style-name="P8"/>
      <text:p text:style-name="P10">T</text:p>
      <text:p text:style-name="P7">Tachl → tachol</text:p>
      <text:p text:style-name="P5"><text:span text:style-name="T3">Tachol – </text:span><text:span text:style-name="T1">сущ</text:span><text:span text:style-name="T3">. – </text:span><text:span text:style-name="T1">заколка</text:span><text:span text:style-name="T3">, </text:span><text:span text:style-name="T1">булавка</text:span></text:p>
      <text:p text:style-name="P5"><text:span text:style-name="T3">Tad-dail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tad-dal</text:span></text:p>
      <text:p text:style-name="P3">Tad-dal мн.ч tad-dail – сущ и прил. – двуногое животное, двуногий, человек, орк</text:p>
      <text:p text:style-name="P3">Tadol – прил. – двойной</text:p>
      <text:p text:style-name="P3">Tâd – два</text:p>
      <text:p text:style-name="P3">Taeg – сущ. – граница, пограничная линия</text:p>
      <text:p text:style-name="P3">Taen I – сущ. – вершина</text:p>
      <text:p text:style-name="P3">Taen II – прил. – длинный(и тонкий)</text:p>
      <text:p text:style-name="P3">Taer – прил. – прямой</text:p>
      <text:p text:style-name="P3">Taes – сущ. – ноготь, коготь</text:p>
      <text:p text:style-name="P3">Taetha- – гл. – связывать, завязывать</text:p>
      <text:p text:style-name="P3">Taetho – инфинитив от taetha-</text:p>
      <text:p text:style-name="P3">Taew – сущ. – застежка, пряжка</text:p>
      <text:p text:style-name="P3">Tafnen – прил. – закрытый, перекрытый</text:p>
      <text:p text:style-name="P3">Tafr → tavor</text:p>
      <text:p text:style-name="P3">Tagada- – гл. – основывать, учреждать</text:p>
      <text:p text:style-name="P3">Talagand → talagan</text:p>
      <text:p text:style-name="P3">Talan мн.ч telain – сущ. – платформа на деревьях</text:p>
      <text:p text:style-name="P3">Talath – сущ. – 1 плоская поверхность, равнина</text:p>
      <text:p text:style-name="P3">Talath – сущ. – 2 плоская земля, (широкая)долина</text:p>
      <text:p text:style-name="P3">Talf I – сущ. – ладонь</text:p>
      <text:p text:style-name="P3">Talf II – сущ. – плоская земля, равнина</text:p>
      <text:p text:style-name="P3">Talraph – сущ. – стремя</text:p>
      <text:p text:style-name="P3">Talt – прил. – скольжение, падение</text:p>
      <text:p text:style-name="P3">Talu – прил. – плоский, ровный, гладкий</text:p>
      <text:p text:style-name="P3">Tamma- – гл. – ударять, бить</text:p>
      <text:p text:style-name="P3">Tammo – инфинитив от tamma-</text:p>
      <text:p text:style-name="P3"><text:soft-page-break/>Tanc – прил. – твердый, прочный</text:p>
      <text:p text:style-name="P3">Tangado – инфинитив от tangada</text:p>
      <text:p text:style-name="P3">Tang – сущ. – тетива</text:p>
      <text:p text:style-name="P3">Tarag – сущ. – 1. рог 2. отвесная горная тропа</text:p>
      <text:p text:style-name="P3">Tara – прил. – твердый, негнущийся</text:p>
      <text:p text:style-name="P3">Tarias – сущ. – трудность</text:p>
      <text:p text:style-name="P5"><text:span text:style-name="T3">Tarlanc – </text:span><text:span text:style-name="T1">прил</text:span><text:span text:style-name="T3">. – </text:span><text:span text:style-name="T1">упрямый</text:span></text:p>
      <text:p text:style-name="P7">Tars → tass</text:p>
      <text:p text:style-name="P7">Tar- → tara</text:p>
      <text:p text:style-name="P3">Tass – сущ. – работа</text:p>
      <text:p text:style-name="P3">Tathar – сущ. – ива(дерево)</text:p>
      <text:p text:style-name="P3">Tathor → tathar</text:p>
      <text:p text:style-name="P3">Tathren – прил. – ивовый</text:p>
      <text:p text:style-name="P3">Taur I – сущ. – король(король народа, а не король земли)</text:p>
      <text:p text:style-name="P3">Taur II – сущ. – лес, чащобы</text:p>
      <text:p text:style-name="P3">Taur III – прил. – обширный, безбрежный, гигантский</text:p>
      <text:p text:style-name="P3">Tauron – сущ. – лесной житель</text:p>
      <text:p text:style-name="P3">Taus – сущ. – соломенная крыша</text:p>
      <text:p text:style-name="P3">Tavor – сущ. – дятел(птица)</text:p>
      <text:p text:style-name="P3">Tavr → tavor</text:p>
      <text:p text:style-name="P3">Tawaren мн.ч tewerin – прил. – деревянный</text:p>
      <text:p text:style-name="P3">Tawarwaith – класс.мн.ч – лесные эльфы</text:p>
      <text:p text:style-name="P3">Tawar – сущ. – 1 дерево, как материал</text:p>
      <text:p text:style-name="P3">Tawar – сущ. – 2. большой лес</text:p>
      <text:p text:style-name="P3">Taw – прил. – шерстяной</text:p>
      <text:p text:style-name="P3">Tegilbor – сущ. – каллиграф</text:p>
      <text:p text:style-name="P3">Tegil – сущ. – перо(для письма)</text:p>
      <text:p text:style-name="P3">Tegi – инфинитив от tog-</text:p>
      <text:p text:style-name="P3">Tegl → tegol</text:p>
      <text:p text:style-name="P3">Tegol – сущ. – перо(для письма)</text:p>
      <text:p text:style-name="P7">Teilia- → telia-</text:p>
      <text:p text:style-name="P7">Teilien → telien</text:p>
      <text:p text:style-name="P7">Teilio → telio</text:p>
      <text:p text:style-name="P7">Teil → tail</text:p>
      <text:p text:style-name="P5"><text:span text:style-name="T3">Teithant – </text:span><text:span text:style-name="T1">пр</text:span><text:span text:style-name="T3">. </text:span><text:span text:style-name="T1">Вр</text:span><text:span text:style-name="T3"> </text:span><text:span text:style-name="T1">от</text:span><text:span text:style-name="T3"> teitha-</text:span></text:p>
      <text:p text:style-name="P5"><text:span text:style-name="T3">Teitha- </text:span><text:span text:style-name="T1">пр</text:span><text:span text:style-name="T3">.</text:span><text:span text:style-name="T1">вр</text:span><text:span text:style-name="T3"> teithant – </text:span><text:span text:style-name="T1">гл</text:span><text:span text:style-name="T3">. – </text:span><text:span text:style-name="T1">писать</text:span></text:p>
      <text:p text:style-name="P5"><text:span text:style-name="T3">Teitho – </text:span><text:span text:style-name="T1">инфинитив</text:span><text:span text:style-name="T3"> </text:span><text:span text:style-name="T1">от</text:span><text:span text:style-name="T3"> teitha-</text:span></text:p>
      <text:p text:style-name="P7">Teith → taith</text:p>
      <text:p text:style-name="P5"><text:span text:style-name="T3">Telaif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talaf</text:span></text:p>
      <text:p text:style-name="P5"><text:span text:style-name="T3">Telai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talan</text:span></text:p>
      <text:p text:style-name="P5"><text:span text:style-name="T3">Telch </text:span><text:span text:style-name="T1">мн</text:span><text:span text:style-name="T3">.</text:span><text:span text:style-name="T1">ч</text:span><text:span text:style-name="T3"> tilch – </text:span><text:span text:style-name="T1">сущ</text:span><text:span text:style-name="T3">. – </text:span><text:span text:style-name="T1">стебель</text:span><text:span text:style-name="T3">, </text:span><text:span text:style-name="T1">ствол</text:span></text:p>
      <text:p text:style-name="P7">Teleif → telaif</text:p>
      <text:p text:style-name="P5"><text:span text:style-name="T3">Telei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tele</text:span></text:p>
      <text:p text:style-name="P5"><text:span text:style-name="T3">Telerrim – </text:span><text:span text:style-name="T1">класс</text:span><text:span text:style-name="T3">.</text:span><text:span text:style-name="T1">мн</text:span><text:span text:style-name="T3">.</text:span><text:span text:style-name="T1">ч</text:span><text:span text:style-name="T3"> – </text:span><text:span text:style-name="T1">Тэлэри</text:span><text:span text:style-name="T3">, </text:span><text:span text:style-name="T1">народ</text:span><text:span text:style-name="T3"> </text:span><text:span text:style-name="T1">квэнди</text:span></text:p>
      <text:p text:style-name="P5"><text:span text:style-name="T3">Teler </text:span><text:span text:style-name="T1">мн</text:span><text:span text:style-name="T3">.</text:span><text:span text:style-name="T1">ч</text:span><text:span text:style-name="T3"> telir – </text:span><text:span text:style-name="T1">сущ</text:span><text:span text:style-name="T3">. – </text:span><text:span text:style-name="T1">эльф</text:span><text:span text:style-name="T3"> </text:span><text:span text:style-name="T1">из</text:span><text:span text:style-name="T3"> </text:span><text:span text:style-name="T1">Тэлэри</text:span></text:p>
      <text:p text:style-name="P3">Tele – сущ. – задняя сторона, конец, самая задняя часть</text:p>
      <text:p text:style-name="P3">Telia- – гл. – играть</text:p>
      <text:p text:style-name="P3">Telien – сущ. – игра, забава</text:p>
      <text:p text:style-name="P3">Telio – инфинитив от telia-</text:p>
      <text:p text:style-name="P3">Telir – мн.ч от teler</text:p>
      <text:p text:style-name="P5"><text:span text:style-name="T3">Teli – </text:span><text:span text:style-name="T1">инфинитив</text:span><text:span text:style-name="T3"> </text:span><text:span text:style-name="T1">от</text:span><text:span text:style-name="T3"> tol-</text:span></text:p>
      <text:p text:style-name="P7">Tellein → tellen</text:p>
      <text:p text:style-name="P3"><text:soft-page-break/>Tellen – сущ. – подошва стопы</text:p>
      <text:p text:style-name="P3">Telu – сущ. – купол, свод, высокая крыша</text:p>
      <text:p text:style-name="P7">Terein → teryn</text:p>
      <text:p text:style-name="P5"><text:span text:style-name="T3">Tery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tôr.</text:span></text:p>
      <text:p text:style-name="P5"><text:span text:style-name="T3">Tewerin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tawaren</text:span></text:p>
      <text:p text:style-name="P5"><text:span text:style-name="T3">Têw </text:span><text:span text:style-name="T1">мн</text:span><text:span text:style-name="T3">.</text:span><text:span text:style-name="T1">ч</text:span><text:span text:style-name="T3"> t</text:span><text:span text:style-name="T1">о</text:span><text:span text:style-name="T3">w – </text:span><text:span text:style-name="T1">сущ</text:span><text:span text:style-name="T3">. – </text:span><text:span text:style-name="T1">буква</text:span><text:span text:style-name="T3">, </text:span><text:span text:style-name="T1">письменный</text:span><text:span text:style-name="T3"> </text:span><text:span text:style-name="T1">знак</text:span></text:p>
      <text:p text:style-name="P3">Tê – сущ. – путь, дорога</text:p>
      <text:p text:style-name="P3">Thafn – сущ. – деревянный столб</text:p>
      <text:p text:style-name="P3">Thala – прил. – постоянный, устойчивый</text:p>
      <text:p text:style-name="P3">Thalion мн.ч thelyn – сущ. – герой, неустрашимый человек</text:p>
      <text:p text:style-name="P5"><text:span text:style-name="T3">Thamas – </text:span><text:span text:style-name="T1">сущ</text:span><text:span text:style-name="T3">. – </text:span><text:span text:style-name="T1">большой</text:span><text:span text:style-name="T3"> </text:span><text:span text:style-name="T1">зал</text:span></text:p>
      <text:p text:style-name="P7">Thambas → thamas</text:p>
      <text:p text:style-name="P7">Thamb → tham</text:p>
      <text:p text:style-name="P5"><text:span text:style-name="T3">Tham – </text:span><text:span text:style-name="T1">сущ</text:span><text:span text:style-name="T3">. – </text:span><text:span text:style-name="T1">зал</text:span></text:p>
      <text:p text:style-name="P5"><text:span text:style-name="T3">Thanc – </text:span><text:span text:style-name="T1">сущ</text:span><text:span text:style-name="T3">. – </text:span><text:span text:style-name="T1">расселина</text:span><text:span text:style-name="T3">, </text:span><text:span text:style-name="T1">щель</text:span></text:p>
      <text:p text:style-name="P5"><text:span text:style-name="T3">Thand – </text:span><text:span text:style-name="T1">сущ</text:span><text:span text:style-name="T3">. – </text:span><text:span text:style-name="T1">щит</text:span><text:span text:style-name="T3">, </text:span><text:span text:style-name="T1">защита</text:span></text:p>
      <text:p text:style-name="P5"><text:span text:style-name="T3">Thangail – </text:span><text:span text:style-name="T1">сущ</text:span><text:span text:style-name="T3">. – </text:span><text:span text:style-name="T1">боевое</text:span><text:span text:style-name="T3"> </text:span><text:span text:style-name="T1">построение</text:span><text:span text:style-name="T3"> Dûnedain</text:span></text:p>
      <text:p text:style-name="P3">Thang – сущ. – принуждение, угнетение</text:p>
      <text:p text:style-name="P3">Tharas – сущ. – пучок травы</text:p>
      <text:p text:style-name="P3">Tharbad – сущ. – перекресток</text:p>
      <text:p text:style-name="P3">Tharn – прил. – бесплодный, засохший</text:p>
      <text:p text:style-name="P3">Thar- – префикс – поперек, через</text:p>
      <text:p text:style-name="P3">Thâr – сущ. – густая трава</text:p>
      <text:p text:style-name="P3">Thaun → thôn</text:p>
      <text:p text:style-name="P3">Thaur – прил. – отвратительный, ненавистный</text:p>
      <text:p text:style-name="P3">Thavron – сущ. – плотник, строитель</text:p>
      <text:p text:style-name="P3">Thaw – прил. – испорченный, искаженный</text:p>
      <text:p text:style-name="P3">Thela – сущ. – остриё, конец копья</text:p>
      <text:p text:style-name="P3">Thelion – сущ. – оставшийся твердым в своих намерениях</text:p>
      <text:p text:style-name="P3">Thelyn – мн.ч от thalion</text:p>
      <text:p text:style-name="P3">Thel- – гл. – намереваться, решать(ся)</text:p>
      <text:p text:style-name="P3">Thкl мн.ч thelei – сущ.ж.р – сестра</text:p>
      <text:p text:style-name="P3">Thenid – прил. – постоянный, неизменный, устойчивый</text:p>
      <text:p text:style-name="P3">Thenin – прил. – постоянный, неизменный, устойчивый</text:p>
      <text:p text:style-name="P3">Thent – прил. – короткий</text:p>
      <text:p text:style-name="P3">Therein → theryn</text:p>
      <text:p text:style-name="P3">Theryn – мн.ч от thoron</text:p>
      <text:p text:style-name="P3">Thia – 3е лицо от thia- – кажется</text:p>
      <text:p text:style-name="P3">Thia- – гл. – выглядеть, казаться</text:p>
      <text:p text:style-name="P3">Thilia- – гл. – блестеть, сверкать</text:p>
      <text:p text:style-name="P3">Thilio – инфинитив от thilia-</text:p>
      <text:p text:style-name="P3">Thind – прил. – бледный</text:p>
      <text:p text:style-name="P3">Thinnas – сущ. – название знака обозначающего кор.гл</text:p>
      <text:p text:style-name="P3">Thinna- – гл. – блекнуть, вечереть</text:p>
      <text:p text:style-name="P3">Thinn → thind</text:p>
      <text:p text:style-name="P3">Thin – сущ. – вечер</text:p>
      <text:p text:style-name="P3">Thio – инфинитив от thia-</text:p>
      <text:p text:style-name="P3">Thоr – сущ. – выражение лица, лицо, наружность</text:p>
      <text:p text:style-name="P7">Thlaew → lhaew</text:p>
      <text:p text:style-name="P7">Thlein → lhain</text:p>
      <text:p text:style-name="P7">Thlê → lhê</text:p>
      <text:p text:style-name="P7">Thlind → lhind II</text:p>
      <text:p text:style-name="P7"><text:soft-page-break/>Thling → lhing</text:p>
      <text:p text:style-name="P7">Thlingril → lhingril</text:p>
      <text:p text:style-name="P5"><text:span text:style-name="T3">Thl</text:span><text:span text:style-name="T1">о</text:span><text:span text:style-name="T3">n → lh</text:span><text:span text:style-name="T1">о</text:span><text:span text:style-name="T3">n II</text:span></text:p>
      <text:p text:style-name="P7">Thlinn → lhind</text:p>
      <text:p text:style-name="P5"><text:span text:style-name="T3">Thliw → lh</text:span><text:span text:style-name="T1">о</text:span><text:span text:style-name="T3">w</text:span></text:p>
      <text:p text:style-name="P7">Thloew → lhaew</text:p>
      <text:p text:style-name="P7">Thloss → lhoss</text:p>
      <text:p text:style-name="P5"><text:span text:style-name="T3">Thôl – </text:span><text:span text:style-name="T1">сущ</text:span><text:span text:style-name="T3">. – </text:span><text:span text:style-name="T1">шлем</text:span></text:p>
      <text:p text:style-name="P5"><text:span text:style-name="T3">Thond – </text:span><text:span text:style-name="T1">сущ</text:span><text:span text:style-name="T3">. – </text:span><text:span text:style-name="T1">корень</text:span></text:p>
      <text:p text:style-name="P5"><text:span text:style-name="T3">Thoniel – </text:span><text:span text:style-name="T1">сущ</text:span><text:span text:style-name="T3">.</text:span><text:span text:style-name="T1">ж</text:span><text:span text:style-name="T3">.</text:span><text:span text:style-name="T1">р</text:span><text:span text:style-name="T3"> – </text:span><text:span text:style-name="T1">возжигательница</text:span></text:p>
      <text:p text:style-name="P3">Thôn – сущ. – сосна</text:p>
      <text:p text:style-name="P3">Thora- – гл. – огораживать, защищать</text:p>
      <text:p text:style-name="P3">Thoren – прич.пр.вр – защищавший</text:p>
      <text:p text:style-name="P3">Thôr I – сущ. – орел</text:p>
      <text:p text:style-name="P3">Thôr II – прил. – падающий, прыгающий вниз</text:p>
      <text:p text:style-name="P3">Thуrod – сущ. – поток</text:p>
      <text:p text:style-name="P3">Thoronath – кол.мн.ч – орлы</text:p>
      <text:p text:style-name="P3">Thoron мн.ч theryn – сущ. – орел</text:p>
      <text:p text:style-name="P5"><text:span text:style-name="T3">Thoro – </text:span><text:span text:style-name="T1">инфинитив</text:span><text:span text:style-name="T3"> </text:span><text:span text:style-name="T1">от</text:span><text:span text:style-name="T3"> thora-</text:span></text:p>
      <text:p text:style-name="P7">Thribi → rhibi</text:p>
      <text:p text:style-name="P7">Thross → rhoss II</text:p>
      <text:p text:style-name="P5"><text:span text:style-name="T3">Thuia- – </text:span><text:span text:style-name="T1">гл</text:span><text:span text:style-name="T3">. – </text:span><text:span text:style-name="T1">дышать</text:span></text:p>
      <text:p text:style-name="P5"><text:span text:style-name="T3">Thuio – </text:span><text:span text:style-name="T1">инфинитив</text:span><text:span text:style-name="T3"> </text:span><text:span text:style-name="T1">от</text:span><text:span text:style-name="T3"> thuia-</text:span></text:p>
      <text:p text:style-name="P5"><text:span text:style-name="T3">Thû</text:span><text:span text:style-name="T3">l – </text:span><text:span text:style-name="T1">сущ</text:span><text:span text:style-name="T3">. – </text:span><text:span text:style-name="T1">дыхание</text:span></text:p>
      <text:p text:style-name="P3">Thurin – прил. – тайный, скрытый</text:p>
      <text:p text:style-name="P3">Thû – сущ. – вонь, зловоние</text:p>
      <text:p text:style-name="P5"><text:span text:style-name="T3">Tilch – </text:span><text:span text:style-name="T1">мн</text:span><text:span text:style-name="T3">.</text:span><text:span text:style-name="T1">ч</text:span><text:span text:style-name="T3"> </text:span><text:span text:style-name="T1">от</text:span><text:span text:style-name="T3"> telch</text:span></text:p>
      <text:p text:style-name="P7">Tild → till</text:p>
      <text:p text:style-name="P3">Till – сущ. – острие, кончик</text:p>
      <text:p text:style-name="P3">Tinc – сущ. – металл</text:p>
      <text:p text:style-name="P3">Tindu → tinnu</text:p>
      <text:p text:style-name="P3">Tinna- – гл. – сверкать, блестеть</text:p>
      <text:p text:style-name="P3">Tinno – инфинитив от tinna-</text:p>
      <text:p text:style-name="P3">Tinnu – сущ. – 1. сумерки, ранняя ночь(без луны)</text:p>
      <text:p text:style-name="P3">Tinnu – сущ. – 2. звездные сумерки</text:p>
      <text:p text:style-name="P3">Tinu – сущ. – искра, маленькая звезда</text:p>
      <text:p text:style-name="P3">Tinw . tinu</text:p>
      <text:p text:style-name="P3">Tín – мест. – его</text:p>
      <text:p text:style-name="P3">Tírad – герундий от tíra-</text:p>
      <text:p text:style-name="P3">Tíra- – гл. – смотреть, видеть</text:p>
      <text:p text:style-name="P3">Tiriant – пр.вр от tiria-</text:p>
      <text:p text:style-name="P3">Tiria- пр.вр tiriant – гл. – сторожить, всматриваться</text:p>
      <text:p text:style-name="P3">Tíriel – завершенное причастие от tiria-</text:p>
      <text:p text:style-name="P3">Tiriel – прич. наст. вр. – вглядывающийся</text:p>
      <text:p text:style-name="P3">Tirio – инфинитив от tiria-</text:p>
      <text:p text:style-name="P3">Tirith – сущ. – страж(только в значении Minas Tirith – Крепость Страж), охрана, стража</text:p>
      <text:p text:style-name="P3">Tiri – инфинитив от tir-</text:p>
      <text:p text:style-name="P3">Tirnen – прич. пр. вр – охранявший</text:p>
      <text:p text:style-name="P3">Tirn – сущ. – сторож</text:p>
      <text:p text:style-name="P3">Tiro – повелит. накл. – смотри!</text:p>
      <text:p text:style-name="P3">Tir- – гл. – сторожить, всматриваться, вглядываться</text:p>
      <text:p text:style-name="P3"><text:soft-page-break/>Tîr – прил. – прямой, правильный, правый</text:p>
      <text:p text:style-name="P3">Tithen мн.ч tithin – прил. – маленький</text:p>
      <text:p text:style-name="P3">Tithin – мн.ч от tithen</text:p>
      <text:p text:style-name="P3">Tîw – мн.ч от tкw</text:p>
      <text:p text:style-name="P3">Tî – сущ. – линия, черта, ряд</text:p>
      <text:p text:style-name="P3">Tobas – сущ. -- кровля</text:p>
      <text:p text:style-name="P3">Toba- – гл. – покрывать, крыть</text:p>
      <text:p text:style-name="P3">Tobo – инфинитив от toba-</text:p>
      <text:p text:style-name="P3">Tofn – прил. – глубокий, низкий</text:p>
      <text:p text:style-name="P3">Tôg – 3е лицо от tog- – (он) руководит</text:p>
      <text:p text:style-name="P3">Tog- – гл. – руководить, возглавлять</text:p>
      <text:p text:style-name="P3">Tôl – 3е лицо от tol- – (он)подходит</text:p>
      <text:p text:style-name="P3">Toll → tol</text:p>
      <text:p text:style-name="P3">Tolog – прил. -- рослый, дюжий, крепкий</text:p>
      <text:p text:style-name="P3">Tolothen – восьмой</text:p>
      <text:p text:style-name="P3">Toloth – восемь</text:p>
      <text:p text:style-name="P3">Toltha- – гл. – призывать</text:p>
      <text:p text:style-name="P3">Toltho – инфинитив от toltha-</text:p>
      <text:p text:style-name="P3">Tol- – гл. – приходить, подходить</text:p>
      <text:p text:style-name="P3">Tol мн.ч tyl – сущ. – остров</text:p>
      <text:p text:style-name="P3">Tond – прил. – высокий</text:p>
      <text:p text:style-name="P3">Tong – прил. – упругий, туго натянутый</text:p>
      <text:p text:style-name="P7">Tonn → tond</text:p>
      <text:p text:style-name="P5"><text:span text:style-name="T3">Torech – </text:span><text:span text:style-name="T1">сущ</text:span><text:span text:style-name="T3">. – </text:span><text:span text:style-name="T1">нора</text:span><text:span text:style-name="T3">, </text:span><text:span text:style-name="T1">берлога</text:span></text:p>
      <text:p text:style-name="P3">Torog – сущ. – тролль</text:p>
      <text:p text:style-name="P3">Tortha- – гл. – владеть, управлять, контролировать</text:p>
      <text:p text:style-name="P3">Tortho – инфинитив от tortha-</text:p>
      <text:p text:style-name="P3">Tôr мн.ч teryn – сущ.м.р. – брат</text:p>
      <text:p text:style-name="P3">Toss – сущ. – кустарник</text:p>
      <text:p text:style-name="P3">Trannail – прил. – окружной</text:p>
      <text:p text:style-name="P3">Trann – сущ. – округ, удел</text:p>
      <text:p text:style-name="P3">Trasta- – гл. – беспокоить, создавать проблемы</text:p>
      <text:p text:style-name="P3">Trenarn – сущ. – рассказ, история</text:p>
      <text:p text:style-name="P3">Trenar- – гл. – излагать события, рассказывать</text:p>
      <text:p text:style-name="P5"><text:span text:style-name="T3">Treneri – </text:span><text:span text:style-name="T1">инфинитив</text:span><text:span text:style-name="T3"> </text:span><text:span text:style-name="T1">от</text:span><text:span text:style-name="T3"> trenar-</text:span></text:p>
      <text:p text:style-name="P7">Trener → trenor</text:p>
      <text:p text:style-name="P5"><text:span text:style-name="T3">Trenor – </text:span><text:span text:style-name="T1">пр</text:span><text:span text:style-name="T3">.</text:span><text:span text:style-name="T1">вр</text:span><text:span text:style-name="T3">. </text:span><text:span text:style-name="T1">от</text:span><text:span text:style-name="T3"> trenar-</text:span></text:p>
      <text:p text:style-name="P3">Trevad- – гл. – переходить, пересекать, переправляться</text:p>
      <text:p text:style-name="P3">Trevant – пр.вр от trevad-</text:p>
      <text:p text:style-name="P3">Trevedi – инфинитив от trevad-</text:p>
      <text:p text:style-name="P3">Tre- – префикс – через, сквозь</text:p>
      <text:p text:style-name="P3">Tri → tre-</text:p>
      <text:p text:style-name="P3">Trîw – прил. – тонкий, стройный, грациозный</text:p>
      <text:p text:style-name="P3">Trî – префикс – через</text:p>
      <text:p text:style-name="P3">Tûg – прил. – толстый, полный</text:p>
      <text:p text:style-name="P3">Tuia- – гл. – 1. давать ростки, прорастать</text:p>
      <text:p text:style-name="P3">Tuia- – гл. – 2. пухнуть, распухать</text:p>
      <text:p text:style-name="P3">Tuilind → tuilinn</text:p>
      <text:p text:style-name="P3">Tuilinn – сущ. – ласточка(птица)</text:p>
      <text:p text:style-name="P3">Tuilin → tuilinn</text:p>
      <text:p text:style-name="P3">Tuio – инфинитив от tuia-</text:p>
      <text:p text:style-name="P3">Tui → tuiw</text:p>
      <text:p text:style-name="P3"><text:soft-page-break/>Tuiw – сущ. – росток, побег</text:p>
      <text:p text:style-name="P3">Tulus – сущ. – тополь(дерево такое)</text:p>
      <text:p text:style-name="P3">Tulu – сущ. – поддержка, опора</text:p>
      <text:p text:style-name="P3">Tump – сущ. – бугор(ок)</text:p>
      <text:p text:style-name="P3">Tum – сущ. – глубокое ущелье, между или под холмами</text:p>
      <text:p text:style-name="P3">Tunn . tund</text:p>
      <text:p text:style-name="P3">Tûr – сущ. – господство, власть, победа</text:p>
      <text:p text:style-name="P3">Tû – сущ. – мышцы, физическая сила</text:p>
      <text:p text:style-name="P3">Tyll – мн.ч от tol</text:p>
      <text:p text:style-name="P3">Tylys – мн.ч от tulus</text:p>
      <text:p text:style-name="P3">Tyrn – сущ.мн.ч – холм</text:p>
      <text:p text:style-name="P6"/>
      <text:p text:style-name="P9">U</text:p>
      <text:p text:style-name="P3">Ú – префикс – означает отрицание</text:p>
      <text:p text:style-name="P3">Uanui – прил. – мерзкий, противный, отвратительный</text:p>
      <text:p text:style-name="P3">Úan – сущ. – чудовище, монстр</text:p>
      <text:p text:style-name="P3">Ubed – сущ. – отказ, отречение</text:p>
      <text:p text:style-name="P3">Ui – стены внешнего Моря огораживающие мир</text:p>
      <text:p text:style-name="P3">Uial – сущ. – сумерки</text:p>
      <text:p text:style-name="P3">Uidafnen – прил. – вечнозакрытый</text:p>
      <text:p text:style-name="P3">Uidavnen → uidafnen</text:p>
      <text:p text:style-name="P3">Uilos – сущ. и прил. – 1. вечнобелый, всегда белый, как снег. 2 как сущ.</text:p>
      <text:p text:style-name="P3">Маленький, белый долгоживущий цветок, так же называется simbelmynл, alfirin</text:p>
      <text:p text:style-name="P3">Uil – сущ. – морская водоросль</text:p>
      <text:p text:style-name="P3">Uin – пред. – указывает на принадлежность лицу или предмету</text:p>
      <text:p text:style-name="P3">Uirandir(uirrandir) – имя собст. – Вечный Странник</text:p>
      <text:p text:style-name="P3">Uireb – прил. – вечный</text:p>
      <text:p text:style-name="P3">Uir – сущ. – вечность</text:p>
      <text:p text:style-name="P3">Uluithiad – прил. – неугасимый</text:p>
      <text:p text:style-name="P3">Ulund → ulunn</text:p>
      <text:p text:style-name="P3">Ulunn – сущ. – чудовище, искаженное создание</text:p>
      <text:p text:style-name="P3">Ulun → ulunn</text:p>
      <text:p text:style-name="P3">Ûl – прил. – пахучий, благоухающий</text:p>
      <text:p text:style-name="P3">Um – прил. – злой, плохой</text:p>
      <text:p text:style-name="P3">Ungol – сущ. – паук</text:p>
      <text:p text:style-name="P3">Ûn – прил. – крича, создание</text:p>
      <text:p text:style-name="P3">Ûr I – сущ. – огонь, пламя</text:p>
      <text:p text:style-name="P3">Ûr II – сущ. – ?</text:p>
      <text:p text:style-name="P3">Urug – сущ. – орк(редкоиспользуемое)</text:p>
      <text:p text:style-name="P3">Urui – прил. и сущ. – 1. жаркий 2. август(месяц)</text:p>
      <text:p text:style-name="P6"/>
      <text:p text:style-name="P9">Y</text:p>
      <text:p text:style-name="P3">Ylf I – сущ. – головня</text:p>
      <text:p text:style-name="P3">Ylf II – сущ. – питьевой сосуд</text:p>
      <text:p text:style-name="P3">Yrch – мн.ч от orch</text:p>
      <text:p text:style-name="P3">Yrn – мн.ч от orn</text:p>
      <text:p text:style-name="P3">Yr – сущ. – ход, течение(событий)</text:p>
      <text:p text:style-name="P3"/>
      <text:p text:style-name="P3">Примечания.</text:p>
      <text:p text:style-name="P3"><text:soft-page-break/>1. Некоторые считают, что слово сие родственно слову из Quenya nai, что значит “это может быть”. Другие думают, что это местоимение “они”. Из контекста “Письма Короля” где оно встречается нельзя судить о его значении.</text:p>
      <text:p text:style-name="P3">2. Либо “песня о море”, либо “святая песнь”</text:p>
      <text:p text:style-name="P3">4. символ, используемый в тенгвар для показания удлинения звука</text:p>
      <text:p text:style-name="P3">5. “последыш” – эльфийское название людей</text:p>
      <text:p text:style-name="P3">6. редуцированная форма CS aran, использовалась в именах королей Арнор и Артэдайн</text:p>
      <text:p text:style-name="P3">7. название лекарственной травы привезенной в Среднеземье из Nûmenore</text:p>
      <text:p text:style-name="P3">8. Используется в отр.нар. перед приказом avo garo “не делай это!” иногда используется, как преф. Avgaro</text:p>
      <text:p text:style-name="P3">9. буквально, «ночной певец» или «певец сумерек»</text:p>
      <text:p text:style-name="P3">10. Название диакритического знака используемого для обозначения лениции g в ноль</text:p>
      <text:p text:style-name="P3">11. Ñoldo, эльф из народа мудрых</text:p>
      <text:p text:style-name="P3">12. а вот попробуйте образовать сущ. от глагола висеть… оно и будет</text:p>
      <text:p text:style-name="P3">13. Как мне кажется, слово означает не любую скорбь, а только свежую, когда причина скорби ещё вот только-только произошла, или такую, которая не смягчается со временем</text:p>
      <text:p text:style-name="P3">14. Предлог используется для обозначения движения от или к точке, где находится говорящий</text:p>
      <text:p text:style-name="P2"/>
      <text:p text:style-name="P2"><draw:frame draw:style-name="fr1" draw:name="Графический объект1" text:anchor-type="paragraph" svg:x="8.216cm" svg:y="0.009cm" svg:width="3.104cm" svg:height="1.094cm" draw:z-index="0"><draw:image xlink:href="Pictures/10000201000000580000001F5DE9F6E5.png" xlink:type="simple" xlink:show="embed" xlink:actuate="onLoad"/>
    </draw:frame></text:p>
      <text:p text:style-name="P2"/>
      <text:p text:style-name="P2"/>
      <text:p text:style-name="P2">© Эргил Осин, 2009</text:p>
      <text:p text:style-name="P1"><text:span text:style-name="T5">Словарь распространяется на условиях лицензии расположенной по адресу: </text:span><text:a xlink:type="simple" xlink:href="http://creativecommons.org/licenses/by-nc-sa/3.0/"><text:span text:style-name="T5">http://creativecommons.org/licenses/by-nc-sa/3.0/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AAAA+TimesNewRomanPSMT" svg:font-family="BAAAAA+TimesNewRomanPSMT"/>
    <style:font-face style:name="Tahoma2" svg:font-family="Tahoma"/>
    <style:font-face style:name="DejaVu Serif" svg:font-family="'DejaVu Serif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horndale AMT" fo:font-size="12pt" fo:language="ru" fo:country="RU" style:font-name-asian="Andale Sans UI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title>Синдарино-русский словарь</dc:title>
    <meta:initial-creator>Галина</meta:initial-creator>
    <meta:creation-date>2005-05-25T10:59:00</meta:creation-date>
    <dc:date>2009-06-25T14:55:24</dc:date>
    <meta:editing-cycles>45</meta:editing-cycles>
    <meta:editing-duration>PT06H47M00S</meta:editing-duration>
    <meta:document-statistic meta:table-count="0" meta:image-count="1" meta:object-count="0" meta:page-count="46" meta:paragraph-count="2312" meta:word-count="13357" meta:character-count="66241"/>
    <meta:user-defined meta:name="Info 1"/>
    <meta:user-defined meta:name="Info 2"/>
    <meta:user-defined meta:name="Info 3"/>
    <meta:user-defined meta:name="Info 4"/>
  </office:meta>
</office:document-meta>
</file>